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5008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8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ext-properties fo:color="#c9211e" fo:font-weight="bold" style:font-weight-asian="bold" style:font-weight-complex="bold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6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>
      <style:text-properties fo:color="#c9211e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158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3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ext-properties fo:color="#c9211e"/>
    </style:style>
    <style:style style:name="ce9" style:family="table-cell" style:parent-style-name="Default" style:data-style-name="N0"/>
    <style:style style:name="ce36" style:family="table-cell" style:parent-style-name="Default">
      <style:text-properties fo:color="#c9211e"/>
    </style:style>
    <style:style style:name="ce33" style:family="table-cell" style:parent-style-name="Default" style:data-style-name="N131"/>
    <style:style style:name="ce34" style:family="table-cell" style:parent-style-name="Default" style:data-style-name="N13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57">
      <style:text-properties fo:color="#c9211e" fo:font-weight="bold" style:font-weight-asian="bold" style:font-weight-complex="bold"/>
    </style:style>
    <style:style style:name="ce35" style:family="table-cell" style:parent-style-name="Default" style:data-style-name="N15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ize circuit" table:style-name="ta1">
        <table:shapes>
          <draw:frame draw:z-index="0" draw:style-name="gr1" draw:text-style-name="P1" svg:width="6.2988in" svg:height="3.5429in" svg:x="2.3185in" svg:y="3.3098in">
            <draw:object draw:notify-on-update-of-ranges="'size circuit'.A22:'size circuit'.A32 'size circuit'.B21:'size circuit'.B21 'size circuit'.B22:'size circuit'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t from ‘data fit’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b, C = </text:p>
          </table:table-cell>
          <table:table-cell/>
          <table:table-cell table:style-name="ce8" table:formula="of:=[$'data fit'.K31]" office:value-type="float" office:value="-58.9634704927756" calcext:value-type="float">
            <text:p>-58.96</text:p>
          </table:table-cell>
          <table:table-cell office:value-type="string" calcext:value-type="string">
            <text:p>* log10(Rmeas) + </text:p>
          </table:table-cell>
          <table:table-cell table:style-name="ce14" table:formula="of:=[$'data fit'.K30]" office:value-type="float" office:value="262.794697248015" calcext:value-type="float">
            <text:p>262.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sense=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ref=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 data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T, C</text:p>
          </table:table-cell>
          <table:table-cell table:style-name="ce10" office:value-type="string" calcext:value-type="string">
            <text:p>log10(Rprobe)</text:p>
          </table:table-cell>
          <table:table-cell table:style-name="ce10" office:value-type="string" calcext:value-type="string">
            <text:p>Rprobe</text:p>
          </table:table-cell>
          <table:table-cell table:style-name="ce10" office:value-type="string" calcext:value-type="string">
            <text:p>Rtotal</text:p>
          </table:table-cell>
          <table:table-cell table:style-name="ce10" office:value-type="string" calcext:value-type="string">
            <text:p>I, A</text:p>
          </table:table-cell>
          <table:table-cell table:style-name="ce10" office:value-type="string" calcext:value-type="string">
            <text:p>Vtb high, V</text:p>
          </table:table-cell>
          <table:table-cell table:style-name="ce10" office:value-type="string" calcext:value-type="string">
            <text:p>Vtb lo *****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table:formula="of:=([.A7]-[.$F$2])/[.$D$2]" office:value-type="float" office:value="4.45690687898388" calcext:value-type="float">
            <text:p>4.4569</text:p>
          </table:table-cell>
          <table:table-cell table:style-name="ce11" table:formula="of:=10^[.B7]" office:value-type="float" office:value="28635.6390138476" calcext:value-type="float">
            <text:p>28635.6390</text:p>
          </table:table-cell>
          <table:table-cell table:style-name="ce12" table:formula="of:=[.C7]+[.$D$3]" office:value-type="float" office:value="43635.6390138476" calcext:value-type="float">
            <text:p>43636</text:p>
          </table:table-cell>
          <table:table-cell table:style-name="ce13" table:formula="of:=[.$D$4]/[.D7]" office:value-type="float" office:value="0.0000756262558445118" calcext:value-type="float">
            <text:p>.000076</text:p>
          </table:table-cell>
          <table:table-cell table:style-name="ce15" table:formula="of:=[.E7]*[.$D$3]" office:value-type="float" office:value="1.13439383766768" calcext:value-type="float">
            <text:p>1.134</text:p>
          </table:table-cell>
          <table:table-cell table:style-name="ce15" table:formula="of:=[.$D$4]-[.F7]" office:value-type="float" office:value="2.16560616233232" calcext:value-type="float">
            <text:p>2.166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1" table:formula="of:=([.A8]-[.$F$2])/[.$D$2]" office:value-type="float" office:value="4.37210861391886" calcext:value-type="float">
            <text:p>4.3721</text:p>
          </table:table-cell>
          <table:table-cell table:style-name="ce11" table:formula="of:=10^[.B8]" office:value-type="float" office:value="23556.3833839916" calcext:value-type="float">
            <text:p>23556.3834</text:p>
          </table:table-cell>
          <table:table-cell table:style-name="ce12" table:formula="of:=[.C8]+[.$D$3]" office:value-type="float" office:value="38556.3833839916" calcext:value-type="float">
            <text:p>38556</text:p>
          </table:table-cell>
          <table:table-cell table:style-name="ce13" table:formula="of:=[.$D$4]/[.D8]" office:value-type="float" office:value="0.0000855889404131754" calcext:value-type="float">
            <text:p>.000086</text:p>
          </table:table-cell>
          <table:table-cell table:style-name="ce15" table:formula="of:=[.E8]*[.$D$3]" office:value-type="float" office:value="1.28383410619763" calcext:value-type="float">
            <text:p>1.284</text:p>
          </table:table-cell>
          <table:table-cell table:style-name="ce15" table:formula="of:=[.$D$4]-[.F8]" office:value-type="float" office:value="2.01616589380237" calcext:value-type="float">
            <text:p>2.016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1" table:formula="of:=([.A9]-[.$F$2])/[.$D$2]" office:value-type="float" office:value="4.28731034885384" calcext:value-type="float">
            <text:p>4.2873</text:p>
          </table:table-cell>
          <table:table-cell table:style-name="ce11" table:formula="of:=10^[.B9]" office:value-type="float" office:value="19378.0623461993" calcext:value-type="float">
            <text:p>19378.0623</text:p>
          </table:table-cell>
          <table:table-cell table:style-name="ce12" table:formula="of:=[.C9]+[.$D$3]" office:value-type="float" office:value="34378.0623461993" calcext:value-type="float">
            <text:p>34378</text:p>
          </table:table-cell>
          <table:table-cell table:style-name="ce13" table:formula="of:=[.$D$4]/[.D9]" office:value-type="float" office:value="0.0000959914484640767" calcext:value-type="float">
            <text:p>.000096</text:p>
          </table:table-cell>
          <table:table-cell table:style-name="ce15" table:formula="of:=[.E9]*[.$D$3]" office:value-type="float" office:value="1.43987172696115" calcext:value-type="float">
            <text:p>1.440</text:p>
          </table:table-cell>
          <table:table-cell table:style-name="ce15" table:formula="of:=[.$D$4]-[.F9]" office:value-type="float" office:value="1.86012827303885" calcext:value-type="float">
            <text:p>1.860</text:p>
          </table:table-cell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1" table:formula="of:=([.A10]-[.$F$2])/[.$D$2]" office:value-type="float" office:value="4.20251208378882" calcext:value-type="float">
            <text:p>4.2025</text:p>
          </table:table-cell>
          <table:table-cell table:style-name="ce11" table:formula="of:=10^[.B10]" office:value-type="float" office:value="15940.8723390184" calcext:value-type="float">
            <text:p>15940.8723</text:p>
          </table:table-cell>
          <table:table-cell table:style-name="ce12" table:formula="of:=[.C10]+[.$D$3]" office:value-type="float" office:value="30940.8723390184" calcext:value-type="float">
            <text:p>30941</text:p>
          </table:table-cell>
          <table:table-cell table:style-name="ce13" table:formula="of:=[.$D$4]/[.D10]" office:value-type="float" office:value="0.000106655040744875" calcext:value-type="float">
            <text:p>.000107</text:p>
          </table:table-cell>
          <table:table-cell table:style-name="ce15" table:formula="of:=[.E10]*[.$D$3]" office:value-type="float" office:value="1.59982561117313" calcext:value-type="float">
            <text:p>1.600</text:p>
          </table:table-cell>
          <table:table-cell table:style-name="ce15" table:formula="of:=[.$D$4]-[.F10]" office:value-type="float" office:value="1.70017438882687" calcext:value-type="float">
            <text:p>1.700</text:p>
          </table:table-cell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1" table:formula="of:=([.A11]-[.$F$2])/[.$D$2]" office:value-type="float" office:value="4.11771381872379" calcext:value-type="float">
            <text:p>4.1177</text:p>
          </table:table-cell>
          <table:table-cell table:style-name="ce11" table:formula="of:=10^[.B11]" office:value-type="float" office:value="13113.3550088265" calcext:value-type="float">
            <text:p>13113.3550</text:p>
          </table:table-cell>
          <table:table-cell table:style-name="ce12" table:formula="of:=[.C11]+[.$D$3]" office:value-type="float" office:value="28113.3550088265" calcext:value-type="float">
            <text:p>28113</text:p>
          </table:table-cell>
          <table:table-cell table:style-name="ce13" table:formula="of:=[.$D$4]/[.D11]" office:value-type="float" office:value="0.000117381934634409" calcext:value-type="float">
            <text:p>.000117</text:p>
          </table:table-cell>
          <table:table-cell table:style-name="ce15" table:formula="of:=[.E11]*[.$D$3]" office:value-type="float" office:value="1.76072901951613" calcext:value-type="float">
            <text:p>1.761</text:p>
          </table:table-cell>
          <table:table-cell table:style-name="ce15" table:formula="of:=[.$D$4]-[.F11]" office:value-type="float" office:value="1.53927098048387" calcext:value-type="float">
            <text:p>1.539</text:p>
          </table:table-cell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1" table:formula="of:=([.A12]-[.$F$2])/[.$D$2]" office:value-type="float" office:value="4.03291555365877" calcext:value-type="float">
            <text:p>4.0329</text:p>
          </table:table-cell>
          <table:table-cell table:style-name="ce11" table:formula="of:=10^[.B12]" office:value-type="float" office:value="10787.3694695244" calcext:value-type="float">
            <text:p>10787.3695</text:p>
          </table:table-cell>
          <table:table-cell table:style-name="ce12" table:formula="of:=[.C12]+[.$D$3]" office:value-type="float" office:value="25787.3694695244" calcext:value-type="float">
            <text:p>25787</text:p>
          </table:table-cell>
          <table:table-cell table:style-name="ce13" table:formula="of:=[.$D$4]/[.D12]" office:value-type="float" office:value="0.000127969624970858" calcext:value-type="float">
            <text:p>.000128</text:p>
          </table:table-cell>
          <table:table-cell table:style-name="ce15" table:formula="of:=[.E12]*[.$D$3]" office:value-type="float" office:value="1.91954437456287" calcext:value-type="float">
            <text:p>1.920</text:p>
          </table:table-cell>
          <table:table-cell table:style-name="ce15" table:formula="of:=[.$D$4]-[.F12]" office:value-type="float" office:value="1.38045562543713" calcext:value-type="float">
            <text:p>1.380</text:p>
          </table:table-cell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1" table:formula="of:=([.A13]-[.$F$2])/[.$D$2]" office:value-type="float" office:value="3.94811728859375" calcext:value-type="float">
            <text:p>3.9481</text:p>
          </table:table-cell>
          <table:table-cell table:style-name="ce11" table:formula="of:=10^[.B13]" office:value-type="float" office:value="8873.95635927664" calcext:value-type="float">
            <text:p>8873.9564</text:p>
          </table:table-cell>
          <table:table-cell table:style-name="ce12" table:formula="of:=[.C13]+[.$D$3]" office:value-type="float" office:value="23873.9563592766" calcext:value-type="float">
            <text:p>23874</text:p>
          </table:table-cell>
          <table:table-cell table:style-name="ce13" table:formula="of:=[.$D$4]/[.D13]" office:value-type="float" office:value="0.00013822593751696" calcext:value-type="float">
            <text:p>.000138</text:p>
          </table:table-cell>
          <table:table-cell table:style-name="ce15" table:formula="of:=[.E13]*[.$D$3]" office:value-type="float" office:value="2.0733890627544" calcext:value-type="float">
            <text:p>2.073</text:p>
          </table:table-cell>
          <table:table-cell table:style-name="ce15" table:formula="of:=[.$D$4]-[.F13]" office:value-type="float" office:value="1.2266109372456" calcext:value-type="float">
            <text:p>1.227</text:p>
          </table:table-cell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1" table:formula="of:=([.A14]-[.$F$2])/[.$D$2]" office:value-type="float" office:value="3.86331902352873" calcext:value-type="float">
            <text:p>3.8633</text:p>
          </table:table-cell>
          <table:table-cell table:style-name="ce11" table:formula="of:=10^[.B14]" office:value-type="float" office:value="7299.93551150871" calcext:value-type="float">
            <text:p>7299.9355</text:p>
          </table:table-cell>
          <table:table-cell table:style-name="ce12" table:formula="of:=[.C14]+[.$D$3]" office:value-type="float" office:value="22299.9355115087" calcext:value-type="float">
            <text:p>22300</text:p>
          </table:table-cell>
          <table:table-cell table:style-name="ce13" table:formula="of:=[.$D$4]/[.D14]" office:value-type="float" office:value="0.000147982490725003" calcext:value-type="float">
            <text:p>.000148</text:p>
          </table:table-cell>
          <table:table-cell table:style-name="ce15" table:formula="of:=[.E14]*[.$D$3]" office:value-type="float" office:value="2.21973736087504" calcext:value-type="float">
            <text:p>2.220</text:p>
          </table:table-cell>
          <table:table-cell table:style-name="ce15" table:formula="of:=[.$D$4]-[.F14]" office:value-type="float" office:value="1.08026263912496" calcext:value-type="float">
            <text:p>1.080</text:p>
          </table:table-cell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1" table:formula="of:=([.A15]-[.$F$2])/[.$D$2]" office:value-type="float" office:value="3.7785207584637" calcext:value-type="float">
            <text:p>3.7785</text:p>
          </table:table-cell>
          <table:table-cell table:style-name="ce11" table:formula="of:=10^[.B15]" office:value-type="float" office:value="6005.10711510078" calcext:value-type="float">
            <text:p>6005.1071</text:p>
          </table:table-cell>
          <table:table-cell table:style-name="ce12" table:formula="of:=[.C15]+[.$D$3]" office:value-type="float" office:value="21005.1071151008" calcext:value-type="float">
            <text:p>21005</text:p>
          </table:table-cell>
          <table:table-cell table:style-name="ce13" table:formula="of:=[.$D$4]/[.D15]" office:value-type="float" office:value="0.000157104649927141" calcext:value-type="float">
            <text:p>.000157</text:p>
          </table:table-cell>
          <table:table-cell table:style-name="ce15" table:formula="of:=[.E15]*[.$D$3]" office:value-type="float" office:value="2.35656974890711" calcext:value-type="float">
            <text:p>2.357</text:p>
          </table:table-cell>
          <table:table-cell table:style-name="ce15" table:formula="of:=[.$D$4]-[.F15]" office:value-type="float" office:value="0.94343025109289" calcext:value-type="float">
            <text:p>.943</text:p>
          </table:table-cell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1" table:formula="of:=([.A16]-[.$F$2])/[.$D$2]" office:value-type="float" office:value="3.69372249339868" calcext:value-type="float">
            <text:p>3.6937</text:p>
          </table:table-cell>
          <table:table-cell table:style-name="ce11" table:formula="of:=10^[.B16]" office:value-type="float" office:value="4939.94931968667" calcext:value-type="float">
            <text:p>4939.9493</text:p>
          </table:table-cell>
          <table:table-cell table:style-name="ce12" table:formula="of:=[.C16]+[.$D$3]" office:value-type="float" office:value="19939.9493196867" calcext:value-type="float">
            <text:p>19940</text:p>
          </table:table-cell>
          <table:table-cell table:style-name="ce13" table:formula="of:=[.$D$4]/[.D16]" office:value-type="float" office:value="0.000165496910102069" calcext:value-type="float">
            <text:p>.000165</text:p>
          </table:table-cell>
          <table:table-cell table:style-name="ce15" table:formula="of:=[.E16]*[.$D$3]" office:value-type="float" office:value="2.48245365153104" calcext:value-type="float">
            <text:p>2.482</text:p>
          </table:table-cell>
          <table:table-cell table:style-name="ce15" table:formula="of:=[.$D$4]-[.F16]" office:value-type="float" office:value="0.817546348468963" calcext:value-type="float">
            <text:p>.8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ange=</text:p>
          </table:table-cell>
          <table:table-cell table:style-name="ce16" table:formula="of:=MAX([.F7:.F16])-MIN([.F7:.F16])" office:value-type="float" office:value="1.34805981386336" calcext:value-type="float">
            <text:p>1.348</text:p>
          </table:table-cell>
          <table:table-cell table:style-name="ce16" table:formula="of:=MAX([.G7:.G16])-MIN([.G7:.G16])" office:value-type="float" office:value="1.34805981386336" calcext:value-type="float">
            <text:p>1.34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sense</text:p>
          </table:table-cell>
          <table:table-cell office:value-type="string" calcext:value-type="string">
            <text:p>Range, Vtb lo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44" calcext:value-type="float">
            <text:p>0.444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36" calcext:value-type="float">
            <text:p>0.736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072" calcext:value-type="float">
            <text:p>1.072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32" calcext:value-type="float">
            <text:p>1.3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355" calcext:value-type="float">
            <text:p>1.355</text:p>
          </table:table-cell>
          <table:table-cell table:number-columns-repeated="5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.363" calcext:value-type="float">
            <text:p>1.363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356" calcext:value-type="float">
            <text:p>1.356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348" calcext:value-type="float">
            <text:p>1.348</text:p>
          </table:table-cell>
          <table:table-cell table:number-columns-repeated="5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.339" calcext:value-type="float">
            <text:p>1.339</text:p>
          </table:table-cell>
          <table:table-cell table:number-columns-repeated="5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.322" calcext:value-type="float">
            <text:p>1.32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289" calcext:value-type="float">
            <text:p>1.289</text:p>
          </table:table-cell>
          <table:table-cell table:number-columns-repeated="5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office:value-type="string" calcext:value-type="string">
            <text:p>Range limits</text:p>
          </table:table-cell>
          <table:table-cell table:number-columns-repeated="6"/>
        </table:table-row>
        <table:table-row table:style-name="ro1">
          <table:table-cell table:style-name="ce10" office:value-type="float" office:value="-72.3" calcext:value-type="float">
            <text:p>-72.3</text:p>
          </table:table-cell>
          <table:table-cell table:style-name="ce11" table:formula="of:=([.A44]-[.$F$2])/[.$D$2]" office:value-type="float" office:value="5.6830897918241" calcext:value-type="float">
            <text:p>5.6831</text:p>
          </table:table-cell>
          <table:table-cell table:style-name="ce11" table:formula="of:=10^[.B44]" office:value-type="float" office:value="482047.452231863" calcext:value-type="float">
            <text:p>482047.4522</text:p>
          </table:table-cell>
          <table:table-cell table:style-name="ce12" table:formula="of:=[.C44]+[.$D$3]" office:value-type="float" office:value="497047.452231863" calcext:value-type="float">
            <text:p>497047</text:p>
          </table:table-cell>
          <table:table-cell table:style-name="ce13" table:formula="of:=[.$D$4]/[.D44]" office:value-type="float" office:value="0.00000663920514064041" calcext:value-type="float">
            <text:p>.000007</text:p>
          </table:table-cell>
          <table:table-cell table:style-name="ce15" table:formula="of:=[.E44]*[.$D$3]" office:value-type="float" office:value="0.0995880771096061" calcext:value-type="float">
            <text:p>.100</text:p>
          </table:table-cell>
          <table:table-cell table:style-name="ce15" table:formula="of:=[.$D$4]-[.F44]" office:value-type="float" office:value="3.20041192289039" calcext:value-type="float">
            <text:p>3.200</text:p>
          </table:table-cell>
        </table:table-row>
        <table:table-row table:style-name="ro1">
          <table:table-cell table:style-name="ce10" office:value-type="float" office:value="105.2" calcext:value-type="float">
            <text:p>105.2</text:p>
          </table:table-cell>
          <table:table-cell table:style-name="ce11" table:formula="of:=([.A45]-[.$F$2])/[.$D$2]" office:value-type="float" office:value="2.67275138201582" calcext:value-type="float">
            <text:p>2.6728</text:p>
          </table:table-cell>
          <table:table-cell table:style-name="ce11" table:formula="of:=10^[.B45]" office:value-type="float" office:value="470.70778596099" calcext:value-type="float">
            <text:p>470.7078</text:p>
          </table:table-cell>
          <table:table-cell table:style-name="ce12" table:formula="of:=[.C45]+[.$D$3]" office:value-type="float" office:value="15470.707785961" calcext:value-type="float">
            <text:p>15471</text:p>
          </table:table-cell>
          <table:table-cell table:style-name="ce13" table:formula="of:=[.$D$4]/[.D45]" office:value-type="float" office:value="0.000213306336442772" calcext:value-type="float">
            <text:p>.000213</text:p>
          </table:table-cell>
          <table:table-cell table:style-name="ce15" table:formula="of:=[.E45]*[.$D$3]" office:value-type="float" office:value="3.19959504664157" calcext:value-type="float">
            <text:p>3.200</text:p>
          </table:table-cell>
          <table:table-cell table:style-name="ce15" table:formula="of:=[.$D$4]-[.F45]" office:value-type="float" office:value="0.100404953358427" calcext:value-type="float">
            <text:p>.100</text:p>
          </table:table-cell>
        </table:table-row>
      </table:table>
      <table:table table:name="data fit" table:style-name="ta1">
        <table:shapes>
          <draw:frame draw:z-index="0" draw:style-name="gr1" draw:text-style-name="P1" svg:width="6.2988in" svg:height="3.5429in" svg:x="11.7in" svg:y="0in">
            <draw:object draw:notify-on-update-of-ranges="'data fit'.L34:'data fit'.L99 'data fit'.M33:'data fit'.M33 'data fit'.M34:'data fit'.M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4.387in" svg:y="5.5713in">
            <draw:object draw:notify-on-update-of-ranges="'data fit'.L33:'data fit'.L33 'data fit'.L34:'data fit'.L99 'data fit'.N33:'data fit'.N33 'data fit'.N34:'data fit'.N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meas by soc1a</text:p>
          </table:table-cell>
          <table:table-cell table:style-name="ce1" office:value-type="string" calcext:value-type="string">
            <text:p>Probe 1 bare ends</text:p>
          </table:table-cell>
          <table:table-cell table:style-name="ce1" office:value-type="string" calcext:value-type="string">
            <text:p>Probe 2 pinned ends</text:p>
          </table:table-cell>
          <table:table-cell table:style-name="ce1" table:number-columns-repeated="3"/>
          <table:table-cell table:style-name="ce4"/>
          <table:table-cell table:style-name="ce6" office:value-type="string" calcext:value-type="string">
            <text:p>stacked R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, C</text:p>
          </table:table-cell>
          <table:table-cell table:style-name="ce2" office:value-type="string" calcext:value-type="string">
            <text:p>Rbare</text:p>
          </table:table-cell>
          <table:table-cell table:style-name="ce2" office:value-type="string" calcext:value-type="string">
            <text:p>Rpinned</text:p>
          </table:table-cell>
          <table:table-cell table:style-name="ce2" office:value-type="string" calcext:value-type="string">
            <text:p>log10(Rbare)</text:p>
          </table:table-cell>
          <table:table-cell table:style-name="ce2" office:value-type="string" calcext:value-type="string">
            <text:p>log10(Rpinned)</text:p>
          </table:table-cell>
          <table:table-cell table:style-name="ce1"/>
          <table:table-cell table:style-name="ce5" office:value-type="string" calcext:value-type="string">
            <text:p>logR</text:p>
          </table:table-cell>
          <table:table-cell table:style-name="ce6" office:value-type="string" calcext:value-type="string">
            <text:p>T, C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2090" calcext:value-type="float">
            <text:p>2090</text:p>
          </table:table-cell>
          <table:table-cell table:style-name="ce1"/>
          <table:table-cell table:style-name="ce2" table:formula="of:=LOG10([.B5])" office:value-type="float" office:value="3.32014628611105" calcext:value-type="float">
            <text:p>3.32014628611105</text:p>
          </table:table-cell>
          <table:table-cell table:style-name="ce2" table:formula="of:=LOG10([.C5])" office:value-type="string" office:string-value="" calcext:value-type="error">
            <text:p>Err:502</text:p>
          </table:table-cell>
          <table:table-cell table:style-name="ce1"/>
          <table:table-cell table:style-name="ce5" office:value-type="float" office:value="4.42975228" calcext:value-type="float">
            <text:p>4.42975</text:p>
          </table:table-cell>
          <table:table-cell table:style-name="ce6" office:value-type="float" office:value="3.4" calcext:value-type="float">
            <text:p>3.4</text:p>
          </table:table-cell>
          <table:table-cell table:formula="of:=[.$K$31]*[.G5]+[.$K$30]" office:value-type="float" office:value="1.60112939592932" calcext:value-type="float">
            <text:p>1.60112939592932</text:p>
          </table:table-cell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table:formula="of:=LOG10([.B6])" office:value-type="float" office:value="3.3747483460101" calcext:value-type="float">
            <text:p>3.3747483460101</text:p>
          </table:table-cell>
          <table:table-cell table:style-name="ce2" table:formula="of:=LOG10([.C6])" office:value-type="float" office:value="3.33041377334919" calcext:value-type="float">
            <text:p>3.33041377334919</text:p>
          </table:table-cell>
          <table:table-cell table:style-name="ce1"/>
          <table:table-cell table:style-name="ce5" office:value-type="float" office:value="4.496929648" calcext:value-type="float">
            <text:p>4.49693</text:p>
          </table:table-cell>
          <table:table-cell table:style-name="ce6" office:value-type="float" office:value="3.4" calcext:value-type="float">
            <text:p>3.4</text:p>
          </table:table-cell>
          <table:table-cell table:formula="of:=[.$K$31]*[.G6]+[.$K$30]" office:value-type="float" office:value="-2.35988135992102" calcext:value-type="float">
            <text:p>-2.35988135992102</text:p>
          </table:table-cell>
          <table:table-cell table:number-columns-repeated="7"/>
        </table:table-row>
        <table:table-row table:style-name="ro1">
          <table:table-cell table:style-name="ce2" office:value-type="float" office:value="65.7" calcext:value-type="float">
            <text:p>65.7</text:p>
          </table:table-cell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table:formula="of:=LOG10([.B7])" office:value-type="float" office:value="3.39445168082622" calcext:value-type="float">
            <text:p>3.39445168082622</text:p>
          </table:table-cell>
          <table:table-cell table:style-name="ce2" table:formula="of:=LOG10([.C7])" office:value-type="float" office:value="3.34044411484012" calcext:value-type="float">
            <text:p>3.34044411484012</text:p>
          </table:table-cell>
          <table:table-cell table:style-name="ce1"/>
          <table:table-cell table:style-name="ce5" office:value-type="float" office:value="4.45331834" calcext:value-type="float">
            <text:p>4.45332</text:p>
          </table:table-cell>
          <table:table-cell table:style-name="ce6" office:value-type="float" office:value="4.9" calcext:value-type="float">
            <text:p>4.9</text:p>
          </table:table-cell>
          <table:table-cell table:formula="of:=[.$K$31]*[.G7]+[.$K$30]" office:value-type="float" office:value="0.211592712488311" calcext:value-type="float">
            <text:p>0.211592712488311</text:p>
          </table:table-cell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820" calcext:value-type="float">
            <text:p>2820</text:p>
          </table:table-cell>
          <table:table-cell table:style-name="ce2" office:value-type="float" office:value="2440" calcext:value-type="float">
            <text:p>2440</text:p>
          </table:table-cell>
          <table:table-cell table:style-name="ce2" table:formula="of:=LOG10([.B8])" office:value-type="float" office:value="3.45024910831936" calcext:value-type="float">
            <text:p>3.45024910831936</text:p>
          </table:table-cell>
          <table:table-cell table:style-name="ce2" table:formula="of:=LOG10([.C8])" office:value-type="float" office:value="3.38738982633873" calcext:value-type="float">
            <text:p>3.38738982633873</text:p>
          </table:table-cell>
          <table:table-cell table:style-name="ce1"/>
          <table:table-cell table:style-name="ce5" office:value-type="float" office:value="4.376576957" calcext:value-type="float">
            <text:p>4.37658</text:p>
          </table:table-cell>
          <table:table-cell table:style-name="ce6" office:value-type="float" office:value="5.9" calcext:value-type="float">
            <text:p>5.9</text:p>
          </table:table-cell>
          <table:table-cell table:formula="of:=[.$K$31]*[.G8]+[.$K$30]" office:value-type="float" office:value="4.73653098458357" calcext:value-type="float">
            <text:p>4.73653098458357</text:p>
          </table:table-cell>
          <table:table-cell table:number-matrix-columns-spanned="2" table:number-matrix-rows-spanned="5" table:formula="of:=LINEST([.$H$5:.$H$70] ; [.$G$5:.$G$70] ; 1 ; 1)" office:value-type="float" office:value="-58.9634704927756" calcext:value-type="float">
            <text:p>-58.9634704927756</text:p>
          </table:table-cell>
          <table:table-cell office:value-type="float" office:value="262.794697248015" calcext:value-type="float">
            <text:p>262.794697248015</text:p>
          </table:table-cell>
          <table:table-cell table:number-columns-repeated="5"/>
        </table:table-row>
        <table:table-row table:style-name="ro1"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2960" calcext:value-type="float">
            <text:p>2960</text:p>
          </table:table-cell>
          <table:table-cell table:style-name="ce2" office:value-type="float" office:value="2630" calcext:value-type="float">
            <text:p>2630</text:p>
          </table:table-cell>
          <table:table-cell table:style-name="ce2" table:formula="of:=LOG10([.B9])" office:value-type="float" office:value="3.47129171105894" calcext:value-type="float">
            <text:p>3.47129171105894</text:p>
          </table:table-cell>
          <table:table-cell table:style-name="ce2" table:formula="of:=LOG10([.C9])" office:value-type="float" office:value="3.41995574848976" calcext:value-type="float">
            <text:p>3.41995574848976</text:p>
          </table:table-cell>
          <table:table-cell table:style-name="ce1"/>
          <table:table-cell table:style-name="ce5" office:value-type="float" office:value="4.361727836" calcext:value-type="float">
            <text:p>4.36173</text:p>
          </table:table-cell>
          <table:table-cell table:style-name="ce6" office:value-type="float" office:value="5.9" calcext:value-type="float">
            <text:p>5.9</text:p>
          </table:table-cell>
          <table:table-cell table:formula="of:=[.$K$31]*[.G9]+[.$K$30]" office:value-type="float" office:value="5.61208669251073" calcext:value-type="float">
            <text:p>5.61208669251073</text:p>
          </table:table-cell>
          <table:table-cell office:value-type="float" office:value="0.616608581313037" calcext:value-type="float">
            <text:p>0.616608581313037</text:p>
          </table:table-cell>
          <table:table-cell office:value-type="float" office:value="2.39197887010831" calcext:value-type="float">
            <text:p>2.39197887010831</text:p>
          </table:table-cell>
          <table:table-cell table:number-columns-repeated="5"/>
        </table:table-row>
        <table:table-row table:style-name="ro1"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2860" calcext:value-type="float">
            <text:p>2860</text:p>
          </table:table-cell>
          <table:table-cell table:style-name="ce2" table:formula="of:=LOG10([.B10])" office:value-type="float" office:value="3.51188336097887" calcext:value-type="float">
            <text:p>3.51188336097887</text:p>
          </table:table-cell>
          <table:table-cell table:style-name="ce2" table:formula="of:=LOG10([.C10])" office:value-type="float" office:value="3.45636603312904" calcext:value-type="float">
            <text:p>3.45636603312904</text:p>
          </table:table-cell>
          <table:table-cell table:style-name="ce1"/>
          <table:table-cell table:style-name="ce5" office:value-type="float" office:value="4.33243846" calcext:value-type="float">
            <text:p>4.33244</text:p>
          </table:table-cell>
          <table:table-cell table:style-name="ce6" office:value-type="float" office:value="8.1" calcext:value-type="float">
            <text:p>8.1</text:p>
          </table:table-cell>
          <table:table-cell table:formula="of:=[.$K$31]*[.G10]+[.$K$30]" office:value-type="float" office:value="7.33908995003858" calcext:value-type="float">
            <text:p>7.33908995003858</text:p>
          </table:table-cell>
          <table:table-cell office:value-type="float" office:value="0.993049692659728" calcext:value-type="float">
            <text:p>0.993049692659728</text:p>
          </table:table-cell>
          <table:table-cell office:value-type="float" office:value="1.64211319627517" calcext:value-type="float">
            <text:p>1.64211319627517</text:p>
          </table:table-cell>
          <table:table-cell table:number-columns-repeated="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320" calcext:value-type="float">
            <text:p>3320</text:p>
          </table:table-cell>
          <table:table-cell table:style-name="ce2" office:value-type="float" office:value="3020" calcext:value-type="float">
            <text:p>3020</text:p>
          </table:table-cell>
          <table:table-cell table:style-name="ce2" table:formula="of:=LOG10([.B11])" office:value-type="float" office:value="3.52113808370404" calcext:value-type="float">
            <text:p>3.52113808370404</text:p>
          </table:table-cell>
          <table:table-cell table:style-name="ce2" table:formula="of:=LOG10([.C11])" office:value-type="float" office:value="3.48000694295715" calcext:value-type="float">
            <text:p>3.48000694295715</text:p>
          </table:table-cell>
          <table:table-cell table:style-name="ce1"/>
          <table:table-cell table:style-name="ce5" office:value-type="float" office:value="4.319106059" calcext:value-type="float">
            <text:p>4.31911</text:p>
          </table:table-cell>
          <table:table-cell table:style-name="ce6" office:value-type="float" office:value="8.1" calcext:value-type="float">
            <text:p>8.1</text:p>
          </table:table-cell>
          <table:table-cell table:formula="of:=[.$K$31]*[.G11]+[.$K$30]" office:value-type="float" office:value="8.12521458299992" calcext:value-type="float">
            <text:p>8.12521458299992</text:p>
          </table:table-cell>
          <table:table-cell office:value-type="float" office:value="9144.22589084154" calcext:value-type="float">
            <text:p>9144.22589084154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office:value-type="float" office:value="3570" calcext:value-type="float">
            <text:p>3570</text:p>
          </table:table-cell>
          <table:table-cell table:style-name="ce2" table:formula="of:=LOG10([.B12])" office:value-type="float" office:value="3.55509444857832" calcext:value-type="float">
            <text:p>3.55509444857832</text:p>
          </table:table-cell>
          <table:table-cell table:style-name="ce2" table:formula="of:=LOG10([.C12])" office:value-type="float" office:value="3.55266821611219" calcext:value-type="float">
            <text:p>3.55266821611219</text:p>
          </table:table-cell>
          <table:table-cell table:style-name="ce1"/>
          <table:table-cell table:style-name="ce5" office:value-type="float" office:value="4.291812687" calcext:value-type="float">
            <text:p>4.29181</text:p>
          </table:table-cell>
          <table:table-cell table:style-name="ce6" office:value-type="float" office:value="10.1" calcext:value-type="float">
            <text:p>10.1</text:p>
          </table:table-cell>
          <table:table-cell table:formula="of:=[.$K$31]*[.G12]+[.$K$30]" office:value-type="float" office:value="9.73452651757026" calcext:value-type="float">
            <text:p>9.73452651757026</text:p>
          </table:table-cell>
          <table:table-cell office:value-type="float" office:value="24657.7320150699" calcext:value-type="float">
            <text:p>24657.7320150699</text:p>
          </table:table-cell>
          <table:table-cell office:value-type="float" office:value="172.578287960387" calcext:value-type="float">
            <text:p>172.578287960387</text:p>
          </table:table-cell>
          <table:table-cell table:number-columns-repeated="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880" calcext:value-type="float">
            <text:p>3880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table:formula="of:=LOG10([.B13])" office:value-type="float" office:value="3.58883172559421" calcext:value-type="float">
            <text:p>3.58883172559421</text:p>
          </table:table-cell>
          <table:table-cell table:style-name="ce2" table:formula="of:=LOG10([.C13])" office:value-type="float" office:value="3.59217675739587" calcext:value-type="float">
            <text:p>3.59217675739587</text:p>
          </table:table-cell>
          <table:table-cell table:style-name="ce1"/>
          <table:table-cell table:style-name="ce5" office:value-type="float" office:value="4.285332228" calcext:value-type="float">
            <text:p>4.28533</text:p>
          </table:table-cell>
          <table:table-cell table:style-name="ce6" office:value-type="float" office:value="10.1" calcext:value-type="float">
            <text:p>10.1</text:p>
          </table:table-cell>
          <table:table-cell table:formula="of:=[.$K$31]*[.G13]+[.$K$30]" office:value-type="float" office:value="10.1166368705964" calcext:value-type="float">
            <text:p>10.1166368705964</text:p>
          </table:table-cell>
          <table:table-cell table:number-columns-repeated="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70" calcext:value-type="float">
            <text:p>4170</text:p>
          </table:table-cell>
          <table:table-cell table:style-name="ce2" office:value-type="float" office:value="4160" calcext:value-type="float">
            <text:p>4160</text:p>
          </table:table-cell>
          <table:table-cell table:style-name="ce2" table:formula="of:=LOG10([.B14])" office:value-type="float" office:value="3.62013605497376" calcext:value-type="float">
            <text:p>3.62013605497376</text:p>
          </table:table-cell>
          <table:table-cell table:style-name="ce2" table:formula="of:=LOG10([.C14])" office:value-type="float" office:value="3.61909333062674" calcext:value-type="float">
            <text:p>3.61909333062674</text:p>
          </table:table-cell>
          <table:table-cell table:style-name="ce1"/>
          <table:table-cell table:style-name="ce5" office:value-type="float" office:value="4.27392678" calcext:value-type="float">
            <text:p>4.27393</text:p>
          </table:table-cell>
          <table:table-cell table:style-name="ce6" office:value-type="float" office:value="10.8" calcext:value-type="float">
            <text:p>10.8</text:p>
          </table:table-cell>
          <table:table-cell table:formula="of:=[.$K$31]*[.G14]+[.$K$30]" office:value-type="float" office:value="10.7891416672013" calcext:value-type="float">
            <text:p>10.7891416672013</text:p>
          </table:table-cell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70" calcext:value-type="float">
            <text:p>4470</text:p>
          </table:table-cell>
          <table:table-cell table:style-name="ce2" office:value-type="float" office:value="4480" calcext:value-type="float">
            <text:p>4480</text:p>
          </table:table-cell>
          <table:table-cell table:style-name="ce2" table:formula="of:=LOG10([.B15])" office:value-type="float" office:value="3.65030752313194" calcext:value-type="float">
            <text:p>3.65030752313194</text:p>
          </table:table-cell>
          <table:table-cell table:style-name="ce2" table:formula="of:=LOG10([.C15])" office:value-type="float" office:value="3.65127801399814" calcext:value-type="float">
            <text:p>3.65127801399814</text:p>
          </table:table-cell>
          <table:table-cell table:style-name="ce1"/>
          <table:table-cell table:style-name="ce5" office:value-type="float" office:value="4.275311355" calcext:value-type="float">
            <text:p>4.27531</text:p>
          </table:table-cell>
          <table:table-cell table:style-name="ce6" office:value-type="float" office:value="10.8" calcext:value-type="float">
            <text:p>10.8</text:p>
          </table:table-cell>
          <table:table-cell table:formula="of:=[.$K$31]*[.G15]+[.$K$30]" office:value-type="float" office:value="10.7075023200437" calcext:value-type="float">
            <text:p>10.7075023200437</text:p>
          </table:table-cell>
          <table:table-cell office:value-type="string" calcext:value-type="string">
            <text:p>R^2</text:p>
          </table:table-cell>
          <table:table-cell table:formula="of:=[.$J$10]" office:value-type="float" office:value="0.993049692659728" calcext:value-type="float">
            <text:p>0.993049692659728</text:p>
          </table:table-cell>
          <table:table-cell table:number-columns-repeated="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4750" calcext:value-type="float">
            <text:p>4750</text:p>
          </table:table-cell>
          <table:table-cell table:style-name="ce2" table:formula="of:=LOG10([.B16])" office:value-type="float" office:value="3.67669360962487" calcext:value-type="float">
            <text:p>3.67669360962487</text:p>
          </table:table-cell>
          <table:table-cell table:style-name="ce2" table:formula="of:=LOG10([.C16])" office:value-type="float" office:value="3.67669360962487" calcext:value-type="float">
            <text:p>3.67669360962487</text:p>
          </table:table-cell>
          <table:table-cell table:style-name="ce1"/>
          <table:table-cell table:style-name="ce5" office:value-type="float" office:value="4.23299611" calcext:value-type="float">
            <text:p>4.23300</text:p>
          </table:table-cell>
          <table:table-cell table:style-name="ce6" office:value-type="float" office:value="13.8" calcext:value-type="float">
            <text:p>13.8</text:p>
          </table:table-cell>
          <table:table-cell table:formula="of:=[.$K$31]*[.G16]+[.$K$30]" office:value-type="float" office:value="13.2025560199958" calcext:value-type="float">
            <text:p>13.2025560199958</text:p>
          </table:table-cell>
          <table:table-cell office:value-type="string" calcext:value-type="string">
            <text:p>Standard Error</text:p>
          </table:table-cell>
          <table:table-cell table:formula="of:=[.$K$10]" office:value-type="float" office:value="1.64211319627517" calcext:value-type="float">
            <text:p>1.64211319627517</text:p>
          </table:table-cell>
          <table:table-cell table:number-columns-repeated="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80" calcext:value-type="float">
            <text:p>4980</text:p>
          </table:table-cell>
          <table:table-cell table:style-name="ce2" office:value-type="float" office:value="5030" calcext:value-type="float">
            <text:p>5030</text:p>
          </table:table-cell>
          <table:table-cell table:style-name="ce2" table:formula="of:=LOG10([.B17])" office:value-type="float" office:value="3.69722934275972" calcext:value-type="float">
            <text:p>3.69722934275972</text:p>
          </table:table-cell>
          <table:table-cell table:style-name="ce2" table:formula="of:=LOG10([.C17])" office:value-type="float" office:value="3.70156798505593" calcext:value-type="float">
            <text:p>3.70156798505593</text:p>
          </table:table-cell>
          <table:table-cell table:style-name="ce1"/>
          <table:table-cell table:style-name="ce5" office:value-type="float" office:value="4.224791956" calcext:value-type="float">
            <text:p>4.22479</text:p>
          </table:table-cell>
          <table:table-cell table:style-name="ce6" office:value-type="float" office:value="13.8" calcext:value-type="float">
            <text:p>13.8</text:p>
          </table:table-cell>
          <table:table-cell table:formula="of:=[.$K$31]*[.G17]+[.$K$30]" office:value-type="float" office:value="13.686301412293" calcext:value-type="float">
            <text:p>13.686301412293</text:p>
          </table:table-cell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5490" calcext:value-type="float">
            <text:p>5490</text:p>
          </table:table-cell>
          <table:table-cell table:style-name="ce2" office:value-type="float" office:value="5480" calcext:value-type="float">
            <text:p>5480</text:p>
          </table:table-cell>
          <table:table-cell table:style-name="ce2" table:formula="of:=LOG10([.B18])" office:value-type="float" office:value="3.73957234445009" calcext:value-type="float">
            <text:p>3.73957234445009</text:p>
          </table:table-cell>
          <table:table-cell table:style-name="ce2" table:formula="of:=LOG10([.C18])" office:value-type="float" office:value="3.73878055848437" calcext:value-type="float">
            <text:p>3.73878055848437</text:p>
          </table:table-cell>
          <table:table-cell table:style-name="ce1"/>
          <table:table-cell table:style-name="ce5" office:value-type="float" office:value="4.203848464" calcext:value-type="float">
            <text:p>4.20385</text:p>
          </table:table-cell>
          <table:table-cell table:style-name="ce6" office:value-type="float" office:value="14.8" calcext:value-type="float">
            <text:p>14.8</text:p>
          </table:table-cell>
          <table:table-cell table:formula="of:=[.$K$31]*[.G18]+[.$K$30]" office:value-type="float" office:value="14.9212023848507" calcext:value-type="float">
            <text:p>14.9212023848507</text:p>
          </table:table-cell>
          <table:table-cell office:value-type="string" calcext:value-type="string">
            <text:p>Observations</text:p>
          </table:table-cell>
          <table:table-cell table:formula="of:=66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5930" calcext:value-type="float">
            <text:p>5930</text:p>
          </table:table-cell>
          <table:table-cell table:style-name="ce2" table:formula="of:=LOG10([.B19])" office:value-type="float" office:value="3.77158748088126" calcext:value-type="float">
            <text:p>3.77158748088126</text:p>
          </table:table-cell>
          <table:table-cell table:style-name="ce2" table:formula="of:=LOG10([.C19])" office:value-type="float" office:value="3.77305469336426" calcext:value-type="float">
            <text:p>3.77305469336426</text:p>
          </table:table-cell>
          <table:table-cell table:style-name="ce1"/>
          <table:table-cell table:style-name="ce5" office:value-type="float" office:value="4.197280558" calcext:value-type="float">
            <text:p>4.19728</text:p>
          </table:table-cell>
          <table:table-cell table:style-name="ce6" office:value-type="float" office:value="14.8" calcext:value-type="float">
            <text:p>14.8</text:p>
          </table:table-cell>
          <table:table-cell table:formula="of:=[.$K$31]*[.G19]+[.$K$30]" office:value-type="float" office:value="15.308468916481" calcext:value-type="float">
            <text:p>15.308468916481</text:p>
          </table:table-cell>
          <table:table-cell office:value-type="string" calcext:value-type="string">
            <text:p>Adjusted R^2</text:p>
          </table:table-cell>
          <table:table-cell table:formula="of:=1 - (1 - [.$J$10])*([.$K$18] - 1)/([.$K$18] - [.$K$17] - 1)" office:value-type="float" office:value="0.992941094107536" calcext:value-type="float">
            <text:p>0.992941094107536</text:p>
          </table:table-cell>
          <table:table-cell table:number-columns-repeated="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6080" calcext:value-type="float">
            <text:p>6080</text:p>
          </table:table-cell>
          <table:table-cell table:style-name="ce2" office:value-type="float" office:value="6100" calcext:value-type="float">
            <text:p>6100</text:p>
          </table:table-cell>
          <table:table-cell table:style-name="ce2" table:formula="of:=LOG10([.B20])" office:value-type="float" office:value="3.78390357927274" calcext:value-type="float">
            <text:p>3.78390357927274</text:p>
          </table:table-cell>
          <table:table-cell table:style-name="ce2" table:formula="of:=LOG10([.C20])" office:value-type="float" office:value="3.78532983501077" calcext:value-type="float">
            <text:p>3.78532983501077</text:p>
          </table:table-cell>
          <table:table-cell table:style-name="ce1"/>
          <table:table-cell table:style-name="ce5" office:value-type="float" office:value="4.164650216" calcext:value-type="float">
            <text:p>4.16465</text:p>
          </table:table-cell>
          <table:table-cell table:style-name="ce6" office:value-type="float" office:value="17.3" calcext:value-type="float">
            <text:p>17.3</text:p>
          </table:table-cell>
          <table:table-cell table:formula="of:=[.$K$31]*[.G20]+[.$K$30]" office:value-type="float" office:value="17.2324671241672" calcext:value-type="float">
            <text:p>17.2324671241672</text:p>
          </table:table-cell>
          <table:table-cell table:number-columns-repeated="7"/>
        </table:table-row>
        <table:table-row table:style-name="ro1"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table:formula="of:=LOG10([.B21])" office:value-type="float" office:value="3.80617997398389" calcext:value-type="float">
            <text:p>3.80617997398389</text:p>
          </table:table-cell>
          <table:table-cell table:style-name="ce2" table:formula="of:=LOG10([.C21])" office:value-type="float" office:value="3.81291335664286" calcext:value-type="float">
            <text:p>3.81291335664286</text:p>
          </table:table-cell>
          <table:table-cell table:style-name="ce1"/>
          <table:table-cell table:style-name="ce5" office:value-type="float" office:value="4.156549151" calcext:value-type="float">
            <text:p>4.15655</text:p>
          </table:table-cell>
          <table:table-cell table:style-name="ce6" office:value-type="float" office:value="17.3" calcext:value-type="float">
            <text:p>17.3</text:p>
          </table:table-cell>
          <table:table-cell table:formula="of:=[.$K$31]*[.G21]+[.$K$30]" office:value-type="float" office:value="17.7101340312547" calcext:value-type="float">
            <text:p>17.7101340312547</text:p>
          </table:table-cell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7520" calcext:value-type="float">
            <text:p>7520</text:p>
          </table:table-cell>
          <table:table-cell table:style-name="ce2" office:value-type="float" office:value="7570" calcext:value-type="float">
            <text:p>7570</text:p>
          </table:table-cell>
          <table:table-cell table:style-name="ce2" table:formula="of:=LOG10([.B22])" office:value-type="float" office:value="3.87621784059164" calcext:value-type="float">
            <text:p>3.87621784059164</text:p>
          </table:table-cell>
          <table:table-cell table:style-name="ce2" table:formula="of:=LOG10([.C22])" office:value-type="float" office:value="3.87909587950007" calcext:value-type="float">
            <text:p>3.87909587950007</text:p>
          </table:table-cell>
          <table:table-cell table:style-name="ce1"/>
          <table:table-cell table:style-name="ce5" office:value-type="float" office:value="4.130655349" calcext:value-type="float">
            <text:p>4.13066</text:p>
          </table:table-cell>
          <table:table-cell table:style-name="ce6" office:value-type="float" office:value="18.6" calcext:value-type="float">
            <text:p>18.6</text:p>
          </table:table-cell>
          <table:table-cell table:formula="of:=[.$K$31]*[.G22]+[.$K$30]" office:value-type="float" office:value="19.2369224614275" calcext:value-type="float">
            <text:p>19.2369224614275</text:p>
          </table:table-cell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table:style-name="ce2" office:value-type="float" office:value="31.1" calcext:value-type="float">
            <text:p>31.1</text:p>
          </table:table-cell>
          <table:table-cell table:style-name="ce2" office:value-type="float" office:value="7830" calcext:value-type="float">
            <text:p>7830</text:p>
          </table:table-cell>
          <table:table-cell table:style-name="ce2" office:value-type="float" office:value="7910" calcext:value-type="float">
            <text:p>7910</text:p>
          </table:table-cell>
          <table:table-cell table:style-name="ce2" table:formula="of:=LOG10([.B23])" office:value-type="float" office:value="3.89376176205794" calcext:value-type="float">
            <text:p>3.89376176205794</text:p>
          </table:table-cell>
          <table:table-cell table:style-name="ce2" table:formula="of:=LOG10([.C23])" office:value-type="float" office:value="3.89817648349768" calcext:value-type="float">
            <text:p>3.89817648349768</text:p>
          </table:table-cell>
          <table:table-cell table:style-name="ce1"/>
          <table:table-cell table:style-name="ce5" office:value-type="float" office:value="4.12904506" calcext:value-type="float">
            <text:p>4.12905</text:p>
          </table:table-cell>
          <table:table-cell table:style-name="ce6" office:value-type="float" office:value="18.6" calcext:value-type="float">
            <text:p>18.6</text:p>
          </table:table-cell>
          <table:table-cell table:formula="of:=[.$K$31]*[.G23]+[.$K$30]" office:value-type="float" office:value="19.3318706893639" calcext:value-type="float">
            <text:p>19.3318706893639</text:p>
          </table:table-cell>
          <table:table-cell office:value-type="string" calcext:value-type="string">
            <text:p>Regression</text:p>
          </table:table-cell>
          <table:table-cell table:formula="of:=[.$K$17]" office:value-type="float" office:value="1" calcext:value-type="float">
            <text:p>1</text:p>
          </table:table-cell>
          <table:table-cell table:formula="of:=[.$J$12]" office:value-type="float" office:value="24657.7320150699" calcext:value-type="float">
            <text:p>24657.7320150699</text:p>
          </table:table-cell>
          <table:table-cell table:formula="of:=[.$J$12] / [.$K$23]" office:value-type="float" office:value="24657.7320150699" calcext:value-type="float">
            <text:p>24657.7320150699</text:p>
          </table:table-cell>
          <table:table-cell table:formula="of:=[.$J$11]" office:value-type="float" office:value="9144.22589084154" calcext:value-type="float">
            <text:p>9144.22589084154</text:p>
          </table:table-cell>
          <table:table-cell table:formula="of:=LEGACY.FDIST([.$J$11] ; [.$K$23] ; [.$K$11])" office:value-type="float" office:value="8.76497026399386E-071" calcext:value-type="float">
            <text:p>8.76497026399386E-71</text:p>
          </table:table-cell>
          <table:table-cell/>
        </table:table-row>
        <table:table-row table:style-name="ro1"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8110" calcext:value-type="float">
            <text:p>8110</text:p>
          </table:table-cell>
          <table:table-cell table:style-name="ce2" table:formula="of:=LOG10([.B24])" office:value-type="float" office:value="3.90471554527868" calcext:value-type="float">
            <text:p>3.90471554527868</text:p>
          </table:table-cell>
          <table:table-cell table:style-name="ce2" table:formula="of:=LOG10([.C24])" office:value-type="float" office:value="3.90902085421116" calcext:value-type="float">
            <text:p>3.90902085421116</text:p>
          </table:table-cell>
          <table:table-cell table:style-name="ce1"/>
          <table:table-cell table:style-name="ce5" office:value-type="float" office:value="4.07371835" calcext:value-type="float">
            <text:p>4.07372</text:p>
          </table:table-cell>
          <table:table-cell table:style-name="ce6" office:value-type="float" office:value="20.4" calcext:value-type="float">
            <text:p>20.4</text:p>
          </table:table-cell>
          <table:table-cell table:formula="of:=[.$K$31]*[.G24]+[.$K$30]" office:value-type="float" office:value="22.5941255219112" calcext:value-type="float">
            <text:p>22.5941255219112</text:p>
          </table:table-cell>
          <table:table-cell office:value-type="string" calcext:value-type="string">
            <text:p>Residual</text:p>
          </table:table-cell>
          <table:table-cell table:formula="of:=[.$K$11]" office:value-type="float" office:value="64" calcext:value-type="float">
            <text:p>64</text:p>
          </table:table-cell>
          <table:table-cell table:formula="of:=[.$K$12]" office:value-type="float" office:value="172.578287960387" calcext:value-type="float">
            <text:p>172.578287960387</text:p>
          </table:table-cell>
          <table:table-cell table:formula="of:=[.$K$12] / [.$K$11]" office:value-type="float" office:value="2.69653574938104" calcext:value-type="float">
            <text:p>2.69653574938104</text:p>
          </table:table-cell>
          <table:table-cell table:number-columns-repeated="3"/>
        </table:table-row>
        <table:table-row table:style-name="ro1"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9130" calcext:value-type="float">
            <text:p>9130</text:p>
          </table:table-cell>
          <table:table-cell table:style-name="ce2" office:value-type="float" office:value="9180" calcext:value-type="float">
            <text:p>9180</text:p>
          </table:table-cell>
          <table:table-cell table:style-name="ce2" table:formula="of:=LOG10([.B25])" office:value-type="float" office:value="3.9604707775343" calcext:value-type="float">
            <text:p>3.9604707775343</text:p>
          </table:table-cell>
          <table:table-cell table:style-name="ce2" table:formula="of:=LOG10([.C25])" office:value-type="float" office:value="3.96284268120124" calcext:value-type="float">
            <text:p>3.96284268120124</text:p>
          </table:table-cell>
          <table:table-cell table:style-name="ce1"/>
          <table:table-cell table:style-name="ce5" office:value-type="float" office:value="4.07371835" calcext:value-type="float">
            <text:p>4.07372</text:p>
          </table:table-cell>
          <table:table-cell table:style-name="ce6" office:value-type="float" office:value="20.4" calcext:value-type="float">
            <text:p>20.4</text:p>
          </table:table-cell>
          <table:table-cell table:formula="of:=[.$K$31]*[.G25]+[.$K$30]" office:value-type="float" office:value="22.5941255219112" calcext:value-type="float">
            <text:p>22.5941255219112</text:p>
          </table:table-cell>
          <table:table-cell office:value-type="string" calcext:value-type="string">
            <text:p>Total</text:p>
          </table:table-cell>
          <table:table-cell table:formula="of:=[.$K$23] + [.$K$11]" office:value-type="float" office:value="65" calcext:value-type="float">
            <text:p>65</text:p>
          </table:table-cell>
          <table:table-cell table:formula="of:=[.$J$12] + [.$K$12]" office:value-type="float" office:value="24830.3103030303" calcext:value-type="float">
            <text:p>24830.3103030303</text:p>
          </table:table-cell>
          <table:table-cell table:number-columns-repeated="4"/>
        </table:table-row>
        <table:table-row table:style-name="ro1">
          <table:table-cell table:style-name="ce2" office:value-type="float" office:value="25.1" calcext:value-type="float">
            <text:p>25.1</text:p>
          </table:table-cell>
          <table:table-cell table:number-columns-repeated="2" table:style-name="ce2" office:value-type="float" office:value="10100" calcext:value-type="float">
            <text:p>10100</text:p>
          </table:table-cell>
          <table:table-cell table:style-name="ce2" table:formula="of:=LOG10([.B26])" office:value-type="float" office:value="4.00432137378264" calcext:value-type="float">
            <text:p>4.00432137378264</text:p>
          </table:table-cell>
          <table:table-cell table:style-name="ce2" table:formula="of:=LOG10([.C26])" office:value-type="float" office:value="4.00432137378264" calcext:value-type="float">
            <text:p>4.00432137378264</text:p>
          </table:table-cell>
          <table:table-cell table:style-name="ce1"/>
          <table:table-cell table:style-name="ce5" office:value-type="float" office:value="4.043362278" calcext:value-type="float">
            <text:p>4.04336</text:p>
          </table:table-cell>
          <table:table-cell table:style-name="ce6" office:value-type="float" office:value="23.1" calcext:value-type="float">
            <text:p>23.1</text:p>
          </table:table-cell>
          <table:table-cell table:formula="of:=[.$K$31]*[.G26]+[.$K$30]" office:value-type="float" office:value="24.3840248775598" calcext:value-type="float">
            <text:p>24.3840248775598</text:p>
          </table:table-cell>
          <table:table-cell table:number-columns-repeated="7"/>
        </table:table-row>
        <table:table-row table:style-name="ro1">
          <table:table-cell table:style-name="ce2" office:value-type="float" office:value="23.1" calcext:value-type="float">
            <text:p>23.1</text:p>
          </table:table-cell>
          <table:table-cell table:number-columns-repeated="2" table:style-name="ce2" office:value-type="float" office:value="11050" calcext:value-type="float">
            <text:p>11050</text:p>
          </table:table-cell>
          <table:table-cell table:style-name="ce2" table:formula="of:=LOG10([.B27])" office:value-type="float" office:value="4.04336227802113" calcext:value-type="float">
            <text:p>4.04336227802113</text:p>
          </table:table-cell>
          <table:table-cell table:style-name="ce2" table:formula="of:=LOG10([.C27])" office:value-type="float" office:value="4.04336227802113" calcext:value-type="float">
            <text:p>4.04336227802113</text:p>
          </table:table-cell>
          <table:table-cell table:style-name="ce1"/>
          <table:table-cell table:style-name="ce5" office:value-type="float" office:value="4.043362278" calcext:value-type="float">
            <text:p>4.04336</text:p>
          </table:table-cell>
          <table:table-cell table:style-name="ce6" office:value-type="float" office:value="23.1" calcext:value-type="float">
            <text:p>23.1</text:p>
          </table:table-cell>
          <table:table-cell table:formula="of:=[.$K$31]*[.G27]+[.$K$30]" office:value-type="float" office:value="24.3840248775598" calcext:value-type="float">
            <text:p>24.3840248775598</text:p>
          </table:table-cell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style-name="ce2" office:value-type="float" office:value="20.4" calcext:value-type="float">
            <text:p>20.4</text:p>
          </table:table-cell>
          <table:table-cell table:number-columns-repeated="2" table:style-name="ce2" office:value-type="float" office:value="11850" calcext:value-type="float">
            <text:p>11850</text:p>
          </table:table-cell>
          <table:table-cell table:style-name="ce2" table:formula="of:=LOG10([.B28])" office:value-type="float" office:value="4.07371835034612" calcext:value-type="float">
            <text:p>4.07371835034612</text:p>
          </table:table-cell>
          <table:table-cell table:style-name="ce2" table:formula="of:=LOG10([.C28])" office:value-type="float" office:value="4.07371835034612" calcext:value-type="float">
            <text:p>4.07371835034612</text:p>
          </table:table-cell>
          <table:table-cell table:style-name="ce1"/>
          <table:table-cell table:style-name="ce5" office:value-type="float" office:value="4.004321374" calcext:value-type="float">
            <text:p>4.00432</text:p>
          </table:table-cell>
          <table:table-cell table:style-name="ce6" office:value-type="float" office:value="25.1" calcext:value-type="float">
            <text:p>25.1</text:p>
          </table:table-cell>
          <table:table-cell table:formula="of:=[.$K$31]*[.G28]+[.$K$30]" office:value-type="float" office:value="26.6860120685751" calcext:value-type="float">
            <text:p>26.6860120685751</text:p>
          </table:table-cell>
          <table:table-cell table:number-columns-repeated="7"/>
        </table:table-row>
        <table:table-row table:style-name="ro1"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3510" calcext:value-type="float">
            <text:p>13510</text:p>
          </table:table-cell>
          <table:table-cell table:style-name="ce2" office:value-type="float" office:value="13460" calcext:value-type="float">
            <text:p>13460</text:p>
          </table:table-cell>
          <table:table-cell table:style-name="ce2" table:formula="of:=LOG10([.B29])" office:value-type="float" office:value="4.13065534902203" calcext:value-type="float">
            <text:p>4.13065534902203</text:p>
          </table:table-cell>
          <table:table-cell table:style-name="ce2" table:formula="of:=LOG10([.C29])" office:value-type="float" office:value="4.12904505988796" calcext:value-type="float">
            <text:p>4.12904505988796</text:p>
          </table:table-cell>
          <table:table-cell table:style-name="ce1"/>
          <table:table-cell table:style-name="ce5" office:value-type="float" office:value="4.004321374" calcext:value-type="float">
            <text:p>4.00432</text:p>
          </table:table-cell>
          <table:table-cell table:style-name="ce6" office:value-type="float" office:value="25.1" calcext:value-type="float">
            <text:p>25.1</text:p>
          </table:table-cell>
          <table:table-cell table:formula="of:=[.$K$31]*[.G29]+[.$K$30]" office:value-type="float" office:value="26.6860120685751" calcext:value-type="float">
            <text:p>26.6860120685751</text:p>
          </table:table-cell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K$27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K$27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4610" calcext:value-type="float">
            <text:p>14610</text:p>
          </table:table-cell>
          <table:table-cell table:style-name="ce2" office:value-type="float" office:value="14340" calcext:value-type="float">
            <text:p>14340</text:p>
          </table:table-cell>
          <table:table-cell table:style-name="ce2" table:formula="of:=LOG10([.B30])" office:value-type="float" office:value="4.1646502159343" calcext:value-type="float">
            <text:p>4.1646502159343</text:p>
          </table:table-cell>
          <table:table-cell table:style-name="ce2" table:formula="of:=LOG10([.C30])" office:value-type="float" office:value="4.15654915133178" calcext:value-type="float">
            <text:p>4.15654915133178</text:p>
          </table:table-cell>
          <table:table-cell table:style-name="ce1"/>
          <table:table-cell table:style-name="ce5" office:value-type="float" office:value="3.960470778" calcext:value-type="float">
            <text:p>3.96047</text:p>
          </table:table-cell>
          <table:table-cell table:style-name="ce6" office:value-type="float" office:value="27.4" calcext:value-type="float">
            <text:p>27.4</text:p>
          </table:table-cell>
          <table:table-cell table:formula="of:=[.$K$31]*[.G30]+[.$K$30]" office:value-type="float" office:value="29.2715953919117" calcext:value-type="float">
            <text:p>29.2715953919117</text:p>
          </table:table-cell>
          <table:table-cell table:style-name="ce7" table:formula="of:=&quot;Intercept&quot;" office:value-type="string" office:string-value="Intercept" calcext:value-type="string">
            <text:p>Intercept</text:p>
          </table:table-cell>
          <table:table-cell table:style-name="ce8" table:number-matrix-columns-spanned="1" table:number-matrix-rows-spanned="2" table:formula="of:=INDEX([.$J$8:.$K$8]; 1 ; ROW([.$K$31])+1 - ROW())" office:value-type="float" office:value="262.794697248015" calcext:value-type="float">
            <text:p>262.79</text:p>
          </table:table-cell>
          <table:table-cell table:number-matrix-columns-spanned="1" table:number-matrix-rows-spanned="2" table:formula="of:=INDEX([.$J$9:.$K$9]; 1 ; ROW([.$L$31])+1 - ROW())" office:value-type="float" office:value="2.39197887010831" calcext:value-type="float">
            <text:p>2.39197887010831</text:p>
          </table:table-cell>
          <table:table-cell table:number-matrix-columns-spanned="1" table:number-matrix-rows-spanned="2" table:formula="of:=[.$K$30:.$K$31] / [.$L$30:.$L$31]" office:value-type="float" office:value="109.864974365812" calcext:value-type="float">
            <text:p>109.864974365812</text:p>
          </table:table-cell>
          <table:table-cell table:number-matrix-columns-spanned="1" table:number-matrix-rows-spanned="2" table:formula="of:=LEGACY.TDIST(ABS([.$M$30:.$M$31]) ; [.$K$11] ; 2 )" office:value-type="float" office:value="1.28097478013401E-074" calcext:value-type="float">
            <text:p>1.28097478013401E-74</text:p>
          </table:table-cell>
          <table:table-cell table:number-matrix-columns-spanned="1" table:number-matrix-rows-spanned="2" table:formula="of:=[.$K$30:.$K$31] - [.$L$30:.$L$31] * TINV(1 - [.$K$27] ; [.$K$11])" office:value-type="float" office:value="258.016170126698" calcext:value-type="float">
            <text:p>258.016170126698</text:p>
          </table:table-cell>
          <table:table-cell table:number-matrix-columns-spanned="1" table:number-matrix-rows-spanned="2" table:formula="of:=[.$K$30:.$K$31] + [.$L$30:.$L$31] * TINV(1 - [.$K$27] ; [.$K$11])" office:value-type="float" office:value="267.573224369332" calcext:value-type="float">
            <text:p>267.573224369332</text:p>
          </table:table-cell>
        </table:table-row>
        <table:table-row table:style-name="ro1"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5990" calcext:value-type="float">
            <text:p>15990</text:p>
          </table:table-cell>
          <table:table-cell table:style-name="ce2" office:value-type="float" office:value="15750" calcext:value-type="float">
            <text:p>15750</text:p>
          </table:table-cell>
          <table:table-cell table:style-name="ce2" table:formula="of:=LOG10([.B31])" office:value-type="float" office:value="4.20384846374624" calcext:value-type="float">
            <text:p>4.20384846374624</text:p>
          </table:table-cell>
          <table:table-cell table:style-name="ce2" table:formula="of:=LOG10([.C31])" office:value-type="float" office:value="4.19728055812562" calcext:value-type="float">
            <text:p>4.19728055812562</text:p>
          </table:table-cell>
          <table:table-cell table:style-name="ce1"/>
          <table:table-cell table:style-name="ce5" office:value-type="float" office:value="3.962842681" calcext:value-type="float">
            <text:p>3.96284</text:p>
          </table:table-cell>
          <table:table-cell table:style-name="ce6" office:value-type="float" office:value="27.4" calcext:value-type="float">
            <text:p>27.4</text:p>
          </table:table-cell>
          <table:table-cell table:formula="of:=[.$K$31]*[.G31]+[.$K$30]" office:value-type="float" office:value="29.1317397593595" calcext:value-type="float">
            <text:p>29.1317397593595</text:p>
          </table:table-cell>
          <table:table-cell table:style-name="ce7" table:formula="of:=&quot;X1&quot;" office:value-type="string" office:string-value="X1" calcext:value-type="string">
            <text:p>X1</text:p>
          </table:table-cell>
          <table:table-cell table:style-name="ce8" office:value-type="float" office:value="-58.9634704927756" calcext:value-type="float">
            <text:p>-58.96</text:p>
          </table:table-cell>
          <table:table-cell office:value-type="float" office:value="0.616608581313037" calcext:value-type="float">
            <text:p>0.616608581313037</text:p>
          </table:table-cell>
          <table:table-cell office:value-type="float" office:value="-95.6254458334262" calcext:value-type="float">
            <text:p>-95.6254458334262</text:p>
          </table:table-cell>
          <table:table-cell office:value-type="float" office:value="8.76497026399386E-071" calcext:value-type="float">
            <text:p>8.76497026399386E-71</text:p>
          </table:table-cell>
          <table:table-cell office:value-type="float" office:value="-60.1952877407714" calcext:value-type="float">
            <text:p>-60.1952877407714</text:p>
          </table:table-cell>
          <table:table-cell office:value-type="float" office:value="-57.7316532447798" calcext:value-type="float">
            <text:p>-57.7316532447798</text:p>
          </table:table-cell>
        </table:table-row>
        <table:table-row table:style-name="ro1"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7100" calcext:value-type="float">
            <text:p>17100</text:p>
          </table:table-cell>
          <table:table-cell table:style-name="ce2" office:value-type="float" office:value="16780" calcext:value-type="float">
            <text:p>16780</text:p>
          </table:table-cell>
          <table:table-cell table:style-name="ce2" table:formula="of:=LOG10([.B32])" office:value-type="float" office:value="4.23299611039215" calcext:value-type="float">
            <text:p>4.23299611039215</text:p>
          </table:table-cell>
          <table:table-cell table:style-name="ce2" table:formula="of:=LOG10([.C32])" office:value-type="float" office:value="4.22479195649268" calcext:value-type="float">
            <text:p>4.22479195649268</text:p>
          </table:table-cell>
          <table:table-cell table:style-name="ce1"/>
          <table:table-cell table:style-name="ce5" office:value-type="float" office:value="3.904715545" calcext:value-type="float">
            <text:p>3.90472</text:p>
          </table:table-cell>
          <table:table-cell table:style-name="ce6" office:value-type="float" office:value="30.6" calcext:value-type="float">
            <text:p>30.6</text:p>
          </table:table-cell>
          <table:table-cell table:formula="of:=[.$K$31]*[.G32]+[.$K$30]" office:value-type="float" office:value="32.559117427725" calcext:value-type="float">
            <text:p>32.559117427725</text:p>
          </table:table-cell>
          <table:table-cell table:number-columns-repeated="7"/>
        </table:table-row>
        <table:table-row table:style-name="ro1"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8790" calcext:value-type="float">
            <text:p>18790</text:p>
          </table:table-cell>
          <table:table-cell table:style-name="ce2" office:value-type="float" office:value="18850" calcext:value-type="float">
            <text:p>18850</text:p>
          </table:table-cell>
          <table:table-cell table:style-name="ce2" table:formula="of:=LOG10([.B33])" office:value-type="float" office:value="4.27392678010053" calcext:value-type="float">
            <text:p>4.27392678010053</text:p>
          </table:table-cell>
          <table:table-cell table:style-name="ce2" table:formula="of:=LOG10([.C33])" office:value-type="float" office:value="4.27531135454181" calcext:value-type="float">
            <text:p>4.27531135454181</text:p>
          </table:table-cell>
          <table:table-cell table:style-name="ce1"/>
          <table:table-cell table:style-name="ce5" office:value-type="float" office:value="3.909020854" calcext:value-type="float">
            <text:p>3.90902</text:p>
          </table:table-cell>
          <table:table-cell table:style-name="ce6" office:value-type="float" office:value="30.6" calcext:value-type="float">
            <text:p>30.6</text:p>
          </table:table-cell>
          <table:table-cell table:formula="of:=[.$K$31]*[.G33]+[.$K$30]" office:value-type="float" office:value="32.3052614675413" calcext:value-type="float">
            <text:p>32.3052614675413</text:p>
          </table:table-cell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table:style-name="ce36" office:value-type="string" calcext:value-type="string">
            <text:p>Residual Data Fit</text:p>
          </table:table-cell>
          <table:table-cell table:formula="of:=[.K33]" office:value-type="string" office:string-value="Predicted Y" calcext:value-type="string">
            <text:p>Predicted Y</text:p>
          </table:table-cell>
          <table:table-cell table:number-columns-repeated="2"/>
        </table:table-row>
        <table:table-row table:style-name="ro1"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9580" calcext:value-type="float">
            <text:p>19580</text:p>
          </table:table-cell>
          <table:table-cell table:style-name="ce2" office:value-type="float" office:value="19290" calcext:value-type="float">
            <text:p>19290</text:p>
          </table:table-cell>
          <table:table-cell table:style-name="ce2" table:formula="of:=LOG10([.B34])" office:value-type="float" office:value="4.29181268746712" calcext:value-type="float">
            <text:p>4.29181268746712</text:p>
          </table:table-cell>
          <table:table-cell table:style-name="ce2" table:formula="of:=LOG10([.C34])" office:value-type="float" office:value="4.28533222764388" calcext:value-type="float">
            <text:p>4.28533222764388</text:p>
          </table:table-cell>
          <table:table-cell table:style-name="ce1"/>
          <table:table-cell table:style-name="ce5" office:value-type="float" office:value="3.893761762" calcext:value-type="float">
            <text:p>3.89376</text:p>
          </table:table-cell>
          <table:table-cell table:style-name="ce6" office:value-type="float" office:value="31.1" calcext:value-type="float">
            <text:p>31.1</text:p>
          </table:table-cell>
          <table:table-cell table:formula="of:=[.$K$31]*[.G34]+[.$K$30]" office:value-type="float" office:value="33.2049904884298" calcext:value-type="float">
            <text:p>33.2049904884298</text:p>
          </table:table-cell>
          <table:table-cell table:number-matrix-columns-spanned="1" table:number-matrix-rows-spanned="66" table:formula="of:=[.$G$5:.$G$70]" office:value-type="float" office:value="4.42975228" calcext:value-type="float">
            <text:p>4.42975228</text:p>
          </table:table-cell>
          <table:table-cell table:number-matrix-columns-spanned="1" table:number-matrix-rows-spanned="66" table:formula="of:=MMULT([.$J$34:.$J$99] ; [.$K$31]) + [.$K$30]" office:value-type="float" office:value="1.60112939592932" calcext:value-type="float">
            <text:p>1.60112939592932</text:p>
          </table:table-cell>
          <table:table-cell table:number-matrix-columns-spanned="1" table:number-matrix-rows-spanned="66" table:formula="of:=[.$H$5:.$H$70]" office:value-type="float" office:value="3.4" calcext:value-type="float">
            <text:p>3.4</text:p>
          </table:table-cell>
          <table:table-cell table:number-matrix-columns-spanned="1" table:number-matrix-rows-spanned="66" table:formula="of:=[.$L$34:.$L$99] - [.$K$34:.$K$99]" office:value-type="float" office:value="1.79887060407068" calcext:value-type="float">
            <text:p>1.79887060407068</text:p>
          </table:table-cell>
          <table:table-cell table:formula="of:=[.K34]" office:value-type="float" office:value="1.60112939592932" calcext:value-type="float">
            <text:p>1.60112939592932</text:p>
          </table:table-cell>
          <table:table-cell table:number-columns-repeated="2"/>
        </table:table-row>
        <table:table-row table:style-name="ro1"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21500" calcext:value-type="float">
            <text:p>21500</text:p>
          </table:table-cell>
          <table:table-cell table:style-name="ce2" office:value-type="float" office:value="20850" calcext:value-type="float">
            <text:p>20850</text:p>
          </table:table-cell>
          <table:table-cell table:style-name="ce2" table:formula="of:=LOG10([.B35])" office:value-type="float" office:value="4.33243845991561" calcext:value-type="float">
            <text:p>4.33243845991561</text:p>
          </table:table-cell>
          <table:table-cell table:style-name="ce2" table:formula="of:=LOG10([.C35])" office:value-type="float" office:value="4.31910605930978" calcext:value-type="float">
            <text:p>4.31910605930978</text:p>
          </table:table-cell>
          <table:table-cell table:style-name="ce1"/>
          <table:table-cell table:style-name="ce5" office:value-type="float" office:value="3.898176483" calcext:value-type="float">
            <text:p>3.89818</text:p>
          </table:table-cell>
          <table:table-cell table:style-name="ce6" office:value-type="float" office:value="31.1" calcext:value-type="float">
            <text:p>31.1</text:p>
          </table:table-cell>
          <table:table-cell table:formula="of:=[.$K$31]*[.G35]+[.$K$30]" office:value-type="float" office:value="32.9446832170125" calcext:value-type="float">
            <text:p>32.9446832170125</text:p>
          </table:table-cell>
          <table:table-cell office:value-type="float" office:value="4.496929648" calcext:value-type="float">
            <text:p>4.496929648</text:p>
          </table:table-cell>
          <table:table-cell office:value-type="float" office:value="-2.35988135992102" calcext:value-type="float">
            <text:p>-2.35988135992102</text:p>
          </table:table-cell>
          <table:table-cell office:value-type="float" office:value="3.4" calcext:value-type="float">
            <text:p>3.4</text:p>
          </table:table-cell>
          <table:table-cell office:value-type="float" office:value="5.75988135992102" calcext:value-type="float">
            <text:p>5.75988135992102</text:p>
          </table:table-cell>
          <table:table-cell table:formula="of:=[.K35]" office:value-type="float" office:value="-2.35988135992102" calcext:value-type="float">
            <text:p>-2.35988135992102</text:p>
          </table:table-cell>
          <table:table-cell table:number-columns-repeated="2"/>
        </table:table-row>
        <table:table-row table:style-name="ro1"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23800" calcext:value-type="float">
            <text:p>23800</text:p>
          </table:table-cell>
          <table:table-cell table:style-name="ce2" office:value-type="float" office:value="23000" calcext:value-type="float">
            <text:p>23000</text:p>
          </table:table-cell>
          <table:table-cell table:style-name="ce2" table:formula="of:=LOG10([.B36])" office:value-type="float" office:value="4.37657695705651" calcext:value-type="float">
            <text:p>4.37657695705651</text:p>
          </table:table-cell>
          <table:table-cell table:style-name="ce2" table:formula="of:=LOG10([.C36])" office:value-type="float" office:value="4.36172783601759" calcext:value-type="float">
            <text:p>4.36172783601759</text:p>
          </table:table-cell>
          <table:table-cell table:style-name="ce1"/>
          <table:table-cell table:style-name="ce5" office:value-type="float" office:value="3.876217841" calcext:value-type="float">
            <text:p>3.87622</text:p>
          </table:table-cell>
          <table:table-cell table:style-name="ce6" office:value-type="float" office:value="32.2" calcext:value-type="float">
            <text:p>32.2</text:p>
          </table:table-cell>
          <table:table-cell table:formula="of:=[.$K$31]*[.G36]+[.$K$30]" office:value-type="float" office:value="34.2394409566409" calcext:value-type="float">
            <text:p>34.2394409566409</text:p>
          </table:table-cell>
          <table:table-cell office:value-type="float" office:value="4.45331834" calcext:value-type="float">
            <text:p>4.45331834</text:p>
          </table:table-cell>
          <table:table-cell office:value-type="float" office:value="0.211592712488311" calcext:value-type="float">
            <text:p>0.211592712488311</text:p>
          </table:table-cell>
          <table:table-cell office:value-type="float" office:value="4.9" calcext:value-type="float">
            <text:p>4.9</text:p>
          </table:table-cell>
          <table:table-cell office:value-type="float" office:value="4.68840728751169" calcext:value-type="float">
            <text:p>4.68840728751169</text:p>
          </table:table-cell>
          <table:table-cell table:formula="of:=[.K36]" office:value-type="float" office:value="0.211592712488311" calcext:value-type="float">
            <text:p>0.211592712488311</text:p>
          </table:table-cell>
          <table:table-cell table:number-columns-repeated="2"/>
        </table:table-row>
        <table:table-row table:style-name="ro1">
          <table:table-cell table:style-name="ce2" office:value-type="float" office:value="4.9" calcext:value-type="float">
            <text:p>4.9</text:p>
          </table:table-cell>
          <table:table-cell table:style-name="ce1"/>
          <table:table-cell table:style-name="ce2" office:value-type="float" office:value="28400" calcext:value-type="float">
            <text:p>28400</text:p>
          </table:table-cell>
          <table:table-cell table:style-name="ce2" table:formula="of:=LOG10([.B37])" office:value-type="string" office:string-value="" calcext:value-type="error">
            <text:p>Err:502</text:p>
          </table:table-cell>
          <table:table-cell table:style-name="ce2" table:formula="of:=LOG10([.C37])" office:value-type="float" office:value="4.45331834004704" calcext:value-type="float">
            <text:p>4.45331834004704</text:p>
          </table:table-cell>
          <table:table-cell table:style-name="ce1"/>
          <table:table-cell table:style-name="ce5" office:value-type="float" office:value="3.87909588" calcext:value-type="float">
            <text:p>3.87910</text:p>
          </table:table-cell>
          <table:table-cell table:style-name="ce6" office:value-type="float" office:value="32.2" calcext:value-type="float">
            <text:p>32.2</text:p>
          </table:table-cell>
          <table:table-cell table:formula="of:=[.$K$31]*[.G37]+[.$K$30]" office:value-type="float" office:value="34.0697417889873" calcext:value-type="float">
            <text:p>34.0697417889873</text:p>
          </table:table-cell>
          <table:table-cell office:value-type="float" office:value="4.376576957" calcext:value-type="float">
            <text:p>4.376576957</text:p>
          </table:table-cell>
          <table:table-cell office:value-type="float" office:value="4.73653098458357" calcext:value-type="float">
            <text:p>4.73653098458357</text:p>
          </table:table-cell>
          <table:table-cell office:value-type="float" office:value="5.9" calcext:value-type="float">
            <text:p>5.9</text:p>
          </table:table-cell>
          <table:table-cell office:value-type="float" office:value="1.16346901541643" calcext:value-type="float">
            <text:p>1.16346901541643</text:p>
          </table:table-cell>
          <table:table-cell table:formula="of:=[.K37]" office:value-type="float" office:value="4.73653098458357" calcext:value-type="float">
            <text:p>4.73653098458357</text:p>
          </table:table-cell>
          <table:table-cell table:number-columns-repeated="2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6900" calcext:value-type="float">
            <text:p>26900</text:p>
          </table:table-cell>
          <table:table-cell table:style-name="ce2" office:value-type="float" office:value="31400" calcext:value-type="float">
            <text:p>31400</text:p>
          </table:table-cell>
          <table:table-cell table:style-name="ce2" table:formula="of:=LOG10([.B38])" office:value-type="float" office:value="4.42975228000241" calcext:value-type="float">
            <text:p>4.42975228000241</text:p>
          </table:table-cell>
          <table:table-cell table:style-name="ce2" table:formula="of:=LOG10([.C38])" office:value-type="float" office:value="4.49692964807322" calcext:value-type="float">
            <text:p>4.49692964807322</text:p>
          </table:table-cell>
          <table:table-cell table:style-name="ce1"/>
          <table:table-cell table:style-name="ce5" office:value-type="float" office:value="3.806179974" calcext:value-type="float">
            <text:p>3.80618</text:p>
          </table:table-cell>
          <table:table-cell table:style-name="ce6" office:value-type="float" office:value="37.8" calcext:value-type="float">
            <text:p>37.8</text:p>
          </table:table-cell>
          <table:table-cell table:formula="of:=[.$K$31]*[.G38]+[.$K$30]" office:value-type="float" office:value="38.3691166608724" calcext:value-type="float">
            <text:p>38.3691166608724</text:p>
          </table:table-cell>
          <table:table-cell office:value-type="float" office:value="4.361727836" calcext:value-type="float">
            <text:p>4.361727836</text:p>
          </table:table-cell>
          <table:table-cell office:value-type="float" office:value="5.61208669251073" calcext:value-type="float">
            <text:p>5.61208669251073</text:p>
          </table:table-cell>
          <table:table-cell office:value-type="float" office:value="5.9" calcext:value-type="float">
            <text:p>5.9</text:p>
          </table:table-cell>
          <table:table-cell office:value-type="float" office:value="0.287913307489271" calcext:value-type="float">
            <text:p>0.287913307489271</text:p>
          </table:table-cell>
          <table:table-cell table:formula="of:=[.K38]" office:value-type="float" office:value="5.61208669251073" calcext:value-type="float">
            <text:p>5.61208669251073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812913357" calcext:value-type="float">
            <text:p>3.81291</text:p>
          </table:table-cell>
          <table:table-cell table:style-name="ce6" office:value-type="float" office:value="37.8" calcext:value-type="float">
            <text:p>37.8</text:p>
          </table:table-cell>
          <table:table-cell table:formula="of:=[.$K$31]*[.G39]+[.$K$30]" office:value-type="float" office:value="37.9720930310353" calcext:value-type="float">
            <text:p>37.9720930310353</text:p>
          </table:table-cell>
          <table:table-cell office:value-type="float" office:value="4.33243846" calcext:value-type="float">
            <text:p>4.33243846</text:p>
          </table:table-cell>
          <table:table-cell office:value-type="float" office:value="7.33908995003858" calcext:value-type="float">
            <text:p>7.33908995003858</text:p>
          </table:table-cell>
          <table:table-cell office:value-type="float" office:value="8.1" calcext:value-type="float">
            <text:p>8.1</text:p>
          </table:table-cell>
          <table:table-cell office:value-type="float" office:value="0.760910049961415" calcext:value-type="float">
            <text:p>0.760910049961415</text:p>
          </table:table-cell>
          <table:table-cell table:formula="of:=[.K39]" office:value-type="float" office:value="7.33908995003858" calcext:value-type="float">
            <text:p>7.33908995003858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783903579" calcext:value-type="float">
            <text:p>3.78390</text:p>
          </table:table-cell>
          <table:table-cell table:style-name="ce6" office:value-type="float" office:value="39" calcext:value-type="float">
            <text:p>39</text:p>
          </table:table-cell>
          <table:table-cell table:formula="of:=[.$K$31]*[.G40]+[.$K$30]" office:value-type="float" office:value="39.6826102201403" calcext:value-type="float">
            <text:p>39.6826102201403</text:p>
          </table:table-cell>
          <table:table-cell office:value-type="float" office:value="4.319106059" calcext:value-type="float">
            <text:p>4.319106059</text:p>
          </table:table-cell>
          <table:table-cell office:value-type="float" office:value="8.12521458299992" calcext:value-type="float">
            <text:p>8.12521458299992</text:p>
          </table:table-cell>
          <table:table-cell office:value-type="float" office:value="8.1" calcext:value-type="float">
            <text:p>8.1</text:p>
          </table:table-cell>
          <table:table-cell office:value-type="float" office:value="-0.0252145829999169" calcext:value-type="float">
            <text:p>-0.0252145829999169</text:p>
          </table:table-cell>
          <table:table-cell table:formula="of:=[.K40]" office:value-type="float" office:value="8.12521458299992" calcext:value-type="float">
            <text:p>8.12521458299992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785329835" calcext:value-type="float">
            <text:p>3.78533</text:p>
          </table:table-cell>
          <table:table-cell table:style-name="ce6" office:value-type="float" office:value="39" calcext:value-type="float">
            <text:p>39</text:p>
          </table:table-cell>
          <table:table-cell table:formula="of:=[.$K$31]*[.G41]+[.$K$30]" office:value-type="float" office:value="39.5985132165691" calcext:value-type="float">
            <text:p>39.5985132165691</text:p>
          </table:table-cell>
          <table:table-cell office:value-type="float" office:value="4.291812687" calcext:value-type="float">
            <text:p>4.291812687</text:p>
          </table:table-cell>
          <table:table-cell office:value-type="float" office:value="9.73452651757026" calcext:value-type="float">
            <text:p>9.73452651757026</text:p>
          </table:table-cell>
          <table:table-cell office:value-type="float" office:value="10.1" calcext:value-type="float">
            <text:p>10.1</text:p>
          </table:table-cell>
          <table:table-cell office:value-type="float" office:value="0.36547348242974" calcext:value-type="float">
            <text:p>0.36547348242974</text:p>
          </table:table-cell>
          <table:table-cell table:formula="of:=[.K41]" office:value-type="float" office:value="9.73452651757026" calcext:value-type="float">
            <text:p>9.73452651757026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771587481" calcext:value-type="float">
            <text:p>3.77159</text:p>
          </table:table-cell>
          <table:table-cell table:style-name="ce6" office:value-type="float" office:value="40" calcext:value-type="float">
            <text:p>40</text:p>
          </table:table-cell>
          <table:table-cell table:formula="of:=[.$K$31]*[.G42]+[.$K$30]" office:value-type="float" office:value="40.4088101011494" calcext:value-type="float">
            <text:p>40.4088101011494</text:p>
          </table:table-cell>
          <table:table-cell office:value-type="float" office:value="4.285332228" calcext:value-type="float">
            <text:p>4.285332228</text:p>
          </table:table-cell>
          <table:table-cell office:value-type="float" office:value="10.1166368705964" calcext:value-type="float">
            <text:p>10.1166368705964</text:p>
          </table:table-cell>
          <table:table-cell office:value-type="float" office:value="10.1" calcext:value-type="float">
            <text:p>10.1</text:p>
          </table:table-cell>
          <table:table-cell office:value-type="float" office:value="-0.0166368705964377" calcext:value-type="float">
            <text:p>-0.0166368705964377</text:p>
          </table:table-cell>
          <table:table-cell table:formula="of:=[.K42]" office:value-type="float" office:value="10.1166368705964" calcext:value-type="float">
            <text:p>10.1166368705964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773054693" calcext:value-type="float">
            <text:p>3.77305</text:p>
          </table:table-cell>
          <table:table-cell table:style-name="ce6" office:value-type="float" office:value="40" calcext:value-type="float">
            <text:p>40</text:p>
          </table:table-cell>
          <table:table-cell table:formula="of:=[.$K$31]*[.G43]+[.$K$30]" office:value-type="float" office:value="40.3222981896807" calcext:value-type="float">
            <text:p>40.3222981896807</text:p>
          </table:table-cell>
          <table:table-cell office:value-type="float" office:value="4.27392678" calcext:value-type="float">
            <text:p>4.27392678</text:p>
          </table:table-cell>
          <table:table-cell office:value-type="float" office:value="10.7891416672013" calcext:value-type="float">
            <text:p>10.7891416672013</text:p>
          </table:table-cell>
          <table:table-cell office:value-type="float" office:value="10.8" calcext:value-type="float">
            <text:p>10.8</text:p>
          </table:table-cell>
          <table:table-cell office:value-type="float" office:value="0.0108583327987226" calcext:value-type="float">
            <text:p>0.0108583327987226</text:p>
          </table:table-cell>
          <table:table-cell table:formula="of:=[.K43]" office:value-type="float" office:value="10.7891416672013" calcext:value-type="float">
            <text:p>10.7891416672013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739572344" calcext:value-type="float">
            <text:p>3.73957</text:p>
          </table:table-cell>
          <table:table-cell table:style-name="ce6" office:value-type="float" office:value="42" calcext:value-type="float">
            <text:p>42</text:p>
          </table:table-cell>
          <table:table-cell table:formula="of:=[.$K$31]*[.G44]+[.$K$30]" office:value-type="float" office:value="42.2965336869711" calcext:value-type="float">
            <text:p>42.2965336869711</text:p>
          </table:table-cell>
          <table:table-cell office:value-type="float" office:value="4.275311355" calcext:value-type="float">
            <text:p>4.275311355</text:p>
          </table:table-cell>
          <table:table-cell office:value-type="float" office:value="10.7075023200437" calcext:value-type="float">
            <text:p>10.7075023200437</text:p>
          </table:table-cell>
          <table:table-cell office:value-type="float" office:value="10.8" calcext:value-type="float">
            <text:p>10.8</text:p>
          </table:table-cell>
          <table:table-cell office:value-type="float" office:value="0.0924976799562565" calcext:value-type="float">
            <text:p>0.0924976799562565</text:p>
          </table:table-cell>
          <table:table-cell table:formula="of:=[.K44]" office:value-type="float" office:value="10.7075023200437" calcext:value-type="float">
            <text:p>10.7075023200437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738780558" calcext:value-type="float">
            <text:p>3.73878</text:p>
          </table:table-cell>
          <table:table-cell table:style-name="ce6" office:value-type="float" office:value="42" calcext:value-type="float">
            <text:p>42</text:p>
          </table:table-cell>
          <table:table-cell table:formula="of:=[.$K$31]*[.G45]+[.$K$30]" office:value-type="float" office:value="42.3432201374186" calcext:value-type="float">
            <text:p>42.3432201374186</text:p>
          </table:table-cell>
          <table:table-cell office:value-type="float" office:value="4.23299611" calcext:value-type="float">
            <text:p>4.23299611</text:p>
          </table:table-cell>
          <table:table-cell office:value-type="float" office:value="13.2025560199958" calcext:value-type="float">
            <text:p>13.2025560199958</text:p>
          </table:table-cell>
          <table:table-cell office:value-type="float" office:value="13.8" calcext:value-type="float">
            <text:p>13.8</text:p>
          </table:table-cell>
          <table:table-cell office:value-type="float" office:value="0.597443980004176" calcext:value-type="float">
            <text:p>0.597443980004176</text:p>
          </table:table-cell>
          <table:table-cell table:formula="of:=[.K45]" office:value-type="float" office:value="13.2025560199958" calcext:value-type="float">
            <text:p>13.2025560199958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697229343" calcext:value-type="float">
            <text:p>3.69723</text:p>
          </table:table-cell>
          <table:table-cell table:style-name="ce6" office:value-type="float" office:value="44" calcext:value-type="float">
            <text:p>44</text:p>
          </table:table-cell>
          <table:table-cell table:formula="of:=[.$K$31]*[.G46]+[.$K$30]" office:value-type="float" office:value="44.7932239770101" calcext:value-type="float">
            <text:p>44.7932239770101</text:p>
          </table:table-cell>
          <table:table-cell office:value-type="float" office:value="4.224791956" calcext:value-type="float">
            <text:p>4.224791956</text:p>
          </table:table-cell>
          <table:table-cell office:value-type="float" office:value="13.686301412293" calcext:value-type="float">
            <text:p>13.686301412293</text:p>
          </table:table-cell>
          <table:table-cell office:value-type="float" office:value="13.8" calcext:value-type="float">
            <text:p>13.8</text:p>
          </table:table-cell>
          <table:table-cell office:value-type="float" office:value="0.113698587706967" calcext:value-type="float">
            <text:p>0.113698587706967</text:p>
          </table:table-cell>
          <table:table-cell table:formula="of:=[.K46]" office:value-type="float" office:value="13.686301412293" calcext:value-type="float">
            <text:p>13.686301412293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701567985" calcext:value-type="float">
            <text:p>3.70157</text:p>
          </table:table-cell>
          <table:table-cell table:style-name="ce6" office:value-type="float" office:value="44" calcext:value-type="float">
            <text:p>44</text:p>
          </table:table-cell>
          <table:table-cell table:formula="of:=[.$K$31]*[.G47]+[.$K$30]" office:value-type="float" office:value="44.5374025874644" calcext:value-type="float">
            <text:p>44.5374025874644</text:p>
          </table:table-cell>
          <table:table-cell office:value-type="float" office:value="4.203848464" calcext:value-type="float">
            <text:p>4.203848464</text:p>
          </table:table-cell>
          <table:table-cell office:value-type="float" office:value="14.9212023848507" calcext:value-type="float">
            <text:p>14.9212023848507</text:p>
          </table:table-cell>
          <table:table-cell office:value-type="float" office:value="14.8" calcext:value-type="float">
            <text:p>14.8</text:p>
          </table:table-cell>
          <table:table-cell office:value-type="float" office:value="-0.121202384850687" calcext:value-type="float">
            <text:p>-0.121202384850687</text:p>
          </table:table-cell>
          <table:table-cell table:formula="of:=[.K47]" office:value-type="float" office:value="14.9212023848507" calcext:value-type="float">
            <text:p>14.9212023848507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67669361" calcext:value-type="float">
            <text:p>3.67669</text:p>
          </table:table-cell>
          <table:table-cell table:style-name="ce6" office:value-type="float" office:value="46" calcext:value-type="float">
            <text:p>46</text:p>
          </table:table-cell>
          <table:table-cell table:formula="of:=[.$K$31]*[.G48]+[.$K$30]" office:value-type="float" office:value="46.0040820638031" calcext:value-type="float">
            <text:p>46.0040820638031</text:p>
          </table:table-cell>
          <table:table-cell office:value-type="float" office:value="4.197280558" calcext:value-type="float">
            <text:p>4.197280558</text:p>
          </table:table-cell>
          <table:table-cell office:value-type="float" office:value="15.308468916481" calcext:value-type="float">
            <text:p>15.308468916481</text:p>
          </table:table-cell>
          <table:table-cell office:value-type="float" office:value="14.8" calcext:value-type="float">
            <text:p>14.8</text:p>
          </table:table-cell>
          <table:table-cell office:value-type="float" office:value="-0.508468916481018" calcext:value-type="float">
            <text:p>-0.508468916481018</text:p>
          </table:table-cell>
          <table:table-cell table:formula="of:=[.K48]" office:value-type="float" office:value="15.308468916481" calcext:value-type="float">
            <text:p>15.308468916481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67669361" calcext:value-type="float">
            <text:p>3.67669</text:p>
          </table:table-cell>
          <table:table-cell table:style-name="ce6" office:value-type="float" office:value="46" calcext:value-type="float">
            <text:p>46</text:p>
          </table:table-cell>
          <table:table-cell table:formula="of:=[.$K$31]*[.G49]+[.$K$30]" office:value-type="float" office:value="46.0040820638031" calcext:value-type="float">
            <text:p>46.0040820638031</text:p>
          </table:table-cell>
          <table:table-cell office:value-type="float" office:value="4.164650216" calcext:value-type="float">
            <text:p>4.164650216</text:p>
          </table:table-cell>
          <table:table-cell office:value-type="float" office:value="17.2324671241672" calcext:value-type="float">
            <text:p>17.2324671241672</text:p>
          </table:table-cell>
          <table:table-cell office:value-type="float" office:value="17.3" calcext:value-type="float">
            <text:p>17.3</text:p>
          </table:table-cell>
          <table:table-cell office:value-type="float" office:value="0.0675328758328142" calcext:value-type="float">
            <text:p>0.0675328758328142</text:p>
          </table:table-cell>
          <table:table-cell table:formula="of:=[.K49]" office:value-type="float" office:value="17.2324671241672" calcext:value-type="float">
            <text:p>17.2324671241672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650307523" calcext:value-type="float">
            <text:p>3.65031</text:p>
          </table:table-cell>
          <table:table-cell table:style-name="ce6" office:value-type="float" office:value="48" calcext:value-type="float">
            <text:p>48</text:p>
          </table:table-cell>
          <table:table-cell table:formula="of:=[.$K$31]*[.G50]+[.$K$30]" office:value-type="float" office:value="47.5598973260475" calcext:value-type="float">
            <text:p>47.5598973260475</text:p>
          </table:table-cell>
          <table:table-cell office:value-type="float" office:value="4.156549151" calcext:value-type="float">
            <text:p>4.156549151</text:p>
          </table:table-cell>
          <table:table-cell office:value-type="float" office:value="17.7101340312547" calcext:value-type="float">
            <text:p>17.7101340312547</text:p>
          </table:table-cell>
          <table:table-cell office:value-type="float" office:value="17.3" calcext:value-type="float">
            <text:p>17.3</text:p>
          </table:table-cell>
          <table:table-cell office:value-type="float" office:value="-0.410134031254739" calcext:value-type="float">
            <text:p>-0.410134031254739</text:p>
          </table:table-cell>
          <table:table-cell table:formula="of:=[.K50]" office:value-type="float" office:value="17.7101340312547" calcext:value-type="float">
            <text:p>17.7101340312547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651278014" calcext:value-type="float">
            <text:p>3.65128</text:p>
          </table:table-cell>
          <table:table-cell table:style-name="ce6" office:value-type="float" office:value="48" calcext:value-type="float">
            <text:p>48</text:p>
          </table:table-cell>
          <table:table-cell table:formula="of:=[.$K$31]*[.G51]+[.$K$30]" office:value-type="float" office:value="47.5026738086055" calcext:value-type="float">
            <text:p>47.5026738086055</text:p>
          </table:table-cell>
          <table:table-cell office:value-type="float" office:value="4.130655349" calcext:value-type="float">
            <text:p>4.130655349</text:p>
          </table:table-cell>
          <table:table-cell office:value-type="float" office:value="19.2369224614275" calcext:value-type="float">
            <text:p>19.2369224614275</text:p>
          </table:table-cell>
          <table:table-cell office:value-type="float" office:value="18.6" calcext:value-type="float">
            <text:p>18.6</text:p>
          </table:table-cell>
          <table:table-cell office:value-type="float" office:value="-0.636922461427496" calcext:value-type="float">
            <text:p>-0.636922461427496</text:p>
          </table:table-cell>
          <table:table-cell table:formula="of:=[.K51]" office:value-type="float" office:value="19.2369224614275" calcext:value-type="float">
            <text:p>19.2369224614275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620136055" calcext:value-type="float">
            <text:p>3.62014</text:p>
          </table:table-cell>
          <table:table-cell table:style-name="ce6" office:value-type="float" office:value="50" calcext:value-type="float">
            <text:p>50</text:p>
          </table:table-cell>
          <table:table-cell table:formula="of:=[.$K$31]*[.G52]+[.$K$30]" office:value-type="float" office:value="49.3389117891892" calcext:value-type="float">
            <text:p>49.3389117891892</text:p>
          </table:table-cell>
          <table:table-cell office:value-type="float" office:value="4.12904506" calcext:value-type="float">
            <text:p>4.12904506</text:p>
          </table:table-cell>
          <table:table-cell office:value-type="float" office:value="19.3318706893639" calcext:value-type="float">
            <text:p>19.3318706893639</text:p>
          </table:table-cell>
          <table:table-cell office:value-type="float" office:value="18.6" calcext:value-type="float">
            <text:p>18.6</text:p>
          </table:table-cell>
          <table:table-cell office:value-type="float" office:value="-0.731870689363852" calcext:value-type="float">
            <text:p>-0.731870689363852</text:p>
          </table:table-cell>
          <table:table-cell table:formula="of:=[.K52]" office:value-type="float" office:value="19.3318706893639" calcext:value-type="float">
            <text:p>19.3318706893639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619093331" calcext:value-type="float">
            <text:p>3.61909</text:p>
          </table:table-cell>
          <table:table-cell table:style-name="ce6" office:value-type="float" office:value="50" calcext:value-type="float">
            <text:p>50</text:p>
          </table:table-cell>
          <table:table-cell table:formula="of:=[.$K$31]*[.G53]+[.$K$30]" office:value-type="float" office:value="49.4003944149953" calcext:value-type="float">
            <text:p>49.4003944149953</text:p>
          </table:table-cell>
          <table:table-cell office:value-type="float" office:value="4.07371835" calcext:value-type="float">
            <text:p>4.07371835</text:p>
          </table:table-cell>
          <table:table-cell office:value-type="float" office:value="22.5941255219112" calcext:value-type="float">
            <text:p>22.5941255219112</text:p>
          </table:table-cell>
          <table:table-cell office:value-type="float" office:value="20.4" calcext:value-type="float">
            <text:p>20.4</text:p>
          </table:table-cell>
          <table:table-cell office:value-type="float" office:value="-2.19412552191123" calcext:value-type="float">
            <text:p>-2.19412552191123</text:p>
          </table:table-cell>
          <table:table-cell table:formula="of:=[.K53]" office:value-type="float" office:value="22.5941255219112" calcext:value-type="float">
            <text:p>22.5941255219112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588831726" calcext:value-type="float">
            <text:p>3.58883</text:p>
          </table:table-cell>
          <table:table-cell table:style-name="ce6" office:value-type="float" office:value="52" calcext:value-type="float">
            <text:p>52</text:p>
          </table:table-cell>
          <table:table-cell table:formula="of:=[.$K$31]*[.G54]+[.$K$30]" office:value-type="float" office:value="51.1847236684768" calcext:value-type="float">
            <text:p>51.1847236684768</text:p>
          </table:table-cell>
          <table:table-cell office:value-type="float" office:value="4.07371835" calcext:value-type="float">
            <text:p>4.07371835</text:p>
          </table:table-cell>
          <table:table-cell office:value-type="float" office:value="22.5941255219112" calcext:value-type="float">
            <text:p>22.5941255219112</text:p>
          </table:table-cell>
          <table:table-cell office:value-type="float" office:value="20.4" calcext:value-type="float">
            <text:p>20.4</text:p>
          </table:table-cell>
          <table:table-cell office:value-type="float" office:value="-2.19412552191123" calcext:value-type="float">
            <text:p>-2.19412552191123</text:p>
          </table:table-cell>
          <table:table-cell table:formula="of:=[.K54]" office:value-type="float" office:value="22.5941255219112" calcext:value-type="float">
            <text:p>22.5941255219112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592176757" calcext:value-type="float">
            <text:p>3.59218</text:p>
          </table:table-cell>
          <table:table-cell table:style-name="ce6" office:value-type="float" office:value="52" calcext:value-type="float">
            <text:p>52</text:p>
          </table:table-cell>
          <table:table-cell table:formula="of:=[.$K$31]*[.G55]+[.$K$30]" office:value-type="float" office:value="50.9874890318109" calcext:value-type="float">
            <text:p>50.9874890318109</text:p>
          </table:table-cell>
          <table:table-cell office:value-type="float" office:value="4.043362278" calcext:value-type="float">
            <text:p>4.043362278</text:p>
          </table:table-cell>
          <table:table-cell office:value-type="float" office:value="24.3840248775598" calcext:value-type="float">
            <text:p>24.3840248775598</text:p>
          </table:table-cell>
          <table:table-cell office:value-type="float" office:value="23.1" calcext:value-type="float">
            <text:p>23.1</text:p>
          </table:table-cell>
          <table:table-cell office:value-type="float" office:value="-1.28402487755979" calcext:value-type="float">
            <text:p>-1.28402487755979</text:p>
          </table:table-cell>
          <table:table-cell table:formula="of:=[.K55]" office:value-type="float" office:value="24.3840248775598" calcext:value-type="float">
            <text:p>24.3840248775598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555094449" calcext:value-type="float">
            <text:p>3.55509</text:p>
          </table:table-cell>
          <table:table-cell table:style-name="ce6" office:value-type="float" office:value="54" calcext:value-type="float">
            <text:p>54</text:p>
          </table:table-cell>
          <table:table-cell table:formula="of:=[.$K$31]*[.G56]+[.$K$30]" office:value-type="float" office:value="53.1739906053729" calcext:value-type="float">
            <text:p>53.1739906053729</text:p>
          </table:table-cell>
          <table:table-cell office:value-type="float" office:value="4.043362278" calcext:value-type="float">
            <text:p>4.043362278</text:p>
          </table:table-cell>
          <table:table-cell office:value-type="float" office:value="24.3840248775598" calcext:value-type="float">
            <text:p>24.3840248775598</text:p>
          </table:table-cell>
          <table:table-cell office:value-type="float" office:value="23.1" calcext:value-type="float">
            <text:p>23.1</text:p>
          </table:table-cell>
          <table:table-cell office:value-type="float" office:value="-1.28402487755979" calcext:value-type="float">
            <text:p>-1.28402487755979</text:p>
          </table:table-cell>
          <table:table-cell table:formula="of:=[.K56]" office:value-type="float" office:value="24.3840248775598" calcext:value-type="float">
            <text:p>24.3840248775598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552668216" calcext:value-type="float">
            <text:p>3.55267</text:p>
          </table:table-cell>
          <table:table-cell table:style-name="ce6" office:value-type="float" office:value="54" calcext:value-type="float">
            <text:p>54</text:p>
          </table:table-cell>
          <table:table-cell table:formula="of:=[.$K$31]*[.G57]+[.$K$30]" office:value-type="float" office:value="53.317049723277" calcext:value-type="float">
            <text:p>53.317049723277</text:p>
          </table:table-cell>
          <table:table-cell office:value-type="float" office:value="4.004321374" calcext:value-type="float">
            <text:p>4.004321374</text:p>
          </table:table-cell>
          <table:table-cell office:value-type="float" office:value="26.6860120685751" calcext:value-type="float">
            <text:p>26.6860120685751</text:p>
          </table:table-cell>
          <table:table-cell office:value-type="float" office:value="25.1" calcext:value-type="float">
            <text:p>25.1</text:p>
          </table:table-cell>
          <table:table-cell office:value-type="float" office:value="-1.58601206857508" calcext:value-type="float">
            <text:p>-1.58601206857508</text:p>
          </table:table-cell>
          <table:table-cell table:formula="of:=[.K57]" office:value-type="float" office:value="26.6860120685751" calcext:value-type="float">
            <text:p>26.6860120685751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521138084" calcext:value-type="float">
            <text:p>3.52114</text:p>
          </table:table-cell>
          <table:table-cell table:style-name="ce6" office:value-type="float" office:value="56" calcext:value-type="float">
            <text:p>56</text:p>
          </table:table-cell>
          <table:table-cell table:formula="of:=[.$K$31]*[.G58]+[.$K$30]" office:value-type="float" office:value="55.1761757310923" calcext:value-type="float">
            <text:p>55.1761757310923</text:p>
          </table:table-cell>
          <table:table-cell office:value-type="float" office:value="4.004321374" calcext:value-type="float">
            <text:p>4.004321374</text:p>
          </table:table-cell>
          <table:table-cell office:value-type="float" office:value="26.6860120685751" calcext:value-type="float">
            <text:p>26.6860120685751</text:p>
          </table:table-cell>
          <table:table-cell office:value-type="float" office:value="25.1" calcext:value-type="float">
            <text:p>25.1</text:p>
          </table:table-cell>
          <table:table-cell office:value-type="float" office:value="-1.58601206857508" calcext:value-type="float">
            <text:p>-1.58601206857508</text:p>
          </table:table-cell>
          <table:table-cell table:formula="of:=[.K58]" office:value-type="float" office:value="26.6860120685751" calcext:value-type="float">
            <text:p>26.6860120685751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480006943" calcext:value-type="float">
            <text:p>3.48001</text:p>
          </table:table-cell>
          <table:table-cell table:style-name="ce6" office:value-type="float" office:value="56" calcext:value-type="float">
            <text:p>56</text:p>
          </table:table-cell>
          <table:table-cell table:formula="of:=[.$K$31]*[.G59]+[.$K$30]" office:value-type="float" office:value="57.60141054978" calcext:value-type="float">
            <text:p>57.60141054978</text:p>
          </table:table-cell>
          <table:table-cell office:value-type="float" office:value="3.960470778" calcext:value-type="float">
            <text:p>3.960470778</text:p>
          </table:table-cell>
          <table:table-cell office:value-type="float" office:value="29.2715953919117" calcext:value-type="float">
            <text:p>29.2715953919117</text:p>
          </table:table-cell>
          <table:table-cell office:value-type="float" office:value="27.4" calcext:value-type="float">
            <text:p>27.4</text:p>
          </table:table-cell>
          <table:table-cell office:value-type="float" office:value="-1.87159539191172" calcext:value-type="float">
            <text:p>-1.87159539191172</text:p>
          </table:table-cell>
          <table:table-cell table:formula="of:=[.K59]" office:value-type="float" office:value="29.2715953919117" calcext:value-type="float">
            <text:p>29.2715953919117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511883361" calcext:value-type="float">
            <text:p>3.51188</text:p>
          </table:table-cell>
          <table:table-cell table:style-name="ce6" office:value-type="float" office:value="57.9" calcext:value-type="float">
            <text:p>57.9</text:p>
          </table:table-cell>
          <table:table-cell table:formula="of:=[.$K$31]*[.G60]+[.$K$30]" office:value-type="float" office:value="55.7218663176216" calcext:value-type="float">
            <text:p>55.7218663176216</text:p>
          </table:table-cell>
          <table:table-cell office:value-type="float" office:value="3.962842681" calcext:value-type="float">
            <text:p>3.962842681</text:p>
          </table:table-cell>
          <table:table-cell office:value-type="float" office:value="29.1317397593595" calcext:value-type="float">
            <text:p>29.1317397593595</text:p>
          </table:table-cell>
          <table:table-cell office:value-type="float" office:value="27.4" calcext:value-type="float">
            <text:p>27.4</text:p>
          </table:table-cell>
          <table:table-cell office:value-type="float" office:value="-1.73173975935948" calcext:value-type="float">
            <text:p>-1.73173975935948</text:p>
          </table:table-cell>
          <table:table-cell table:formula="of:=[.K60]" office:value-type="float" office:value="29.1317397593595" calcext:value-type="float">
            <text:p>29.1317397593595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456366033" calcext:value-type="float">
            <text:p>3.45637</text:p>
          </table:table-cell>
          <table:table-cell table:style-name="ce6" office:value-type="float" office:value="57.9" calcext:value-type="float">
            <text:p>57.9</text:p>
          </table:table-cell>
          <table:table-cell table:formula="of:=[.$K$31]*[.G61]+[.$K$30]" office:value-type="float" office:value="58.9953606489874" calcext:value-type="float">
            <text:p>58.9953606489874</text:p>
          </table:table-cell>
          <table:table-cell office:value-type="float" office:value="3.904715545" calcext:value-type="float">
            <text:p>3.904715545</text:p>
          </table:table-cell>
          <table:table-cell office:value-type="float" office:value="32.559117427725" calcext:value-type="float">
            <text:p>32.559117427725</text:p>
          </table:table-cell>
          <table:table-cell office:value-type="float" office:value="30.6" calcext:value-type="float">
            <text:p>30.6</text:p>
          </table:table-cell>
          <table:table-cell office:value-type="float" office:value="-1.95911742772503" calcext:value-type="float">
            <text:p>-1.95911742772503</text:p>
          </table:table-cell>
          <table:table-cell table:formula="of:=[.K61]" office:value-type="float" office:value="32.559117427725" calcext:value-type="float">
            <text:p>32.559117427725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471291711" calcext:value-type="float">
            <text:p>3.47129</text:p>
          </table:table-cell>
          <table:table-cell table:style-name="ce6" office:value-type="float" office:value="60.5" calcext:value-type="float">
            <text:p>60.5</text:p>
          </table:table-cell>
          <table:table-cell table:formula="of:=[.$K$31]*[.G62]+[.$K$30]" office:value-type="float" office:value="58.1152908746497" calcext:value-type="float">
            <text:p>58.1152908746497</text:p>
          </table:table-cell>
          <table:table-cell office:value-type="float" office:value="3.909020854" calcext:value-type="float">
            <text:p>3.909020854</text:p>
          </table:table-cell>
          <table:table-cell office:value-type="float" office:value="32.3052614675413" calcext:value-type="float">
            <text:p>32.3052614675413</text:p>
          </table:table-cell>
          <table:table-cell office:value-type="float" office:value="30.6" calcext:value-type="float">
            <text:p>30.6</text:p>
          </table:table-cell>
          <table:table-cell office:value-type="float" office:value="-1.70526146754127" calcext:value-type="float">
            <text:p>-1.70526146754127</text:p>
          </table:table-cell>
          <table:table-cell table:formula="of:=[.K62]" office:value-type="float" office:value="32.3052614675413" calcext:value-type="float">
            <text:p>32.3052614675413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419955748" calcext:value-type="float">
            <text:p>3.41996</text:p>
          </table:table-cell>
          <table:table-cell table:style-name="ce6" office:value-type="float" office:value="60.5" calcext:value-type="float">
            <text:p>60.5</text:p>
          </table:table-cell>
          <table:table-cell table:formula="of:=[.$K$31]*[.G63]+[.$K$30]" office:value-type="float" office:value="61.1422374142184" calcext:value-type="float">
            <text:p>61.1422374142184</text:p>
          </table:table-cell>
          <table:table-cell office:value-type="float" office:value="3.893761762" calcext:value-type="float">
            <text:p>3.893761762</text:p>
          </table:table-cell>
          <table:table-cell office:value-type="float" office:value="33.2049904884298" calcext:value-type="float">
            <text:p>33.2049904884298</text:p>
          </table:table-cell>
          <table:table-cell office:value-type="float" office:value="31.1" calcext:value-type="float">
            <text:p>31.1</text:p>
          </table:table-cell>
          <table:table-cell office:value-type="float" office:value="-2.10499048842981" calcext:value-type="float">
            <text:p>-2.10499048842981</text:p>
          </table:table-cell>
          <table:table-cell table:formula="of:=[.K63]" office:value-type="float" office:value="33.2049904884298" calcext:value-type="float">
            <text:p>33.2049904884298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450249108" calcext:value-type="float">
            <text:p>3.45025</text:p>
          </table:table-cell>
          <table:table-cell table:style-name="ce6" office:value-type="float" office:value="62.3" calcext:value-type="float">
            <text:p>62.3</text:p>
          </table:table-cell>
          <table:table-cell table:formula="of:=[.$K$31]*[.G64]+[.$K$30]" office:value-type="float" office:value="59.3560357757314" calcext:value-type="float">
            <text:p>59.3560357757314</text:p>
          </table:table-cell>
          <table:table-cell office:value-type="float" office:value="3.898176483" calcext:value-type="float">
            <text:p>3.898176483</text:p>
          </table:table-cell>
          <table:table-cell office:value-type="float" office:value="32.9446832170125" calcext:value-type="float">
            <text:p>32.9446832170125</text:p>
          </table:table-cell>
          <table:table-cell office:value-type="float" office:value="31.1" calcext:value-type="float">
            <text:p>31.1</text:p>
          </table:table-cell>
          <table:table-cell office:value-type="float" office:value="-1.84468321701248" calcext:value-type="float">
            <text:p>-1.84468321701248</text:p>
          </table:table-cell>
          <table:table-cell table:formula="of:=[.K64]" office:value-type="float" office:value="32.9446832170125" calcext:value-type="float">
            <text:p>32.9446832170125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387389826" calcext:value-type="float">
            <text:p>3.38739</text:p>
          </table:table-cell>
          <table:table-cell table:style-name="ce6" office:value-type="float" office:value="62.3" calcext:value-type="float">
            <text:p>62.3</text:p>
          </table:table-cell>
          <table:table-cell table:formula="of:=[.$K$31]*[.G65]+[.$K$30]" office:value-type="float" office:value="63.0624371951355" calcext:value-type="float">
            <text:p>63.0624371951355</text:p>
          </table:table-cell>
          <table:table-cell office:value-type="float" office:value="3.876217841" calcext:value-type="float">
            <text:p>3.876217841</text:p>
          </table:table-cell>
          <table:table-cell office:value-type="float" office:value="34.2394409566409" calcext:value-type="float">
            <text:p>34.2394409566409</text:p>
          </table:table-cell>
          <table:table-cell office:value-type="float" office:value="32.2" calcext:value-type="float">
            <text:p>32.2</text:p>
          </table:table-cell>
          <table:table-cell office:value-type="float" office:value="-2.03944095664089" calcext:value-type="float">
            <text:p>-2.03944095664089</text:p>
          </table:table-cell>
          <table:table-cell table:formula="of:=[.K65]" office:value-type="float" office:value="34.2394409566409" calcext:value-type="float">
            <text:p>34.2394409566409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320146286" calcext:value-type="float">
            <text:p>3.32015</text:p>
          </table:table-cell>
          <table:table-cell table:style-name="ce6" office:value-type="float" office:value="65.3" calcext:value-type="float">
            <text:p>65.3</text:p>
          </table:table-cell>
          <table:table-cell table:formula="of:=[.$K$31]*[.G66]+[.$K$30]" office:value-type="float" office:value="67.0273496817553" calcext:value-type="float">
            <text:p>67.0273496817553</text:p>
          </table:table-cell>
          <table:table-cell office:value-type="float" office:value="3.87909588" calcext:value-type="float">
            <text:p>3.87909588</text:p>
          </table:table-cell>
          <table:table-cell table:style-name="ce9" office:value-type="float" office:value="34.0697417889873" calcext:value-type="float">
            <text:p>34.0697417889873</text:p>
          </table:table-cell>
          <table:table-cell office:value-type="float" office:value="32.2" calcext:value-type="float">
            <text:p>32.2</text:p>
          </table:table-cell>
          <table:table-cell office:value-type="float" office:value="-1.86974178898733" calcext:value-type="float">
            <text:p>-1.86974178898733</text:p>
          </table:table-cell>
          <table:table-cell table:formula="of:=[.K66]" office:value-type="float" office:value="34.0697417889873" calcext:value-type="float">
            <text:p>34.0697417889873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394451681" calcext:value-type="float">
            <text:p>3.39445</text:p>
          </table:table-cell>
          <table:table-cell table:style-name="ce6" office:value-type="float" office:value="65.7" calcext:value-type="float">
            <text:p>65.7</text:p>
          </table:table-cell>
          <table:table-cell table:formula="of:=[.$K$31]*[.G67]+[.$K$30]" office:value-type="float" office:value="62.6460457162187" calcext:value-type="float">
            <text:p>62.6460457162187</text:p>
          </table:table-cell>
          <table:table-cell office:value-type="float" office:value="3.806179974" calcext:value-type="float">
            <text:p>3.806179974</text:p>
          </table:table-cell>
          <table:table-cell office:value-type="float" office:value="38.3691166608724" calcext:value-type="float">
            <text:p>38.3691166608724</text:p>
          </table:table-cell>
          <table:table-cell office:value-type="float" office:value="37.8" calcext:value-type="float">
            <text:p>37.8</text:p>
          </table:table-cell>
          <table:table-cell office:value-type="float" office:value="-0.569116660872354" calcext:value-type="float">
            <text:p>-0.569116660872354</text:p>
          </table:table-cell>
          <table:table-cell table:formula="of:=[.K67]" office:value-type="float" office:value="38.3691166608724" calcext:value-type="float">
            <text:p>38.3691166608724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340444115" calcext:value-type="float">
            <text:p>3.34044</text:p>
          </table:table-cell>
          <table:table-cell table:style-name="ce6" office:value-type="float" office:value="65.7" calcext:value-type="float">
            <text:p>65.7</text:p>
          </table:table-cell>
          <table:table-cell table:formula="of:=[.$K$31]*[.G68]+[.$K$30]" office:value-type="float" office:value="65.8305192404463" calcext:value-type="float">
            <text:p>65.8305192404463</text:p>
          </table:table-cell>
          <table:table-cell office:value-type="float" office:value="3.812913357" calcext:value-type="float">
            <text:p>3.812913357</text:p>
          </table:table-cell>
          <table:table-cell table:style-name="ce9" office:value-type="float" office:value="37.9720930310353" calcext:value-type="float">
            <text:p>37.9720930310353</text:p>
          </table:table-cell>
          <table:table-cell office:value-type="float" office:value="37.8" calcext:value-type="float">
            <text:p>37.8</text:p>
          </table:table-cell>
          <table:table-cell office:value-type="float" office:value="-0.172093031035288" calcext:value-type="float">
            <text:p>-0.172093031035288</text:p>
          </table:table-cell>
          <table:table-cell table:formula="of:=[.K68]" office:value-type="float" office:value="37.9720930310353" calcext:value-type="float">
            <text:p>37.9720930310353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374748346" calcext:value-type="float">
            <text:p>3.37475</text:p>
          </table:table-cell>
          <table:table-cell table:style-name="ce6" office:value-type="float" office:value="68" calcext:value-type="float">
            <text:p>68</text:p>
          </table:table-cell>
          <table:table-cell table:formula="of:=[.$K$31]*[.G69]+[.$K$30]" office:value-type="float" office:value="63.8078227281005" calcext:value-type="float">
            <text:p>63.8078227281005</text:p>
          </table:table-cell>
          <table:table-cell office:value-type="float" office:value="3.783903579" calcext:value-type="float">
            <text:p>3.783903579</text:p>
          </table:table-cell>
          <table:table-cell office:value-type="float" office:value="39.6826102201403" calcext:value-type="float">
            <text:p>39.6826102201403</text:p>
          </table:table-cell>
          <table:table-cell office:value-type="float" office:value="39" calcext:value-type="float">
            <text:p>39</text:p>
          </table:table-cell>
          <table:table-cell office:value-type="float" office:value="-0.682610220140248" calcext:value-type="float">
            <text:p>-0.682610220140248</text:p>
          </table:table-cell>
          <table:table-cell table:formula="of:=[.K69]" office:value-type="float" office:value="39.6826102201403" calcext:value-type="float">
            <text:p>39.6826102201403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5" office:value-type="float" office:value="3.330413773" calcext:value-type="float">
            <text:p>3.33041</text:p>
          </table:table-cell>
          <table:table-cell table:style-name="ce6" office:value-type="float" office:value="68" calcext:value-type="float">
            <text:p>68</text:p>
          </table:table-cell>
          <table:table-cell table:formula="of:=[.$K$31]*[.G70]+[.$K$30]" office:value-type="float" office:value="66.4219430149958" calcext:value-type="float">
            <text:p>66.4219430149958</text:p>
          </table:table-cell>
          <table:table-cell office:value-type="float" office:value="3.785329835" calcext:value-type="float">
            <text:p>3.785329835</text:p>
          </table:table-cell>
          <table:table-cell office:value-type="float" office:value="39.5985132165691" calcext:value-type="float">
            <text:p>39.5985132165691</text:p>
          </table:table-cell>
          <table:table-cell office:value-type="float" office:value="39" calcext:value-type="float">
            <text:p>39</text:p>
          </table:table-cell>
          <table:table-cell office:value-type="float" office:value="-0.598513216569103" calcext:value-type="float">
            <text:p>-0.598513216569103</text:p>
          </table:table-cell>
          <table:table-cell table:formula="of:=[.K70]" office:value-type="float" office:value="39.5985132165691" calcext:value-type="float">
            <text:p>39.5985132165691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Default"/>
          <table:table-cell table:number-columns-repeated="2"/>
          <table:table-cell office:value-type="float" office:value="3.771587481" calcext:value-type="float">
            <text:p>3.771587481</text:p>
          </table:table-cell>
          <table:table-cell office:value-type="float" office:value="40.4088101011494" calcext:value-type="float">
            <text:p>40.4088101011494</text:p>
          </table:table-cell>
          <table:table-cell office:value-type="float" office:value="40" calcext:value-type="float">
            <text:p>40</text:p>
          </table:table-cell>
          <table:table-cell office:value-type="float" office:value="-0.408810101149385" calcext:value-type="float">
            <text:p>-0.408810101149385</text:p>
          </table:table-cell>
          <table:table-cell table:formula="of:=[.K71]" office:value-type="float" office:value="40.4088101011494" calcext:value-type="float">
            <text:p>40.4088101011494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Default"/>
          <table:table-cell table:number-columns-repeated="2"/>
          <table:table-cell office:value-type="float" office:value="3.773054693" calcext:value-type="float">
            <text:p>3.773054693</text:p>
          </table:table-cell>
          <table:table-cell office:value-type="float" office:value="40.3222981896807" calcext:value-type="float">
            <text:p>40.3222981896807</text:p>
          </table:table-cell>
          <table:table-cell office:value-type="float" office:value="40" calcext:value-type="float">
            <text:p>40</text:p>
          </table:table-cell>
          <table:table-cell office:value-type="float" office:value="-0.322298189680737" calcext:value-type="float">
            <text:p>-0.322298189680737</text:p>
          </table:table-cell>
          <table:table-cell table:formula="of:=[.K72]" office:value-type="float" office:value="40.3222981896807" calcext:value-type="float">
            <text:p>40.322298189680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739572344" calcext:value-type="float">
            <text:p>3.739572344</text:p>
          </table:table-cell>
          <table:table-cell office:value-type="float" office:value="42.2965336869711" calcext:value-type="float">
            <text:p>42.2965336869711</text:p>
          </table:table-cell>
          <table:table-cell office:value-type="float" office:value="42" calcext:value-type="float">
            <text:p>42</text:p>
          </table:table-cell>
          <table:table-cell office:value-type="float" office:value="-0.29653368697106" calcext:value-type="float">
            <text:p>-0.29653368697106</text:p>
          </table:table-cell>
          <table:table-cell table:formula="of:=[.K73]" office:value-type="float" office:value="42.2965336869711" calcext:value-type="float">
            <text:p>42.296533686971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738780558" calcext:value-type="float">
            <text:p>3.738780558</text:p>
          </table:table-cell>
          <table:table-cell office:value-type="float" office:value="42.3432201374186" calcext:value-type="float">
            <text:p>42.3432201374186</text:p>
          </table:table-cell>
          <table:table-cell office:value-type="float" office:value="42" calcext:value-type="float">
            <text:p>42</text:p>
          </table:table-cell>
          <table:table-cell office:value-type="float" office:value="-0.343220137418626" calcext:value-type="float">
            <text:p>-0.343220137418626</text:p>
          </table:table-cell>
          <table:table-cell table:formula="of:=[.K74]" office:value-type="float" office:value="42.3432201374186" calcext:value-type="float">
            <text:p>42.343220137418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697229343" calcext:value-type="float">
            <text:p>3.697229343</text:p>
          </table:table-cell>
          <table:table-cell office:value-type="float" office:value="44.7932239770101" calcext:value-type="float">
            <text:p>44.7932239770101</text:p>
          </table:table-cell>
          <table:table-cell office:value-type="float" office:value="44" calcext:value-type="float">
            <text:p>44</text:p>
          </table:table-cell>
          <table:table-cell office:value-type="float" office:value="-0.793223977010115" calcext:value-type="float">
            <text:p>-0.793223977010115</text:p>
          </table:table-cell>
          <table:table-cell table:formula="of:=[.K75]" office:value-type="float" office:value="44.7932239770101" calcext:value-type="float">
            <text:p>44.793223977010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701567985" calcext:value-type="float">
            <text:p>3.701567985</text:p>
          </table:table-cell>
          <table:table-cell office:value-type="float" office:value="44.5374025874644" calcext:value-type="float">
            <text:p>44.5374025874644</text:p>
          </table:table-cell>
          <table:table-cell office:value-type="float" office:value="44" calcext:value-type="float">
            <text:p>44</text:p>
          </table:table-cell>
          <table:table-cell office:value-type="float" office:value="-0.537402587464413" calcext:value-type="float">
            <text:p>-0.537402587464413</text:p>
          </table:table-cell>
          <table:table-cell table:formula="of:=[.K76]" office:value-type="float" office:value="44.5374025874644" calcext:value-type="float">
            <text:p>44.537402587464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67669361" calcext:value-type="float">
            <text:p>3.67669361</text:p>
          </table:table-cell>
          <table:table-cell office:value-type="float" office:value="46.0040820638031" calcext:value-type="float">
            <text:p>46.0040820638031</text:p>
          </table:table-cell>
          <table:table-cell office:value-type="float" office:value="46" calcext:value-type="float">
            <text:p>46</text:p>
          </table:table-cell>
          <table:table-cell office:value-type="float" office:value="-0.00408206380313914" calcext:value-type="float">
            <text:p>-0.00408206380313914</text:p>
          </table:table-cell>
          <table:table-cell table:formula="of:=[.K77]" office:value-type="float" office:value="46.0040820638031" calcext:value-type="float">
            <text:p>46.004082063803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67669361" calcext:value-type="float">
            <text:p>3.67669361</text:p>
          </table:table-cell>
          <table:table-cell office:value-type="float" office:value="46.0040820638031" calcext:value-type="float">
            <text:p>46.0040820638031</text:p>
          </table:table-cell>
          <table:table-cell office:value-type="float" office:value="46" calcext:value-type="float">
            <text:p>46</text:p>
          </table:table-cell>
          <table:table-cell office:value-type="float" office:value="-0.00408206380313914" calcext:value-type="float">
            <text:p>-0.00408206380313914</text:p>
          </table:table-cell>
          <table:table-cell table:formula="of:=[.K78]" office:value-type="float" office:value="46.0040820638031" calcext:value-type="float">
            <text:p>46.004082063803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650307523" calcext:value-type="float">
            <text:p>3.650307523</text:p>
          </table:table-cell>
          <table:table-cell office:value-type="float" office:value="47.5598973260475" calcext:value-type="float">
            <text:p>47.5598973260475</text:p>
          </table:table-cell>
          <table:table-cell office:value-type="float" office:value="48" calcext:value-type="float">
            <text:p>48</text:p>
          </table:table-cell>
          <table:table-cell office:value-type="float" office:value="0.440102673952538" calcext:value-type="float">
            <text:p>0.440102673952538</text:p>
          </table:table-cell>
          <table:table-cell table:formula="of:=[.K79]" office:value-type="float" office:value="47.5598973260475" calcext:value-type="float">
            <text:p>47.559897326047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651278014" calcext:value-type="float">
            <text:p>3.651278014</text:p>
          </table:table-cell>
          <table:table-cell office:value-type="float" office:value="47.5026738086055" calcext:value-type="float">
            <text:p>47.5026738086055</text:p>
          </table:table-cell>
          <table:table-cell office:value-type="float" office:value="48" calcext:value-type="float">
            <text:p>48</text:p>
          </table:table-cell>
          <table:table-cell office:value-type="float" office:value="0.497326191394535" calcext:value-type="float">
            <text:p>0.497326191394535</text:p>
          </table:table-cell>
          <table:table-cell table:formula="of:=[.K80]" office:value-type="float" office:value="47.5026738086055" calcext:value-type="float">
            <text:p>47.50267380860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620136055" calcext:value-type="float">
            <text:p>3.620136055</text:p>
          </table:table-cell>
          <table:table-cell office:value-type="float" office:value="49.3389117891892" calcext:value-type="float">
            <text:p>49.3389117891892</text:p>
          </table:table-cell>
          <table:table-cell office:value-type="float" office:value="50" calcext:value-type="float">
            <text:p>50</text:p>
          </table:table-cell>
          <table:table-cell office:value-type="float" office:value="0.661088210810846" calcext:value-type="float">
            <text:p>0.661088210810846</text:p>
          </table:table-cell>
          <table:table-cell table:formula="of:=[.K81]" office:value-type="float" office:value="49.3389117891892" calcext:value-type="float">
            <text:p>49.338911789189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619093331" calcext:value-type="float">
            <text:p>3.619093331</text:p>
          </table:table-cell>
          <table:table-cell office:value-type="float" office:value="49.4003944149953" calcext:value-type="float">
            <text:p>49.4003944149953</text:p>
          </table:table-cell>
          <table:table-cell office:value-type="float" office:value="50" calcext:value-type="float">
            <text:p>50</text:p>
          </table:table-cell>
          <table:table-cell office:value-type="float" office:value="0.599605585004724" calcext:value-type="float">
            <text:p>0.599605585004724</text:p>
          </table:table-cell>
          <table:table-cell table:formula="of:=[.K82]" office:value-type="float" office:value="49.4003944149953" calcext:value-type="float">
            <text:p>49.400394414995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588831726" calcext:value-type="float">
            <text:p>3.588831726</text:p>
          </table:table-cell>
          <table:table-cell office:value-type="float" office:value="51.1847236684768" calcext:value-type="float">
            <text:p>51.1847236684768</text:p>
          </table:table-cell>
          <table:table-cell office:value-type="float" office:value="52" calcext:value-type="float">
            <text:p>52</text:p>
          </table:table-cell>
          <table:table-cell office:value-type="float" office:value="0.815276331523194" calcext:value-type="float">
            <text:p>0.815276331523194</text:p>
          </table:table-cell>
          <table:table-cell table:formula="of:=[.K83]" office:value-type="float" office:value="51.1847236684768" calcext:value-type="float">
            <text:p>51.184723668476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592176757" calcext:value-type="float">
            <text:p>3.592176757</text:p>
          </table:table-cell>
          <table:table-cell office:value-type="float" office:value="50.9874890318109" calcext:value-type="float">
            <text:p>50.9874890318109</text:p>
          </table:table-cell>
          <table:table-cell office:value-type="float" office:value="52" calcext:value-type="float">
            <text:p>52</text:p>
          </table:table-cell>
          <table:table-cell office:value-type="float" office:value="1.0125109681891" calcext:value-type="float">
            <text:p>1.0125109681891</text:p>
          </table:table-cell>
          <table:table-cell table:formula="of:=[.K84]" office:value-type="float" office:value="50.9874890318109" calcext:value-type="float">
            <text:p>50.987489031810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555094449" calcext:value-type="float">
            <text:p>3.555094449</text:p>
          </table:table-cell>
          <table:table-cell office:value-type="float" office:value="53.1739906053729" calcext:value-type="float">
            <text:p>53.1739906053729</text:p>
          </table:table-cell>
          <table:table-cell office:value-type="float" office:value="54" calcext:value-type="float">
            <text:p>54</text:p>
          </table:table-cell>
          <table:table-cell office:value-type="float" office:value="0.826009394627079" calcext:value-type="float">
            <text:p>0.826009394627079</text:p>
          </table:table-cell>
          <table:table-cell table:formula="of:=[.K85]" office:value-type="float" office:value="53.1739906053729" calcext:value-type="float">
            <text:p>53.173990605372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552668216" calcext:value-type="float">
            <text:p>3.552668216</text:p>
          </table:table-cell>
          <table:table-cell office:value-type="float" office:value="53.317049723277" calcext:value-type="float">
            <text:p>53.317049723277</text:p>
          </table:table-cell>
          <table:table-cell office:value-type="float" office:value="54" calcext:value-type="float">
            <text:p>54</text:p>
          </table:table-cell>
          <table:table-cell office:value-type="float" office:value="0.682950276722977" calcext:value-type="float">
            <text:p>0.682950276722977</text:p>
          </table:table-cell>
          <table:table-cell table:formula="of:=[.K86]" office:value-type="float" office:value="53.317049723277" calcext:value-type="float">
            <text:p>53.31704972327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521138084" calcext:value-type="float">
            <text:p>3.521138084</text:p>
          </table:table-cell>
          <table:table-cell office:value-type="float" office:value="55.1761757310923" calcext:value-type="float">
            <text:p>55.1761757310923</text:p>
          </table:table-cell>
          <table:table-cell office:value-type="float" office:value="56" calcext:value-type="float">
            <text:p>56</text:p>
          </table:table-cell>
          <table:table-cell office:value-type="float" office:value="0.823824268907657" calcext:value-type="float">
            <text:p>0.823824268907657</text:p>
          </table:table-cell>
          <table:table-cell table:formula="of:=[.K87]" office:value-type="float" office:value="55.1761757310923" calcext:value-type="float">
            <text:p>55.176175731092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480006943" calcext:value-type="float">
            <text:p>3.480006943</text:p>
          </table:table-cell>
          <table:table-cell office:value-type="float" office:value="57.60141054978" calcext:value-type="float">
            <text:p>57.60141054978</text:p>
          </table:table-cell>
          <table:table-cell office:value-type="float" office:value="56" calcext:value-type="float">
            <text:p>56</text:p>
          </table:table-cell>
          <table:table-cell office:value-type="float" office:value="-1.60141054978004" calcext:value-type="float">
            <text:p>-1.60141054978004</text:p>
          </table:table-cell>
          <table:table-cell table:formula="of:=[.K88]" office:value-type="float" office:value="57.60141054978" calcext:value-type="float">
            <text:p>57.6014105497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511883361" calcext:value-type="float">
            <text:p>3.511883361</text:p>
          </table:table-cell>
          <table:table-cell office:value-type="float" office:value="55.7218663176216" calcext:value-type="float">
            <text:p>55.7218663176216</text:p>
          </table:table-cell>
          <table:table-cell office:value-type="float" office:value="57.9" calcext:value-type="float">
            <text:p>57.9</text:p>
          </table:table-cell>
          <table:table-cell office:value-type="float" office:value="2.17813368237838" calcext:value-type="float">
            <text:p>2.17813368237838</text:p>
          </table:table-cell>
          <table:table-cell table:formula="of:=[.K89]" office:value-type="float" office:value="55.7218663176216" calcext:value-type="float">
            <text:p>55.721866317621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456366033" calcext:value-type="float">
            <text:p>3.456366033</text:p>
          </table:table-cell>
          <table:table-cell office:value-type="float" office:value="58.9953606489874" calcext:value-type="float">
            <text:p>58.9953606489874</text:p>
          </table:table-cell>
          <table:table-cell office:value-type="float" office:value="57.9" calcext:value-type="float">
            <text:p>57.9</text:p>
          </table:table-cell>
          <table:table-cell office:value-type="float" office:value="-1.09536064898737" calcext:value-type="float">
            <text:p>-1.09536064898737</text:p>
          </table:table-cell>
          <table:table-cell table:formula="of:=[.K90]" office:value-type="float" office:value="58.9953606489874" calcext:value-type="float">
            <text:p>58.995360648987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471291711" calcext:value-type="float">
            <text:p>3.471291711</text:p>
          </table:table-cell>
          <table:table-cell office:value-type="float" office:value="58.1152908746497" calcext:value-type="float">
            <text:p>58.1152908746497</text:p>
          </table:table-cell>
          <table:table-cell office:value-type="float" office:value="60.5" calcext:value-type="float">
            <text:p>60.5</text:p>
          </table:table-cell>
          <table:table-cell office:value-type="float" office:value="2.3847091253503" calcext:value-type="float">
            <text:p>2.3847091253503</text:p>
          </table:table-cell>
          <table:table-cell table:formula="of:=[.K91]" office:value-type="float" office:value="58.1152908746497" calcext:value-type="float">
            <text:p>58.115290874649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419955748" calcext:value-type="float">
            <text:p>3.419955748</text:p>
          </table:table-cell>
          <table:table-cell office:value-type="float" office:value="61.1422374142184" calcext:value-type="float">
            <text:p>61.1422374142184</text:p>
          </table:table-cell>
          <table:table-cell office:value-type="float" office:value="60.5" calcext:value-type="float">
            <text:p>60.5</text:p>
          </table:table-cell>
          <table:table-cell office:value-type="float" office:value="-0.642237414218442" calcext:value-type="float">
            <text:p>-0.642237414218442</text:p>
          </table:table-cell>
          <table:table-cell table:formula="of:=[.K92]" office:value-type="float" office:value="61.1422374142184" calcext:value-type="float">
            <text:p>61.142237414218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450249108" calcext:value-type="float">
            <text:p>3.450249108</text:p>
          </table:table-cell>
          <table:table-cell office:value-type="float" office:value="59.3560357757314" calcext:value-type="float">
            <text:p>59.3560357757314</text:p>
          </table:table-cell>
          <table:table-cell office:value-type="float" office:value="62.3" calcext:value-type="float">
            <text:p>62.3</text:p>
          </table:table-cell>
          <table:table-cell office:value-type="float" office:value="2.94396422426858" calcext:value-type="float">
            <text:p>2.94396422426858</text:p>
          </table:table-cell>
          <table:table-cell table:formula="of:=[.K93]" office:value-type="float" office:value="59.3560357757314" calcext:value-type="float">
            <text:p>59.356035775731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387389826" calcext:value-type="float">
            <text:p>3.387389826</text:p>
          </table:table-cell>
          <table:table-cell office:value-type="float" office:value="63.0624371951355" calcext:value-type="float">
            <text:p>63.0624371951355</text:p>
          </table:table-cell>
          <table:table-cell office:value-type="float" office:value="62.3" calcext:value-type="float">
            <text:p>62.3</text:p>
          </table:table-cell>
          <table:table-cell office:value-type="float" office:value="-0.762437195135462" calcext:value-type="float">
            <text:p>-0.762437195135462</text:p>
          </table:table-cell>
          <table:table-cell table:formula="of:=[.K94]" office:value-type="float" office:value="63.0624371951355" calcext:value-type="float">
            <text:p>63.06243719513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320146286" calcext:value-type="float">
            <text:p>3.320146286</text:p>
          </table:table-cell>
          <table:table-cell office:value-type="float" office:value="67.0273496817553" calcext:value-type="float">
            <text:p>67.0273496817553</text:p>
          </table:table-cell>
          <table:table-cell office:value-type="float" office:value="65.3" calcext:value-type="float">
            <text:p>65.3</text:p>
          </table:table-cell>
          <table:table-cell office:value-type="float" office:value="-1.72734968175526" calcext:value-type="float">
            <text:p>-1.72734968175526</text:p>
          </table:table-cell>
          <table:table-cell table:formula="of:=[.K95]" office:value-type="float" office:value="67.0273496817553" calcext:value-type="float">
            <text:p>67.027349681755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394451681" calcext:value-type="float">
            <text:p>3.394451681</text:p>
          </table:table-cell>
          <table:table-cell office:value-type="float" office:value="62.6460457162187" calcext:value-type="float">
            <text:p>62.6460457162187</text:p>
          </table:table-cell>
          <table:table-cell office:value-type="float" office:value="65.7" calcext:value-type="float">
            <text:p>65.7</text:p>
          </table:table-cell>
          <table:table-cell office:value-type="float" office:value="3.05395428378129" calcext:value-type="float">
            <text:p>3.05395428378129</text:p>
          </table:table-cell>
          <table:table-cell table:formula="of:=[.K96]" office:value-type="float" office:value="62.6460457162187" calcext:value-type="float">
            <text:p>62.646045716218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340444115" calcext:value-type="float">
            <text:p>3.340444115</text:p>
          </table:table-cell>
          <table:table-cell office:value-type="float" office:value="65.8305192404463" calcext:value-type="float">
            <text:p>65.8305192404463</text:p>
          </table:table-cell>
          <table:table-cell office:value-type="float" office:value="65.7" calcext:value-type="float">
            <text:p>65.7</text:p>
          </table:table-cell>
          <table:table-cell office:value-type="float" office:value="-0.130519240446333" calcext:value-type="float">
            <text:p>-0.130519240446333</text:p>
          </table:table-cell>
          <table:table-cell table:formula="of:=[.K97]" office:value-type="float" office:value="65.8305192404463" calcext:value-type="float">
            <text:p>65.830519240446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374748346" calcext:value-type="float">
            <text:p>3.374748346</text:p>
          </table:table-cell>
          <table:table-cell office:value-type="float" office:value="63.8078227281005" calcext:value-type="float">
            <text:p>63.8078227281005</text:p>
          </table:table-cell>
          <table:table-cell office:value-type="float" office:value="68" calcext:value-type="float">
            <text:p>68</text:p>
          </table:table-cell>
          <table:table-cell office:value-type="float" office:value="4.19217727189951" calcext:value-type="float">
            <text:p>4.19217727189951</text:p>
          </table:table-cell>
          <table:table-cell table:formula="of:=[.K98]" office:value-type="float" office:value="63.8078227281005" calcext:value-type="float">
            <text:p>63.807822728100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.330413773" calcext:value-type="float">
            <text:p>3.330413773</text:p>
          </table:table-cell>
          <table:table-cell office:value-type="float" office:value="66.4219430149958" calcext:value-type="float">
            <text:p>66.4219430149958</text:p>
          </table:table-cell>
          <table:table-cell office:value-type="float" office:value="68" calcext:value-type="float">
            <text:p>68</text:p>
          </table:table-cell>
          <table:table-cell office:value-type="float" office:value="1.57805698500422" calcext:value-type="float">
            <text:p>1.57805698500422</text:p>
          </table:table-cell>
          <table:table-cell table:formula="of:=[.K99]" office:value-type="float" office:value="66.4219430149958" calcext:value-type="float">
            <text:p>66.4219430149958</text:p>
          </table:table-cell>
          <table:table-cell table:number-columns-repeated="2"/>
        </table:table-row>
        <table:table-row table:style-name="ro1" table:number-rows-repeated="104847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teinhart-Hart Fit" table:style-name="ta1">
        <table:shapes>
          <draw:frame draw:z-index="0" draw:style-name="gr1" draw:text-style-name="P1" svg:width="7.8697in" svg:height="4.4264in" svg:x="13.2051in" svg:y="0.7083in">
            <draw:object draw:notify-on-update-of-ranges="'Steinhart-Hart Fit'.G5:'Steinhart-Hart Fit'.G70 'Steinhart-Hart Fit'.L4:'Steinhart-Hart Fit'.L4 'Steinhart-Hart Fit'.L5:'Steinhart-Hart Fit'.L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1.0949in" svg:y="5.2047in">
            <draw:object draw:notify-on-update-of-ranges="'Steinhart-Hart Fit'.G4:'Steinhart-Hart Fit'.G4 'Steinhart-Hart Fit'.G5:'Steinhart-Hart Fit'.G70 'Steinhart-Hart Fit'.M4:'Steinhart-Hart Fit'.M4 'Steinhart-Hart Fit'.M5:'Steinhart-Hart Fit'.M70 'data fit'.M33:'data fit'.M33 'data fit'.M34:'data fit'.M99 'data fit'.L34:'data fit'.L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ce33"/>
        <table:table-column table:style-name="co12" table:default-cell-style-name="ce10"/>
        <table:table-column table:style-name="co1" table:number-columns-repeated="15" table:default-cell-style-name="Default"/>
        <table:table-row table:style-name="ro1">
          <table:table-cell table:number-columns-repeated="9"/>
          <table:table-cell office:value-type="string" calcext:value-type="string">
            <text:p>A</text:p>
          </table:table-cell>
          <table:table-cell table:style-name="ce40" office:value-type="float" office:value="0.000981940856897061" calcext:value-type="float">
            <text:p>9.8194E-04</text:p>
          </table:table-cell>
          <table:table-cell table:style-name="ce36" office:value-type="string" calcext:value-type="string">
            <text:p>Use Experimental solver with constraint limits to walk to solution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B</text:p>
          </table:table-cell>
          <table:table-cell table:style-name="ce40" office:value-type="float" office:value="0.000247749451846869" calcext:value-type="float">
            <text:p>2.4775E-04</text:p>
          </table:table-cell>
          <table:table-cell table:number-columns-repeated="13"/>
          <table:table-cell table:style-name="ce35" office:value-type="float" office:value="0.002109" calcext:value-type="float">
            <text:p>2.1090E-03</text:p>
          </table:table-cell>
        </table:table-row>
        <table:table-row table:style-name="ro1">
          <table:table-cell table:style-name="ce1" office:value-type="string" calcext:value-type="string">
            <text:p>meas by soc1a</text:p>
          </table:table-cell>
          <table:table-cell table:style-name="ce1" office:value-type="string" calcext:value-type="string">
            <text:p>Probe 1 bare ends</text:p>
          </table:table-cell>
          <table:table-cell table:style-name="ce1" office:value-type="string" calcext:value-type="string">
            <text:p>Probe 2 pinned ends</text:p>
          </table:table-cell>
          <table:table-cell table:style-name="ce1" table:number-columns-repeated="3"/>
          <table:table-cell table:style-name="ce4" office:value-type="string" calcext:value-type="string">
            <text:p>Stacked</text:p>
          </table:table-cell>
          <table:table-cell table:style-name="ce4"/>
          <table:table-cell table:style-name="ce34"/>
          <table:table-cell office:value-type="string" calcext:value-type="string">
            <text:p>C</text:p>
          </table:table-cell>
          <table:table-cell table:style-name="ce40" office:value-type="float" office:value="0.0000001026507994177" calcext:value-type="float">
            <text:p>1.0265E-07</text:p>
          </table:table-cell>
          <table:table-cell office:value-type="string" calcext:value-type="string">
            <text:p>err</text:p>
          </table:table-cell>
          <table:table-cell table:formula="of:=SUMSQ([.M5:.M70])" office:value-type="float" office:value="102.724195746639" calcext:value-type="float">
            <text:p>102.724195746639</text:p>
          </table:table-cell>
          <table:table-cell table:number-columns-repeated="11"/>
          <table:table-cell table:style-name="ce35" office:value-type="float" office:value="0.00007979" calcext:value-type="float">
            <text:p>7.9790E-05</text:p>
          </table:table-cell>
        </table:table-row>
        <table:table-row table:style-name="ro1">
          <table:table-cell table:style-name="ce2" office:value-type="string" calcext:value-type="string">
            <text:p>T, C</text:p>
          </table:table-cell>
          <table:table-cell table:style-name="ce2" office:value-type="string" calcext:value-type="string">
            <text:p>Rbare</text:p>
          </table:table-cell>
          <table:table-cell table:style-name="ce2" office:value-type="string" calcext:value-type="string">
            <text:p>Rpinned</text:p>
          </table:table-cell>
          <table:table-cell table:style-name="ce2" office:value-type="string" calcext:value-type="string">
            <text:p>ln(Rbare)</text:p>
          </table:table-cell>
          <table:table-cell table:style-name="ce2" office:value-type="string" calcext:value-type="string">
            <text:p>ln(Rpinned)</text:p>
          </table:table-cell>
          <table:table-cell table:style-name="ce1"/>
          <table:table-cell table:style-name="ce5" office:value-type="string" calcext:value-type="string">
            <text:p>T,C</text:p>
          </table:table-cell>
          <table:table-cell table:style-name="ce5" office:value-type="string" calcext:value-type="string">
            <text:p>T,K</text:p>
          </table:table-cell>
          <table:table-cell table:style-name="ce34" office:value-type="string" calcext:value-type="string">
            <text:p>lnR</text:p>
          </table:table-cell>
          <table:table-cell office:value-type="string" calcext:value-type="string">
            <text:p>1/T</text:p>
          </table:table-cell>
          <table:table-cell office:value-type="string" calcext:value-type="string">
            <text:p>1/Tfit</text:p>
          </table:table-cell>
          <table:table-cell office:value-type="string" calcext:value-type="string">
            <text:p>T,C fit</text:p>
          </table:table-cell>
          <table:table-cell office:value-type="string" calcext:value-type="string">
            <text:p>Residual Steinhart-Hart</text:p>
          </table:table-cell>
          <table:table-cell table:number-columns-repeated="11"/>
          <table:table-cell table:style-name="ce35" office:value-type="float" office:value="0.0000006535" calcext:value-type="float">
            <text:p>6.5350E-07</text:p>
          </table:table-cell>
        </table:table-row>
        <table:table-row table:style-name="ro1"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2090" calcext:value-type="float">
            <text:p>2090</text:p>
          </table:table-cell>
          <table:table-cell table:style-name="ce1"/>
          <table:table-cell table:style-name="ce2" table:formula="of:=LN([.B5])" office:value-type="float" office:value="7.64491934495886" calcext:value-type="float">
            <text:p>7.64491934495886</text:p>
          </table:table-cell>
          <table:table-cell table:style-name="ce2" table:formula="of:=LN([.C5])" office:value-type="string" office:string-value="" calcext:value-type="error">
            <text:p>Err:502</text:p>
          </table:table-cell>
          <table:table-cell table:style-name="ce1"/>
          <table:table-cell table:style-name="ce6" office:value-type="float" office:value="3.4" calcext:value-type="float">
            <text:p>3.4</text:p>
          </table:table-cell>
          <table:table-cell table:style-name="ce2" table:formula="of:=[.G5]+273" office:value-type="float" office:value="276.4" calcext:value-type="float">
            <text:p>276.4</text:p>
          </table:table-cell>
          <table:table-cell table:style-name="ce34" office:value-type="float" office:value="10.1998815655899" calcext:value-type="float">
            <text:p>10.1999</text:p>
          </table:table-cell>
          <table:table-cell table:formula="of:=1/[.H5]" office:value-type="float" office:value="0.00361794500723589" calcext:value-type="float">
            <text:p>0.00361794500723589</text:p>
          </table:table-cell>
          <table:table-cell table:formula="of:=[.$K$1]+[.$K$2]*[.I5]+[.$K$3]*[.I5]^3" office:value-type="float" office:value="0.00361788597870387" calcext:value-type="float">
            <text:p>0.00361788597870387</text:p>
          </table:table-cell>
          <table:table-cell table:formula="of:=1/MAX([.K5];0.000001)-273" office:value-type="float" office:value="3.40450967397715" calcext:value-type="float">
            <text:p>3.40450967397715</text:p>
          </table:table-cell>
          <table:table-cell table:formula="of:=[.L5]-[.G5]" office:value-type="float" office:value="0.0045096739771453" calcext:value-type="float">
            <text:p>0.0045096739771453</text:p>
          </table:table-cell>
          <table:table-cell table:number-columns-repeated="11"/>
          <table:table-cell office:value-type="float" office:value="0.993" calcext:value-type="float">
            <text:p>0.993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table:formula="of:=LN([.B6])" office:value-type="float" office:value="7.77064523412918" calcext:value-type="float">
            <text:p>7.77064523412918</text:p>
          </table:table-cell>
          <table:table-cell table:style-name="ce2" table:formula="of:=LN([.C6])" office:value-type="float" office:value="7.6685611080159" calcext:value-type="float">
            <text:p>7.6685611080159</text:p>
          </table:table-cell>
          <table:table-cell table:style-name="ce1"/>
          <table:table-cell table:style-name="ce6" office:value-type="float" office:value="3.4" calcext:value-type="float">
            <text:p>3.4</text:p>
          </table:table-cell>
          <table:table-cell table:style-name="ce2" table:formula="of:=[.G6]+273" office:value-type="float" office:value="276.4" calcext:value-type="float">
            <text:p>276.4</text:p>
          </table:table-cell>
          <table:table-cell office:value-type="float" office:value="10.3545631718963" calcext:value-type="float">
            <text:p>10.3546</text:p>
          </table:table-cell>
          <table:table-cell table:formula="of:=1/[.H6]" office:value-type="float" office:value="0.00361794500723589" calcext:value-type="float">
            <text:p>0.00361794500723589</text:p>
          </table:table-cell>
          <table:table-cell table:formula="of:=[.$K$1]+[.$K$2]*[.I6]+[.$K$3]*[.I6]^3" office:value-type="float" office:value="0.00366123958221605" calcext:value-type="float">
            <text:p>0.00366123958221605</text:p>
          </table:table-cell>
          <table:table-cell table:formula="of:=1/MAX([.K6];0.000001)-273" office:value-type="float" office:value="0.131538525191559" calcext:value-type="float">
            <text:p>0.131538525191559</text:p>
          </table:table-cell>
          <table:table-cell table:formula="of:=[.L6]-[.G6]" office:value-type="float" office:value="-3.26846147480844" calcext:value-type="float">
            <text:p>-3.26846147480844</text:p>
          </table:table-cell>
          <table:table-cell table:number-columns-repeated="12"/>
        </table:table-row>
        <table:table-row table:style-name="ro1">
          <table:table-cell table:style-name="ce2" office:value-type="float" office:value="65.7" calcext:value-type="float">
            <text:p>65.7</text:p>
          </table:table-cell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table:formula="of:=LN([.B7])" office:value-type="float" office:value="7.81601383915903" calcext:value-type="float">
            <text:p>7.81601383915903</text:p>
          </table:table-cell>
          <table:table-cell table:style-name="ce2" table:formula="of:=LN([.C7])" office:value-type="float" office:value="7.69165682281055" calcext:value-type="float">
            <text:p>7.69165682281055</text:p>
          </table:table-cell>
          <table:table-cell table:style-name="ce1"/>
          <table:table-cell table:style-name="ce6" office:value-type="float" office:value="4.9" calcext:value-type="float">
            <text:p>4.9</text:p>
          </table:table-cell>
          <table:table-cell table:style-name="ce2" table:formula="of:=[.G7]+273" office:value-type="float" office:value="277.9" calcext:value-type="float">
            <text:p>277.9</text:p>
          </table:table-cell>
          <table:table-cell office:value-type="float" office:value="10.2541444241493" calcext:value-type="float">
            <text:p>10.2541</text:p>
          </table:table-cell>
          <table:table-cell table:formula="of:=1/[.H7]" office:value-type="float" office:value="0.00359841669665347" calcext:value-type="float">
            <text:p>0.00359841669665347</text:p>
          </table:table-cell>
          <table:table-cell table:formula="of:=[.$K$1]+[.$K$2]*[.I7]+[.$K$3]*[.I7]^3" office:value-type="float" office:value="0.00363307734463494" calcext:value-type="float">
            <text:p>0.00363307734463494</text:p>
          </table:table-cell>
          <table:table-cell table:formula="of:=1/MAX([.K7];0.000001)-273" office:value-type="float" office:value="2.24875061543247" calcext:value-type="float">
            <text:p>2.24875061543247</text:p>
          </table:table-cell>
          <table:table-cell table:formula="of:=[.L7]-[.G7]" office:value-type="float" office:value="-2.65124938456753" calcext:value-type="float">
            <text:p>-2.65124938456753</text:p>
          </table:table-cell>
          <table:table-cell table:number-columns-repeated="12"/>
        </table:table-row>
        <table:table-row table:style-name="ro1"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820" calcext:value-type="float">
            <text:p>2820</text:p>
          </table:table-cell>
          <table:table-cell table:style-name="ce2" office:value-type="float" office:value="2440" calcext:value-type="float">
            <text:p>2440</text:p>
          </table:table-cell>
          <table:table-cell table:style-name="ce2" table:formula="of:=LN([.B8])" office:value-type="float" office:value="7.94449216393216" calcext:value-type="float">
            <text:p>7.94449216393216</text:p>
          </table:table-cell>
          <table:table-cell table:style-name="ce2" table:formula="of:=LN([.C8])" office:value-type="float" office:value="7.79975331828725" calcext:value-type="float">
            <text:p>7.79975331828725</text:p>
          </table:table-cell>
          <table:table-cell table:style-name="ce1"/>
          <table:table-cell table:style-name="ce6" office:value-type="float" office:value="5.9" calcext:value-type="float">
            <text:p>5.9</text:p>
          </table:table-cell>
          <table:table-cell table:style-name="ce2" table:formula="of:=[.G8]+273" office:value-type="float" office:value="278.9" calcext:value-type="float">
            <text:p>278.9</text:p>
          </table:table-cell>
          <table:table-cell table:style-name="ce34" office:value-type="float" office:value="10.0774408596596" calcext:value-type="float">
            <text:p>10.0774</text:p>
          </table:table-cell>
          <table:table-cell table:formula="of:=1/[.H8]" office:value-type="float" office:value="0.00358551452133381" calcext:value-type="float">
            <text:p>0.00358551452133381</text:p>
          </table:table-cell>
          <table:table-cell table:formula="of:=[.$K$1]+[.$K$2]*[.I8]+[.$K$3]*[.I8]^3" office:value-type="float" office:value="0.00358367543100566" calcext:value-type="float">
            <text:p>0.00358367543100566</text:p>
          </table:table-cell>
          <table:table-cell table:formula="of:=1/MAX([.K8];0.000001)-273" office:value-type="float" office:value="6.04312744063941" calcext:value-type="float">
            <text:p>6.04312744063941</text:p>
          </table:table-cell>
          <table:table-cell table:formula="of:=[.L8]-[.G8]" office:value-type="float" office:value="0.143127440639409" calcext:value-type="float">
            <text:p>0.143127440639409</text:p>
          </table:table-cell>
          <table:table-cell table:number-columns-repeated="12"/>
        </table:table-row>
        <table:table-row table:style-name="ro1"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2960" calcext:value-type="float">
            <text:p>2960</text:p>
          </table:table-cell>
          <table:table-cell table:style-name="ce2" office:value-type="float" office:value="2630" calcext:value-type="float">
            <text:p>2630</text:p>
          </table:table-cell>
          <table:table-cell table:style-name="ce2" table:formula="of:=LN([.B9])" office:value-type="float" office:value="7.99294454731811" calcext:value-type="float">
            <text:p>7.99294454731811</text:p>
          </table:table-cell>
          <table:table-cell table:style-name="ce2" table:formula="of:=LN([.C9])" office:value-type="float" office:value="7.87473912517181" calcext:value-type="float">
            <text:p>7.87473912517181</text:p>
          </table:table-cell>
          <table:table-cell table:style-name="ce1"/>
          <table:table-cell table:style-name="ce6" office:value-type="float" office:value="5.9" calcext:value-type="float">
            <text:p>5.9</text:p>
          </table:table-cell>
          <table:table-cell table:style-name="ce2" table:formula="of:=[.G9]+273" office:value-type="float" office:value="278.9" calcext:value-type="float">
            <text:p>278.9</text:p>
          </table:table-cell>
          <table:table-cell table:style-name="ce34" office:value-type="float" office:value="10.0432494949113" calcext:value-type="float">
            <text:p>10.0432</text:p>
          </table:table-cell>
          <table:table-cell table:formula="of:=1/[.H9]" office:value-type="float" office:value="0.00358551452133381" calcext:value-type="float">
            <text:p>0.00358551452133381</text:p>
          </table:table-cell>
          <table:table-cell table:formula="of:=[.$K$1]+[.$K$2]*[.I9]+[.$K$3]*[.I9]^3" office:value-type="float" office:value="0.00357413886062038" calcext:value-type="float">
            <text:p>0.00357413886062038</text:p>
          </table:table-cell>
          <table:table-cell table:formula="of:=1/MAX([.K9];0.000001)-273" office:value-type="float" office:value="6.78767445717699" calcext:value-type="float">
            <text:p>6.78767445717699</text:p>
          </table:table-cell>
          <table:table-cell table:formula="of:=[.L9]-[.G9]" office:value-type="float" office:value="0.88767445717699" calcext:value-type="float">
            <text:p>0.88767445717699</text:p>
          </table:table-cell>
          <table:table-cell table:number-columns-repeated="12"/>
        </table:table-row>
        <table:table-row table:style-name="ro1"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2860" calcext:value-type="float">
            <text:p>2860</text:p>
          </table:table-cell>
          <table:table-cell table:style-name="ce2" table:formula="of:=LN([.B10])" office:value-type="float" office:value="8.08641027532378" calcext:value-type="float">
            <text:p>8.08641027532378</text:p>
          </table:table-cell>
          <table:table-cell table:style-name="ce2" table:formula="of:=LN([.C10])" office:value-type="float" office:value="7.9585769038139" calcext:value-type="float">
            <text:p>7.9585769038139</text:p>
          </table:table-cell>
          <table:table-cell table:style-name="ce1"/>
          <table:table-cell table:style-name="ce6" office:value-type="float" office:value="8.1" calcext:value-type="float">
            <text:p>8.1</text:p>
          </table:table-cell>
          <table:table-cell table:style-name="ce2" table:formula="of:=[.G10]+273" office:value-type="float" office:value="281.1" calcext:value-type="float">
            <text:p>281.1</text:p>
          </table:table-cell>
          <table:table-cell table:style-name="ce34" office:value-type="float" office:value="9.97580821411575" calcext:value-type="float">
            <text:p>9.9758</text:p>
          </table:table-cell>
          <table:table-cell table:formula="of:=1/[.H10]" office:value-type="float" office:value="0.00355745286374956" calcext:value-type="float">
            <text:p>0.00355745286374956</text:p>
          </table:table-cell>
          <table:table-cell table:formula="of:=[.$K$1]+[.$K$2]*[.I10]+[.$K$3]*[.I10]^3" office:value-type="float" office:value="0.00355534948205831" calcext:value-type="float">
            <text:p>0.00355534948205831</text:p>
          </table:table-cell>
          <table:table-cell table:formula="of:=1/MAX([.K10];0.000001)-273" office:value-type="float" office:value="8.26630168043721" calcext:value-type="float">
            <text:p>8.26630168043721</text:p>
          </table:table-cell>
          <table:table-cell table:formula="of:=[.L10]-[.G10]" office:value-type="float" office:value="0.16630168043721" calcext:value-type="float">
            <text:p>0.16630168043721</text:p>
          </table:table-cell>
          <table:table-cell table:number-columns-repeated="1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320" calcext:value-type="float">
            <text:p>3320</text:p>
          </table:table-cell>
          <table:table-cell table:style-name="ce2" office:value-type="float" office:value="3020" calcext:value-type="float">
            <text:p>3020</text:p>
          </table:table-cell>
          <table:table-cell table:style-name="ce2" table:formula="of:=LN([.B11])" office:value-type="float" office:value="8.10772006191053" calcext:value-type="float">
            <text:p>8.10772006191053</text:p>
          </table:table-cell>
          <table:table-cell table:style-name="ce2" table:formula="of:=LN([.C11])" office:value-type="float" office:value="8.01301211036892" calcext:value-type="float">
            <text:p>8.01301211036892</text:p>
          </table:table-cell>
          <table:table-cell table:style-name="ce1"/>
          <table:table-cell table:style-name="ce6" office:value-type="float" office:value="8.1" calcext:value-type="float">
            <text:p>8.1</text:p>
          </table:table-cell>
          <table:table-cell table:style-name="ce2" table:formula="of:=[.G11]+273" office:value-type="float" office:value="281.1" calcext:value-type="float">
            <text:p>281.1</text:p>
          </table:table-cell>
          <table:table-cell table:style-name="ce34" office:value-type="float" office:value="9.94510922722695" calcext:value-type="float">
            <text:p>9.9451</text:p>
          </table:table-cell>
          <table:table-cell table:formula="of:=1/[.H11]" office:value-type="float" office:value="0.00355745286374956" calcext:value-type="float">
            <text:p>0.00355745286374956</text:p>
          </table:table-cell>
          <table:table-cell table:formula="of:=[.$K$1]+[.$K$2]*[.I11]+[.$K$3]*[.I11]^3" office:value-type="float" office:value="0.00354680590302508" calcext:value-type="float">
            <text:p>0.00354680590302508</text:p>
          </table:table-cell>
          <table:table-cell table:formula="of:=1/MAX([.K11];0.000001)-273" office:value-type="float" office:value="8.94381856280813" calcext:value-type="float">
            <text:p>8.94381856280813</text:p>
          </table:table-cell>
          <table:table-cell table:formula="of:=[.L11]-[.G11]" office:value-type="float" office:value="0.843818562808133" calcext:value-type="float">
            <text:p>0.843818562808133</text:p>
          </table:table-cell>
          <table:table-cell table:number-columns-repeated="1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office:value-type="float" office:value="3570" calcext:value-type="float">
            <text:p>3570</text:p>
          </table:table-cell>
          <table:table-cell table:style-name="ce2" table:formula="of:=LN([.B12])" office:value-type="float" office:value="8.18590748148232" calcext:value-type="float">
            <text:p>8.18590748148232</text:p>
          </table:table-cell>
          <table:table-cell table:style-name="ce2" table:formula="of:=LN([.C12])" office:value-type="float" office:value="8.18032087477369" calcext:value-type="float">
            <text:p>8.18032087477369</text:p>
          </table:table-cell>
          <table:table-cell table:style-name="ce1"/>
          <table:table-cell table:style-name="ce6" office:value-type="float" office:value="10.1" calcext:value-type="float">
            <text:p>10.1</text:p>
          </table:table-cell>
          <table:table-cell table:style-name="ce2" table:formula="of:=[.G12]+273" office:value-type="float" office:value="283.1" calcext:value-type="float">
            <text:p>283.1</text:p>
          </table:table-cell>
          <table:table-cell table:style-name="ce34" office:value-type="float" office:value="9.8822639160845" calcext:value-type="float">
            <text:p>9.8823</text:p>
          </table:table-cell>
          <table:table-cell table:formula="of:=1/[.H12]" office:value-type="float" office:value="0.00353232073472271" calcext:value-type="float">
            <text:p>0.00353232073472271</text:p>
          </table:table-cell>
          <table:table-cell table:formula="of:=[.$K$1]+[.$K$2]*[.I12]+[.$K$3]*[.I12]^3" office:value-type="float" office:value="0.00352933393376185" calcext:value-type="float">
            <text:p>0.00352933393376185</text:p>
          </table:table-cell>
          <table:table-cell table:formula="of:=1/MAX([.K12];0.000001)-273" office:value-type="float" office:value="10.3395815663495" calcext:value-type="float">
            <text:p>10.3395815663495</text:p>
          </table:table-cell>
          <table:table-cell table:formula="of:=[.L12]-[.G12]" office:value-type="float" office:value="0.239581566349523" calcext:value-type="float">
            <text:p>0.239581566349523</text:p>
          </table:table-cell>
          <table:table-cell table:number-columns-repeated="1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880" calcext:value-type="float">
            <text:p>3880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table:formula="of:=LN([.B13])" office:value-type="float" office:value="8.26359043261732" calcext:value-type="float">
            <text:p>8.26359043261732</text:p>
          </table:table-cell>
          <table:table-cell table:style-name="ce2" table:formula="of:=LN([.C13])" office:value-type="float" office:value="8.27129265297941" calcext:value-type="float">
            <text:p>8.27129265297941</text:p>
          </table:table-cell>
          <table:table-cell table:style-name="ce1"/>
          <table:table-cell table:style-name="ce6" office:value-type="float" office:value="10.1" calcext:value-type="float">
            <text:p>10.1</text:p>
          </table:table-cell>
          <table:table-cell table:style-name="ce2" table:formula="of:=[.G13]+273" office:value-type="float" office:value="283.1" calcext:value-type="float">
            <text:p>283.1</text:p>
          </table:table-cell>
          <table:table-cell table:style-name="ce34" office:value-type="float" office:value="9.86734210589978" calcext:value-type="float">
            <text:p>9.8673</text:p>
          </table:table-cell>
          <table:table-cell table:formula="of:=1/[.H13]" office:value-type="float" office:value="0.00353232073472271" calcext:value-type="float">
            <text:p>0.00353232073472271</text:p>
          </table:table-cell>
          <table:table-cell table:formula="of:=[.$K$1]+[.$K$2]*[.I13]+[.$K$3]*[.I13]^3" office:value-type="float" office:value="0.00352518897675508" calcext:value-type="float">
            <text:p>0.00352518897675508</text:p>
          </table:table-cell>
          <table:table-cell table:formula="of:=1/MAX([.K13];0.000001)-273" office:value-type="float" office:value="10.6727354459431" calcext:value-type="float">
            <text:p>10.6727354459431</text:p>
          </table:table-cell>
          <table:table-cell table:formula="of:=[.L13]-[.G13]" office:value-type="float" office:value="0.572735445943147" calcext:value-type="float">
            <text:p>0.572735445943147</text:p>
          </table:table-cell>
          <table:table-cell table:number-columns-repeated="1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70" calcext:value-type="float">
            <text:p>4170</text:p>
          </table:table-cell>
          <table:table-cell table:style-name="ce2" office:value-type="float" office:value="4160" calcext:value-type="float">
            <text:p>4160</text:p>
          </table:table-cell>
          <table:table-cell table:style-name="ce2" table:formula="of:=LN([.B14])" office:value-type="float" office:value="8.33567131479285" calcext:value-type="float">
            <text:p>8.33567131479285</text:p>
          </table:table-cell>
          <table:table-cell table:style-name="ce2" table:formula="of:=LN([.C14])" office:value-type="float" office:value="8.33327035325531" calcext:value-type="float">
            <text:p>8.33327035325531</text:p>
          </table:table-cell>
          <table:table-cell table:style-name="ce1"/>
          <table:table-cell table:style-name="ce6" office:value-type="float" office:value="10.8" calcext:value-type="float">
            <text:p>10.8</text:p>
          </table:table-cell>
          <table:table-cell table:style-name="ce2" table:formula="of:=[.G14]+273" office:value-type="float" office:value="283.8" calcext:value-type="float">
            <text:p>283.8</text:p>
          </table:table-cell>
          <table:table-cell table:style-name="ce34" office:value-type="float" office:value="9.84108009240751" calcext:value-type="float">
            <text:p>9.8411</text:p>
          </table:table-cell>
          <table:table-cell table:formula="of:=1/[.H14]" office:value-type="float" office:value="0.00352360817477097" calcext:value-type="float">
            <text:p>0.00352360817477097</text:p>
          </table:table-cell>
          <table:table-cell table:formula="of:=[.$K$1]+[.$K$2]*[.I14]+[.$K$3]*[.I14]^3" office:value-type="float" office:value="0.00351789724115447" calcext:value-type="float">
            <text:p>0.00351789724115447</text:p>
          </table:table-cell>
          <table:table-cell table:formula="of:=1/MAX([.K14];0.000001)-273" office:value-type="float" office:value="11.2607192448375" calcext:value-type="float">
            <text:p>11.2607192448375</text:p>
          </table:table-cell>
          <table:table-cell table:formula="of:=[.L14]-[.G14]" office:value-type="float" office:value="0.460719244837502" calcext:value-type="float">
            <text:p>0.460719244837502</text:p>
          </table:table-cell>
          <table:table-cell table:number-columns-repeated="1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70" calcext:value-type="float">
            <text:p>4470</text:p>
          </table:table-cell>
          <table:table-cell table:style-name="ce2" office:value-type="float" office:value="4480" calcext:value-type="float">
            <text:p>4480</text:p>
          </table:table-cell>
          <table:table-cell table:style-name="ce2" table:formula="of:=LN([.B15])" office:value-type="float" office:value="8.40514368760761" calcext:value-type="float">
            <text:p>8.40514368760761</text:p>
          </table:table-cell>
          <table:table-cell table:style-name="ce2" table:formula="of:=LN([.C15])" office:value-type="float" office:value="8.40737832540903" calcext:value-type="float">
            <text:p>8.40737832540903</text:p>
          </table:table-cell>
          <table:table-cell table:style-name="ce1"/>
          <table:table-cell table:style-name="ce6" office:value-type="float" office:value="10.8" calcext:value-type="float">
            <text:p>10.8</text:p>
          </table:table-cell>
          <table:table-cell table:style-name="ce2" table:formula="of:=[.G15]+273" office:value-type="float" office:value="283.8" calcext:value-type="float">
            <text:p>283.8</text:p>
          </table:table-cell>
          <table:table-cell table:style-name="ce34" office:value-type="float" office:value="9.84426819287616" calcext:value-type="float">
            <text:p>9.8443</text:p>
          </table:table-cell>
          <table:table-cell table:formula="of:=1/[.H15]" office:value-type="float" office:value="0.00352360817477097" calcext:value-type="float">
            <text:p>0.00352360817477097</text:p>
          </table:table-cell>
          <table:table-cell table:formula="of:=[.$K$1]+[.$K$2]*[.I15]+[.$K$3]*[.I15]^3" office:value-type="float" office:value="0.00351878220472027" calcext:value-type="float">
            <text:p>0.00351878220472027</text:p>
          </table:table-cell>
          <table:table-cell table:formula="of:=1/MAX([.K15];0.000001)-273" office:value-type="float" office:value="11.1892284946053" calcext:value-type="float">
            <text:p>11.1892284946053</text:p>
          </table:table-cell>
          <table:table-cell table:formula="of:=[.L15]-[.G15]" office:value-type="float" office:value="0.389228494605288" calcext:value-type="float">
            <text:p>0.389228494605288</text:p>
          </table:table-cell>
          <table:table-cell table:number-columns-repeated="1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4750" calcext:value-type="float">
            <text:p>4750</text:p>
          </table:table-cell>
          <table:table-cell table:style-name="ce2" table:formula="of:=LN([.B16])" office:value-type="float" office:value="8.46589989702869" calcext:value-type="float">
            <text:p>8.46589989702869</text:p>
          </table:table-cell>
          <table:table-cell table:style-name="ce2" table:formula="of:=LN([.C16])" office:value-type="float" office:value="8.46589989702869" calcext:value-type="float">
            <text:p>8.46589989702869</text:p>
          </table:table-cell>
          <table:table-cell table:style-name="ce1"/>
          <table:table-cell table:style-name="ce6" office:value-type="float" office:value="13.8" calcext:value-type="float">
            <text:p>13.8</text:p>
          </table:table-cell>
          <table:table-cell table:style-name="ce2" table:formula="of:=[.G16]+273" office:value-type="float" office:value="286.8" calcext:value-type="float">
            <text:p>286.8</text:p>
          </table:table-cell>
          <table:table-cell table:style-name="ce34" office:value-type="float" office:value="9.74683374249075" calcext:value-type="float">
            <text:p>9.7468</text:p>
          </table:table-cell>
          <table:table-cell table:formula="of:=1/[.H16]" office:value-type="float" office:value="0.00348675034867504" calcext:value-type="float">
            <text:p>0.00348675034867504</text:p>
          </table:table-cell>
          <table:table-cell table:formula="of:=[.$K$1]+[.$K$2]*[.I16]+[.$K$3]*[.I16]^3" office:value-type="float" office:value="0.00349176376841356" calcext:value-type="float">
            <text:p>0.00349176376841356</text:p>
          </table:table-cell>
          <table:table-cell table:formula="of:=1/MAX([.K16];0.000001)-273" office:value-type="float" office:value="13.3882170512176" calcext:value-type="float">
            <text:p>13.3882170512176</text:p>
          </table:table-cell>
          <table:table-cell table:formula="of:=[.L16]-[.G16]" office:value-type="float" office:value="-0.411782948782378" calcext:value-type="float">
            <text:p>-0.411782948782378</text:p>
          </table:table-cell>
          <table:table-cell table:number-columns-repeated="1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80" calcext:value-type="float">
            <text:p>4980</text:p>
          </table:table-cell>
          <table:table-cell table:style-name="ce2" office:value-type="float" office:value="5030" calcext:value-type="float">
            <text:p>5030</text:p>
          </table:table-cell>
          <table:table-cell table:style-name="ce2" table:formula="of:=LN([.B17])" office:value-type="float" office:value="8.5131851700187" calcext:value-type="float">
            <text:p>8.5131851700187</text:p>
          </table:table-cell>
          <table:table-cell table:style-name="ce2" table:formula="of:=LN([.C17])" office:value-type="float" office:value="8.52317526309379" calcext:value-type="float">
            <text:p>8.52317526309379</text:p>
          </table:table-cell>
          <table:table-cell table:style-name="ce1"/>
          <table:table-cell table:style-name="ce6" office:value-type="float" office:value="13.8" calcext:value-type="float">
            <text:p>13.8</text:p>
          </table:table-cell>
          <table:table-cell table:style-name="ce2" table:formula="of:=[.G17]+273" office:value-type="float" office:value="286.8" calcext:value-type="float">
            <text:p>286.8</text:p>
          </table:table-cell>
          <table:table-cell table:style-name="ce34" office:value-type="float" office:value="9.7279429800212" calcext:value-type="float">
            <text:p>9.7279</text:p>
          </table:table-cell>
          <table:table-cell table:formula="of:=1/[.H17]" office:value-type="float" office:value="0.00348675034867504" calcext:value-type="float">
            <text:p>0.00348675034867504</text:p>
          </table:table-cell>
          <table:table-cell table:formula="of:=[.$K$1]+[.$K$2]*[.I17]+[.$K$3]*[.I17]^3" office:value-type="float" office:value="0.00348653200006395" calcext:value-type="float">
            <text:p>0.00348653200006395</text:p>
          </table:table-cell>
          <table:table-cell table:formula="of:=1/MAX([.K17];0.000001)-273" office:value-type="float" office:value="13.8179612238349" calcext:value-type="float">
            <text:p>13.8179612238349</text:p>
          </table:table-cell>
          <table:table-cell table:formula="of:=[.L17]-[.G17]" office:value-type="float" office:value="0.0179612238348561" calcext:value-type="float">
            <text:p>0.0179612238348561</text:p>
          </table:table-cell>
          <table:table-cell table:number-columns-repeated="1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5490" calcext:value-type="float">
            <text:p>5490</text:p>
          </table:table-cell>
          <table:table-cell table:style-name="ce2" office:value-type="float" office:value="5480" calcext:value-type="float">
            <text:p>5480</text:p>
          </table:table-cell>
          <table:table-cell table:style-name="ce2" table:formula="of:=LN([.B18])" office:value-type="float" office:value="8.61068353450358" calcext:value-type="float">
            <text:p>8.61068353450358</text:p>
          </table:table-cell>
          <table:table-cell table:style-name="ce2" table:formula="of:=LN([.C18])" office:value-type="float" office:value="8.60886037994206" calcext:value-type="float">
            <text:p>8.60886037994206</text:p>
          </table:table-cell>
          <table:table-cell table:style-name="ce1"/>
          <table:table-cell table:style-name="ce6" office:value-type="float" office:value="14.8" calcext:value-type="float">
            <text:p>14.8</text:p>
          </table:table-cell>
          <table:table-cell table:style-name="ce2" table:formula="of:=[.G18]+273" office:value-type="float" office:value="287.8" calcext:value-type="float">
            <text:p>287.8</text:p>
          </table:table-cell>
          <table:table-cell table:style-name="ce34" office:value-type="float" office:value="9.679718805828" calcext:value-type="float">
            <text:p>9.6797</text:p>
          </table:table-cell>
          <table:table-cell table:formula="of:=1/[.H18]" office:value-type="float" office:value="0.00347463516330785" calcext:value-type="float">
            <text:p>0.00347463516330785</text:p>
          </table:table-cell>
          <table:table-cell table:formula="of:=[.$K$1]+[.$K$2]*[.I18]+[.$K$3]*[.I18]^3" office:value-type="float" office:value="0.00347318607347155" calcext:value-type="float">
            <text:p>0.00347318607347155</text:p>
          </table:table-cell>
          <table:table-cell table:formula="of:=1/MAX([.K18];0.000001)-273" office:value-type="float" office:value="14.9200765078706" calcext:value-type="float">
            <text:p>14.9200765078706</text:p>
          </table:table-cell>
          <table:table-cell table:formula="of:=[.L18]-[.G18]" office:value-type="float" office:value="0.120076507870646" calcext:value-type="float">
            <text:p>0.120076507870646</text:p>
          </table:table-cell>
          <table:table-cell table:number-columns-repeated="1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5930" calcext:value-type="float">
            <text:p>5930</text:p>
          </table:table-cell>
          <table:table-cell table:style-name="ce2" table:formula="of:=LN([.B19])" office:value-type="float" office:value="8.68440111040014" calcext:value-type="float">
            <text:p>8.68440111040014</text:p>
          </table:table-cell>
          <table:table-cell table:style-name="ce2" table:formula="of:=LN([.C19])" office:value-type="float" office:value="8.68777949199177" calcext:value-type="float">
            <text:p>8.68777949199177</text:p>
          </table:table-cell>
          <table:table-cell table:style-name="ce1"/>
          <table:table-cell table:style-name="ce6" office:value-type="float" office:value="14.8" calcext:value-type="float">
            <text:p>14.8</text:p>
          </table:table-cell>
          <table:table-cell table:style-name="ce2" table:formula="of:=[.G19]+273" office:value-type="float" office:value="287.8" calcext:value-type="float">
            <text:p>287.8</text:p>
          </table:table-cell>
          <table:table-cell table:style-name="ce34" office:value-type="float" office:value="9.66459564425378" calcext:value-type="float">
            <text:p>9.6646</text:p>
          </table:table-cell>
          <table:table-cell table:formula="of:=1/[.H19]" office:value-type="float" office:value="0.00347463516330785" calcext:value-type="float">
            <text:p>0.00347463516330785</text:p>
          </table:table-cell>
          <table:table-cell table:formula="of:=[.$K$1]+[.$K$2]*[.I19]+[.$K$3]*[.I19]^3" office:value-type="float" office:value="0.00346900363312193" calcext:value-type="float">
            <text:p>0.00346900363312193</text:p>
          </table:table-cell>
          <table:table-cell table:formula="of:=1/MAX([.K19];0.000001)-273" office:value-type="float" office:value="15.2672103459428" calcext:value-type="float">
            <text:p>15.2672103459428</text:p>
          </table:table-cell>
          <table:table-cell table:formula="of:=[.L19]-[.G19]" office:value-type="float" office:value="0.467210345942771" calcext:value-type="float">
            <text:p>0.467210345942771</text:p>
          </table:table-cell>
          <table:table-cell table:number-columns-repeated="1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6080" calcext:value-type="float">
            <text:p>6080</text:p>
          </table:table-cell>
          <table:table-cell table:style-name="ce2" office:value-type="float" office:value="6100" calcext:value-type="float">
            <text:p>6100</text:p>
          </table:table-cell>
          <table:table-cell table:style-name="ce2" table:formula="of:=LN([.B20])" office:value-type="float" office:value="8.71275997496021" calcext:value-type="float">
            <text:p>8.71275997496021</text:p>
          </table:table-cell>
          <table:table-cell table:style-name="ce2" table:formula="of:=LN([.C20])" office:value-type="float" office:value="8.7160440501614" calcext:value-type="float">
            <text:p>8.7160440501614</text:p>
          </table:table-cell>
          <table:table-cell table:style-name="ce1"/>
          <table:table-cell table:style-name="ce6" office:value-type="float" office:value="17.3" calcext:value-type="float">
            <text:p>17.3</text:p>
          </table:table-cell>
          <table:table-cell table:style-name="ce2" table:formula="of:=[.G20]+273" office:value-type="float" office:value="290.3" calcext:value-type="float">
            <text:p>290.3</text:p>
          </table:table-cell>
          <table:table-cell table:style-name="ce34" office:value-type="float" office:value="9.58946150474475" calcext:value-type="float">
            <text:p>9.5895</text:p>
          </table:table-cell>
          <table:table-cell table:formula="of:=1/[.H20]" office:value-type="float" office:value="0.0034447123665174" calcext:value-type="float">
            <text:p>0.0034447123665174</text:p>
          </table:table-cell>
          <table:table-cell table:formula="of:=[.$K$1]+[.$K$2]*[.I20]+[.$K$3]*[.I20]^3" office:value-type="float" office:value="0.00344824478218235" calcext:value-type="float">
            <text:p>0.00344824478218235</text:p>
          </table:table-cell>
          <table:table-cell table:formula="of:=1/MAX([.K20];0.000001)-273" office:value-type="float" office:value="17.0026138420237" calcext:value-type="float">
            <text:p>17.0026138420237</text:p>
          </table:table-cell>
          <table:table-cell table:formula="of:=[.L20]-[.G20]" office:value-type="float" office:value="-0.29738615797628" calcext:value-type="float">
            <text:p>-0.29738615797628</text:p>
          </table:table-cell>
          <table:table-cell table:number-columns-repeated="12"/>
        </table:table-row>
        <table:table-row table:style-name="ro1"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table:formula="of:=LN([.B21])" office:value-type="float" office:value="8.76405326934776" calcext:value-type="float">
            <text:p>8.76405326934776</text:p>
          </table:table-cell>
          <table:table-cell table:style-name="ce2" table:formula="of:=LN([.C21])" office:value-type="float" office:value="8.77955745588373" calcext:value-type="float">
            <text:p>8.77955745588373</text:p>
          </table:table-cell>
          <table:table-cell table:style-name="ce1"/>
          <table:table-cell table:style-name="ce6" office:value-type="float" office:value="17.3" calcext:value-type="float">
            <text:p>17.3</text:p>
          </table:table-cell>
          <table:table-cell table:style-name="ce2" table:formula="of:=[.G21]+273" office:value-type="float" office:value="290.3" calcext:value-type="float">
            <text:p>290.3</text:p>
          </table:table-cell>
          <table:table-cell table:style-name="ce34" office:value-type="float" office:value="9.57080811415361" calcext:value-type="float">
            <text:p>9.5708</text:p>
          </table:table-cell>
          <table:table-cell table:formula="of:=1/[.H21]" office:value-type="float" office:value="0.0034447123665174" calcext:value-type="float">
            <text:p>0.0034447123665174</text:p>
          </table:table-cell>
          <table:table-cell table:formula="of:=[.$K$1]+[.$K$2]*[.I21]+[.$K$3]*[.I21]^3" office:value-type="float" office:value="0.00344309620353648" calcext:value-type="float">
            <text:p>0.00344309620353648</text:p>
          </table:table-cell>
          <table:table-cell table:formula="of:=1/MAX([.K21];0.000001)-273" office:value-type="float" office:value="17.436264596057" calcext:value-type="float">
            <text:p>17.436264596057</text:p>
          </table:table-cell>
          <table:table-cell table:formula="of:=[.L21]-[.G21]" office:value-type="float" office:value="0.136264596057014" calcext:value-type="float">
            <text:p>0.136264596057014</text:p>
          </table:table-cell>
          <table:table-cell table:number-columns-repeated="12"/>
        </table:table-row>
        <table:table-row table:style-name="ro1"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7520" calcext:value-type="float">
            <text:p>7520</text:p>
          </table:table-cell>
          <table:table-cell table:style-name="ce2" office:value-type="float" office:value="7570" calcext:value-type="float">
            <text:p>7570</text:p>
          </table:table-cell>
          <table:table-cell table:style-name="ce2" table:formula="of:=LN([.B22])" office:value-type="float" office:value="8.92532141694389" calcext:value-type="float">
            <text:p>8.92532141694389</text:p>
          </table:table-cell>
          <table:table-cell table:style-name="ce2" table:formula="of:=LN([.C22])" office:value-type="float" office:value="8.9319483464315" calcext:value-type="float">
            <text:p>8.9319483464315</text:p>
          </table:table-cell>
          <table:table-cell table:style-name="ce1"/>
          <table:table-cell table:style-name="ce6" office:value-type="float" office:value="18.6" calcext:value-type="float">
            <text:p>18.6</text:p>
          </table:table-cell>
          <table:table-cell table:style-name="ce2" table:formula="of:=[.G22]+273" office:value-type="float" office:value="291.6" calcext:value-type="float">
            <text:p>291.6</text:p>
          </table:table-cell>
          <table:table-cell table:style-name="ce34" office:value-type="float" office:value="9.51118543095424" calcext:value-type="float">
            <text:p>9.5112</text:p>
          </table:table-cell>
          <table:table-cell table:formula="of:=1/[.H22]" office:value-type="float" office:value="0.00342935528120713" calcext:value-type="float">
            <text:p>0.00342935528120713</text:p>
          </table:table-cell>
          <table:table-cell table:formula="of:=[.$K$1]+[.$K$2]*[.I22]+[.$K$3]*[.I22]^3" office:value-type="float" office:value="0.00342665330252188" calcext:value-type="float">
            <text:p>0.00342665330252188</text:p>
          </table:table-cell>
          <table:table-cell table:formula="of:=1/MAX([.K22];0.000001)-273" office:value-type="float" office:value="18.8299319233844" calcext:value-type="float">
            <text:p>18.8299319233844</text:p>
          </table:table-cell>
          <table:table-cell table:formula="of:=[.L22]-[.G22]" office:value-type="float" office:value="0.229931923384434" calcext:value-type="float">
            <text:p>0.229931923384434</text:p>
          </table:table-cell>
          <table:table-cell table:number-columns-repeated="12"/>
        </table:table-row>
        <table:table-row table:style-name="ro1">
          <table:table-cell table:style-name="ce2" office:value-type="float" office:value="31.1" calcext:value-type="float">
            <text:p>31.1</text:p>
          </table:table-cell>
          <table:table-cell table:style-name="ce2" office:value-type="float" office:value="7830" calcext:value-type="float">
            <text:p>7830</text:p>
          </table:table-cell>
          <table:table-cell table:style-name="ce2" office:value-type="float" office:value="7910" calcext:value-type="float">
            <text:p>7910</text:p>
          </table:table-cell>
          <table:table-cell table:style-name="ce2" table:formula="of:=LN([.B23])" office:value-type="float" office:value="8.96571778898485" calcext:value-type="float">
            <text:p>8.96571778898485</text:p>
          </table:table-cell>
          <table:table-cell table:style-name="ce2" table:formula="of:=LN([.C23])" office:value-type="float" office:value="8.9758830607617" calcext:value-type="float">
            <text:p>8.9758830607617</text:p>
          </table:table-cell>
          <table:table-cell table:style-name="ce1"/>
          <table:table-cell table:style-name="ce6" office:value-type="float" office:value="18.6" calcext:value-type="float">
            <text:p>18.6</text:p>
          </table:table-cell>
          <table:table-cell table:style-name="ce2" table:formula="of:=[.G23]+273" office:value-type="float" office:value="291.6" calcext:value-type="float">
            <text:p>291.6</text:p>
          </table:table-cell>
          <table:table-cell table:style-name="ce34" office:value-type="float" office:value="9.50747760319872" calcext:value-type="float">
            <text:p>9.5075</text:p>
          </table:table-cell>
          <table:table-cell table:formula="of:=1/[.H23]" office:value-type="float" office:value="0.00342935528120713" calcext:value-type="float">
            <text:p>0.00342935528120713</text:p>
          </table:table-cell>
          <table:table-cell table:formula="of:=[.$K$1]+[.$K$2]*[.I23]+[.$K$3]*[.I23]^3" office:value-type="float" office:value="0.00342563143712218" calcext:value-type="float">
            <text:p>0.00342563143712218</text:p>
          </table:table-cell>
          <table:table-cell table:formula="of:=1/MAX([.K23];0.000001)-273" office:value-type="float" office:value="18.9169847530601" calcext:value-type="float">
            <text:p>18.9169847530601</text:p>
          </table:table-cell>
          <table:table-cell table:formula="of:=[.L23]-[.G23]" office:value-type="float" office:value="0.31698475306009" calcext:value-type="float">
            <text:p>0.31698475306009</text:p>
          </table:table-cell>
          <table:table-cell table:number-columns-repeated="12"/>
        </table:table-row>
        <table:table-row table:style-name="ro1"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8110" calcext:value-type="float">
            <text:p>8110</text:p>
          </table:table-cell>
          <table:table-cell table:style-name="ce2" table:formula="of:=LN([.B24])" office:value-type="float" office:value="8.99093980694081" calcext:value-type="float">
            <text:p>8.99093980694081</text:p>
          </table:table-cell>
          <table:table-cell table:style-name="ce2" table:formula="of:=LN([.C24])" office:value-type="float" office:value="9.00085314710946" calcext:value-type="float">
            <text:p>9.00085314710946</text:p>
          </table:table-cell>
          <table:table-cell table:style-name="ce1"/>
          <table:table-cell table:style-name="ce6" office:value-type="float" office:value="20.4" calcext:value-type="float">
            <text:p>20.4</text:p>
          </table:table-cell>
          <table:table-cell table:style-name="ce2" table:formula="of:=[.G24]+273" office:value-type="float" office:value="293.4" calcext:value-type="float">
            <text:p>293.4</text:p>
          </table:table-cell>
          <table:table-cell table:style-name="ce34" office:value-type="float" office:value="9.38008314656328" calcext:value-type="float">
            <text:p>9.3801</text:p>
          </table:table-cell>
          <table:table-cell table:formula="of:=1/[.H24]" office:value-type="float" office:value="0.00340831629175188" calcext:value-type="float">
            <text:p>0.00340831629175188</text:p>
          </table:table-cell>
          <table:table-cell table:formula="of:=[.$K$1]+[.$K$2]*[.I24]+[.$K$3]*[.I24]^3" office:value-type="float" office:value="0.00339057062279802" calcext:value-type="float">
            <text:p>0.00339057062279802</text:p>
          </table:table-cell>
          <table:table-cell table:formula="of:=1/MAX([.K24];0.000001)-273" office:value-type="float" office:value="21.9356056104693" calcext:value-type="float">
            <text:p>21.9356056104693</text:p>
          </table:table-cell>
          <table:table-cell table:formula="of:=[.L24]-[.G24]" office:value-type="float" office:value="1.53560561046928" calcext:value-type="float">
            <text:p>1.53560561046928</text:p>
          </table:table-cell>
          <table:table-cell table:number-columns-repeated="12"/>
        </table:table-row>
        <table:table-row table:style-name="ro1"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9130" calcext:value-type="float">
            <text:p>9130</text:p>
          </table:table-cell>
          <table:table-cell table:style-name="ce2" office:value-type="float" office:value="9180" calcext:value-type="float">
            <text:p>9180</text:p>
          </table:table-cell>
          <table:table-cell table:style-name="ce2" table:formula="of:=LN([.B25])" office:value-type="float" office:value="9.11932097358901" calcext:value-type="float">
            <text:p>9.11932097358901</text:p>
          </table:table-cell>
          <table:table-cell table:style-name="ce2" table:formula="of:=LN([.C25])" office:value-type="float" office:value="9.12478248361454" calcext:value-type="float">
            <text:p>9.12478248361454</text:p>
          </table:table-cell>
          <table:table-cell table:style-name="ce1"/>
          <table:table-cell table:style-name="ce6" office:value-type="float" office:value="20.4" calcext:value-type="float">
            <text:p>20.4</text:p>
          </table:table-cell>
          <table:table-cell table:style-name="ce2" table:formula="of:=[.G25]+273" office:value-type="float" office:value="293.4" calcext:value-type="float">
            <text:p>293.4</text:p>
          </table:table-cell>
          <table:table-cell table:style-name="ce34" office:value-type="float" office:value="9.38008314656328" calcext:value-type="float">
            <text:p>9.3801</text:p>
          </table:table-cell>
          <table:table-cell table:formula="of:=1/[.H25]" office:value-type="float" office:value="0.00340831629175188" calcext:value-type="float">
            <text:p>0.00340831629175188</text:p>
          </table:table-cell>
          <table:table-cell table:formula="of:=[.$K$1]+[.$K$2]*[.I25]+[.$K$3]*[.I25]^3" office:value-type="float" office:value="0.00339057062279802" calcext:value-type="float">
            <text:p>0.00339057062279802</text:p>
          </table:table-cell>
          <table:table-cell table:formula="of:=1/MAX([.K25];0.000001)-273" office:value-type="float" office:value="21.9356056104693" calcext:value-type="float">
            <text:p>21.9356056104693</text:p>
          </table:table-cell>
          <table:table-cell table:formula="of:=[.L25]-[.G25]" office:value-type="float" office:value="1.53560561046928" calcext:value-type="float">
            <text:p>1.53560561046928</text:p>
          </table:table-cell>
          <table:table-cell table:number-columns-repeated="12"/>
        </table:table-row>
        <table:table-row table:style-name="ro1">
          <table:table-cell table:style-name="ce2" office:value-type="float" office:value="25.1" calcext:value-type="float">
            <text:p>25.1</text:p>
          </table:table-cell>
          <table:table-cell table:number-columns-repeated="2" table:style-name="ce2" office:value-type="float" office:value="10100" calcext:value-type="float">
            <text:p>10100</text:p>
          </table:table-cell>
          <table:table-cell table:style-name="ce2" table:formula="of:=LN([.B26])" office:value-type="float" office:value="9.22029070282935" calcext:value-type="float">
            <text:p>9.22029070282935</text:p>
          </table:table-cell>
          <table:table-cell table:style-name="ce2" table:formula="of:=LN([.C26])" office:value-type="float" office:value="9.22029070282935" calcext:value-type="float">
            <text:p>9.22029070282935</text:p>
          </table:table-cell>
          <table:table-cell table:style-name="ce1"/>
          <table:table-cell table:style-name="ce6" office:value-type="float" office:value="23.1" calcext:value-type="float">
            <text:p>23.1</text:p>
          </table:table-cell>
          <table:table-cell table:style-name="ce2" table:formula="of:=[.G26]+273" office:value-type="float" office:value="296.1" calcext:value-type="float">
            <text:p>296.1</text:p>
          </table:table-cell>
          <table:table-cell table:style-name="ce34" office:value-type="float" office:value="9.3101857069459" calcext:value-type="float">
            <text:p>9.3102</text:p>
          </table:table-cell>
          <table:table-cell table:formula="of:=1/[.H26]" office:value-type="float" office:value="0.00337723741979061" calcext:value-type="float">
            <text:p>0.00337723741979061</text:p>
          </table:table-cell>
          <table:table-cell table:formula="of:=[.$K$1]+[.$K$2]*[.I26]+[.$K$3]*[.I26]^3" office:value-type="float" office:value="0.00337137374298995" calcext:value-type="float">
            <text:p>0.00337137374298995</text:p>
          </table:table-cell>
          <table:table-cell table:formula="of:=1/MAX([.K26];0.000001)-273" office:value-type="float" office:value="23.6149932440108" calcext:value-type="float">
            <text:p>23.6149932440108</text:p>
          </table:table-cell>
          <table:table-cell table:formula="of:=[.L26]-[.G26]" office:value-type="float" office:value="0.514993244010803" calcext:value-type="float">
            <text:p>0.514993244010803</text:p>
          </table:table-cell>
          <table:table-cell table:number-columns-repeated="12"/>
        </table:table-row>
        <table:table-row table:style-name="ro1">
          <table:table-cell table:style-name="ce2" office:value-type="float" office:value="23.1" calcext:value-type="float">
            <text:p>23.1</text:p>
          </table:table-cell>
          <table:table-cell table:number-columns-repeated="2" table:style-name="ce2" office:value-type="float" office:value="11050" calcext:value-type="float">
            <text:p>11050</text:p>
          </table:table-cell>
          <table:table-cell table:style-name="ce2" table:formula="of:=LN([.B27])" office:value-type="float" office:value="9.3101857069459" calcext:value-type="float">
            <text:p>9.3101857069459</text:p>
          </table:table-cell>
          <table:table-cell table:style-name="ce2" table:formula="of:=LN([.C27])" office:value-type="float" office:value="9.3101857069459" calcext:value-type="float">
            <text:p>9.3101857069459</text:p>
          </table:table-cell>
          <table:table-cell table:style-name="ce1"/>
          <table:table-cell table:style-name="ce6" office:value-type="float" office:value="23.1" calcext:value-type="float">
            <text:p>23.1</text:p>
          </table:table-cell>
          <table:table-cell table:style-name="ce2" table:formula="of:=[.G27]+273" office:value-type="float" office:value="296.1" calcext:value-type="float">
            <text:p>296.1</text:p>
          </table:table-cell>
          <table:table-cell table:style-name="ce34" office:value-type="float" office:value="9.3101857069459" calcext:value-type="float">
            <text:p>9.3102</text:p>
          </table:table-cell>
          <table:table-cell table:formula="of:=1/[.H27]" office:value-type="float" office:value="0.00337723741979061" calcext:value-type="float">
            <text:p>0.00337723741979061</text:p>
          </table:table-cell>
          <table:table-cell table:formula="of:=[.$K$1]+[.$K$2]*[.I27]+[.$K$3]*[.I27]^3" office:value-type="float" office:value="0.00337137374298995" calcext:value-type="float">
            <text:p>0.00337137374298995</text:p>
          </table:table-cell>
          <table:table-cell table:formula="of:=1/MAX([.K27];0.000001)-273" office:value-type="float" office:value="23.6149932440108" calcext:value-type="float">
            <text:p>23.6149932440108</text:p>
          </table:table-cell>
          <table:table-cell table:formula="of:=[.L27]-[.G27]" office:value-type="float" office:value="0.514993244010803" calcext:value-type="float">
            <text:p>0.514993244010803</text:p>
          </table:table-cell>
          <table:table-cell table:number-columns-repeated="12"/>
        </table:table-row>
        <table:table-row table:style-name="ro1">
          <table:table-cell table:style-name="ce2" office:value-type="float" office:value="20.4" calcext:value-type="float">
            <text:p>20.4</text:p>
          </table:table-cell>
          <table:table-cell table:number-columns-repeated="2" table:style-name="ce2" office:value-type="float" office:value="11850" calcext:value-type="float">
            <text:p>11850</text:p>
          </table:table-cell>
          <table:table-cell table:style-name="ce2" table:formula="of:=LN([.B28])" office:value-type="float" office:value="9.38008314656328" calcext:value-type="float">
            <text:p>9.38008314656328</text:p>
          </table:table-cell>
          <table:table-cell table:style-name="ce2" table:formula="of:=LN([.C28])" office:value-type="float" office:value="9.38008314656328" calcext:value-type="float">
            <text:p>9.38008314656328</text:p>
          </table:table-cell>
          <table:table-cell table:style-name="ce1"/>
          <table:table-cell table:style-name="ce6" office:value-type="float" office:value="25.1" calcext:value-type="float">
            <text:p>25.1</text:p>
          </table:table-cell>
          <table:table-cell table:style-name="ce2" table:formula="of:=[.G28]+273" office:value-type="float" office:value="298.1" calcext:value-type="float">
            <text:p>298.1</text:p>
          </table:table-cell>
          <table:table-cell table:style-name="ce34" office:value-type="float" office:value="9.22029070282935" calcext:value-type="float">
            <text:p>9.2203</text:p>
          </table:table-cell>
          <table:table-cell table:formula="of:=1/[.H28]" office:value-type="float" office:value="0.00335457900033546" calcext:value-type="float">
            <text:p>0.00335457900033546</text:p>
          </table:table-cell>
          <table:table-cell table:formula="of:=[.$K$1]+[.$K$2]*[.I28]+[.$K$3]*[.I28]^3" office:value-type="float" office:value="0.00334672581641036" calcext:value-type="float">
            <text:p>0.00334672581641036</text:p>
          </table:table-cell>
          <table:table-cell table:formula="of:=1/MAX([.K28];0.000001)-273" office:value-type="float" office:value="25.7994998265443" calcext:value-type="float">
            <text:p>25.7994998265443</text:p>
          </table:table-cell>
          <table:table-cell table:formula="of:=[.L28]-[.G28]" office:value-type="float" office:value="0.699499826544319" calcext:value-type="float">
            <text:p>0.699499826544319</text:p>
          </table:table-cell>
          <table:table-cell table:number-columns-repeated="12"/>
        </table:table-row>
        <table:table-row table:style-name="ro1"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3510" calcext:value-type="float">
            <text:p>13510</text:p>
          </table:table-cell>
          <table:table-cell table:style-name="ce2" office:value-type="float" office:value="13460" calcext:value-type="float">
            <text:p>13460</text:p>
          </table:table-cell>
          <table:table-cell table:style-name="ce2" table:formula="of:=LN([.B29])" office:value-type="float" office:value="9.51118543095424" calcext:value-type="float">
            <text:p>9.51118543095424</text:p>
          </table:table-cell>
          <table:table-cell table:style-name="ce2" table:formula="of:=LN([.C29])" office:value-type="float" office:value="9.50747760319872" calcext:value-type="float">
            <text:p>9.50747760319872</text:p>
          </table:table-cell>
          <table:table-cell table:style-name="ce1"/>
          <table:table-cell table:style-name="ce6" office:value-type="float" office:value="25.1" calcext:value-type="float">
            <text:p>25.1</text:p>
          </table:table-cell>
          <table:table-cell table:style-name="ce2" table:formula="of:=[.G29]+273" office:value-type="float" office:value="298.1" calcext:value-type="float">
            <text:p>298.1</text:p>
          </table:table-cell>
          <table:table-cell table:style-name="ce34" office:value-type="float" office:value="9.22029070282935" calcext:value-type="float">
            <text:p>9.2203</text:p>
          </table:table-cell>
          <table:table-cell table:formula="of:=1/[.H29]" office:value-type="float" office:value="0.00335457900033546" calcext:value-type="float">
            <text:p>0.00335457900033546</text:p>
          </table:table-cell>
          <table:table-cell table:formula="of:=[.$K$1]+[.$K$2]*[.I29]+[.$K$3]*[.I29]^3" office:value-type="float" office:value="0.00334672581641036" calcext:value-type="float">
            <text:p>0.00334672581641036</text:p>
          </table:table-cell>
          <table:table-cell table:formula="of:=1/MAX([.K29];0.000001)-273" office:value-type="float" office:value="25.7994998265443" calcext:value-type="float">
            <text:p>25.7994998265443</text:p>
          </table:table-cell>
          <table:table-cell table:formula="of:=[.L29]-[.G29]" office:value-type="float" office:value="0.699499826544319" calcext:value-type="float">
            <text:p>0.699499826544319</text:p>
          </table:table-cell>
          <table:table-cell table:number-columns-repeated="12"/>
        </table:table-row>
        <table:table-row table:style-name="ro1"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4610" calcext:value-type="float">
            <text:p>14610</text:p>
          </table:table-cell>
          <table:table-cell table:style-name="ce2" office:value-type="float" office:value="14340" calcext:value-type="float">
            <text:p>14340</text:p>
          </table:table-cell>
          <table:table-cell table:style-name="ce2" table:formula="of:=LN([.B30])" office:value-type="float" office:value="9.58946150474475" calcext:value-type="float">
            <text:p>9.58946150474475</text:p>
          </table:table-cell>
          <table:table-cell table:style-name="ce2" table:formula="of:=LN([.C30])" office:value-type="float" office:value="9.57080811415361" calcext:value-type="float">
            <text:p>9.57080811415361</text:p>
          </table:table-cell>
          <table:table-cell table:style-name="ce1"/>
          <table:table-cell table:style-name="ce6" office:value-type="float" office:value="27.4" calcext:value-type="float">
            <text:p>27.4</text:p>
          </table:table-cell>
          <table:table-cell table:style-name="ce2" table:formula="of:=[.G30]+273" office:value-type="float" office:value="300.4" calcext:value-type="float">
            <text:p>300.4</text:p>
          </table:table-cell>
          <table:table-cell table:style-name="ce34" office:value-type="float" office:value="9.11932097358901" calcext:value-type="float">
            <text:p>9.1193</text:p>
          </table:table-cell>
          <table:table-cell table:formula="of:=1/[.H30]" office:value-type="float" office:value="0.0033288948069241" calcext:value-type="float">
            <text:p>0.0033288948069241</text:p>
          </table:table-cell>
          <table:table-cell table:formula="of:=[.$K$1]+[.$K$2]*[.I30]+[.$K$3]*[.I30]^3" office:value-type="float" office:value="0.00331909605629545" calcext:value-type="float">
            <text:p>0.00331909605629545</text:p>
          </table:table-cell>
          <table:table-cell table:formula="of:=1/MAX([.K30];0.000001)-273" office:value-type="float" office:value="28.2868513109959" calcext:value-type="float">
            <text:p>28.2868513109959</text:p>
          </table:table-cell>
          <table:table-cell table:formula="of:=[.L30]-[.G30]" office:value-type="float" office:value="0.886851310995873" calcext:value-type="float">
            <text:p>0.886851310995873</text:p>
          </table:table-cell>
          <table:table-cell table:number-columns-repeated="12"/>
        </table:table-row>
        <table:table-row table:style-name="ro1"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5990" calcext:value-type="float">
            <text:p>15990</text:p>
          </table:table-cell>
          <table:table-cell table:style-name="ce2" office:value-type="float" office:value="15750" calcext:value-type="float">
            <text:p>15750</text:p>
          </table:table-cell>
          <table:table-cell table:style-name="ce2" table:formula="of:=LN([.B31])" office:value-type="float" office:value="9.679718805828" calcext:value-type="float">
            <text:p>9.679718805828</text:p>
          </table:table-cell>
          <table:table-cell table:style-name="ce2" table:formula="of:=LN([.C31])" office:value-type="float" office:value="9.66459564425378" calcext:value-type="float">
            <text:p>9.66459564425378</text:p>
          </table:table-cell>
          <table:table-cell table:style-name="ce1"/>
          <table:table-cell table:style-name="ce6" office:value-type="float" office:value="27.4" calcext:value-type="float">
            <text:p>27.4</text:p>
          </table:table-cell>
          <table:table-cell table:style-name="ce2" table:formula="of:=[.G31]+273" office:value-type="float" office:value="300.4" calcext:value-type="float">
            <text:p>300.4</text:p>
          </table:table-cell>
          <table:table-cell table:style-name="ce34" office:value-type="float" office:value="9.12478248361454" calcext:value-type="float">
            <text:p>9.1248</text:p>
          </table:table-cell>
          <table:table-cell table:formula="of:=1/[.H31]" office:value-type="float" office:value="0.0033288948069241" calcext:value-type="float">
            <text:p>0.0033288948069241</text:p>
          </table:table-cell>
          <table:table-cell table:formula="of:=[.$K$1]+[.$K$2]*[.I31]+[.$K$3]*[.I31]^3" office:value-type="float" office:value="0.0033205890951488" calcext:value-type="float">
            <text:p>0.0033205890951488</text:p>
          </table:table-cell>
          <table:table-cell table:formula="of:=1/MAX([.K31];0.000001)-273" office:value-type="float" office:value="28.1513834882328" calcext:value-type="float">
            <text:p>28.1513834882328</text:p>
          </table:table-cell>
          <table:table-cell table:formula="of:=[.L31]-[.G31]" office:value-type="float" office:value="0.751383488232797" calcext:value-type="float">
            <text:p>0.751383488232797</text:p>
          </table:table-cell>
          <table:table-cell table:number-columns-repeated="12"/>
        </table:table-row>
        <table:table-row table:style-name="ro1"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7100" calcext:value-type="float">
            <text:p>17100</text:p>
          </table:table-cell>
          <table:table-cell table:style-name="ce2" office:value-type="float" office:value="16780" calcext:value-type="float">
            <text:p>16780</text:p>
          </table:table-cell>
          <table:table-cell table:style-name="ce2" table:formula="of:=LN([.B32])" office:value-type="float" office:value="9.74683374249075" calcext:value-type="float">
            <text:p>9.74683374249075</text:p>
          </table:table-cell>
          <table:table-cell table:style-name="ce2" table:formula="of:=LN([.C32])" office:value-type="float" office:value="9.7279429800212" calcext:value-type="float">
            <text:p>9.7279429800212</text:p>
          </table:table-cell>
          <table:table-cell table:style-name="ce1"/>
          <table:table-cell table:style-name="ce6" office:value-type="float" office:value="30.6" calcext:value-type="float">
            <text:p>30.6</text:p>
          </table:table-cell>
          <table:table-cell table:style-name="ce2" table:formula="of:=[.G32]+273" office:value-type="float" office:value="303.6" calcext:value-type="float">
            <text:p>303.6</text:p>
          </table:table-cell>
          <table:table-cell table:style-name="ce34" office:value-type="float" office:value="8.99093980694081" calcext:value-type="float">
            <text:p>8.9909</text:p>
          </table:table-cell>
          <table:table-cell table:formula="of:=1/[.H32]" office:value-type="float" office:value="0.00329380764163373" calcext:value-type="float">
            <text:p>0.00329380764163373</text:p>
          </table:table-cell>
          <table:table-cell table:formula="of:=[.$K$1]+[.$K$2]*[.I32]+[.$K$3]*[.I32]^3" office:value-type="float" office:value="0.00328404792710159" calcext:value-type="float">
            <text:p>0.00328404792710159</text:p>
          </table:table-cell>
          <table:table-cell table:formula="of:=1/MAX([.K32];0.000001)-273" office:value-type="float" office:value="31.5022552038612" calcext:value-type="float">
            <text:p>31.5022552038612</text:p>
          </table:table-cell>
          <table:table-cell table:formula="of:=[.L32]-[.G32]" office:value-type="float" office:value="0.902255203861181" calcext:value-type="float">
            <text:p>0.902255203861181</text:p>
          </table:table-cell>
          <table:table-cell table:number-columns-repeated="12"/>
        </table:table-row>
        <table:table-row table:style-name="ro1"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8790" calcext:value-type="float">
            <text:p>18790</text:p>
          </table:table-cell>
          <table:table-cell table:style-name="ce2" office:value-type="float" office:value="18850" calcext:value-type="float">
            <text:p>18850</text:p>
          </table:table-cell>
          <table:table-cell table:style-name="ce2" table:formula="of:=LN([.B33])" office:value-type="float" office:value="9.84108009240751" calcext:value-type="float">
            <text:p>9.84108009240751</text:p>
          </table:table-cell>
          <table:table-cell table:style-name="ce2" table:formula="of:=LN([.C33])" office:value-type="float" office:value="9.84426819287616" calcext:value-type="float">
            <text:p>9.84426819287616</text:p>
          </table:table-cell>
          <table:table-cell table:style-name="ce1"/>
          <table:table-cell table:style-name="ce6" office:value-type="float" office:value="30.6" calcext:value-type="float">
            <text:p>30.6</text:p>
          </table:table-cell>
          <table:table-cell table:style-name="ce2" table:formula="of:=[.G33]+273" office:value-type="float" office:value="303.6" calcext:value-type="float">
            <text:p>303.6</text:p>
          </table:table-cell>
          <table:table-cell table:style-name="ce34" office:value-type="float" office:value="9.00085314710946" calcext:value-type="float">
            <text:p>9.0009</text:p>
          </table:table-cell>
          <table:table-cell table:formula="of:=1/[.H33]" office:value-type="float" office:value="0.00329380764163373" calcext:value-type="float">
            <text:p>0.00329380764163373</text:p>
          </table:table-cell>
          <table:table-cell table:formula="of:=[.$K$1]+[.$K$2]*[.I33]+[.$K$3]*[.I33]^3" office:value-type="float" office:value="0.00328675100606505" calcext:value-type="float">
            <text:p>0.00328675100606505</text:p>
          </table:table-cell>
          <table:table-cell table:formula="of:=1/MAX([.K33];0.000001)-273" office:value-type="float" office:value="31.2518274596089" calcext:value-type="float">
            <text:p>31.2518274596089</text:p>
          </table:table-cell>
          <table:table-cell table:formula="of:=[.L33]-[.G33]" office:value-type="float" office:value="0.651827459608931" calcext:value-type="float">
            <text:p>0.651827459608931</text:p>
          </table:table-cell>
          <table:table-cell table:number-columns-repeated="12"/>
        </table:table-row>
        <table:table-row table:style-name="ro1"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9580" calcext:value-type="float">
            <text:p>19580</text:p>
          </table:table-cell>
          <table:table-cell table:style-name="ce2" office:value-type="float" office:value="19290" calcext:value-type="float">
            <text:p>19290</text:p>
          </table:table-cell>
          <table:table-cell table:style-name="ce2" table:formula="of:=LN([.B34])" office:value-type="float" office:value="9.8822639160845" calcext:value-type="float">
            <text:p>9.8822639160845</text:p>
          </table:table-cell>
          <table:table-cell table:style-name="ce2" table:formula="of:=LN([.C34])" office:value-type="float" office:value="9.86734210589978" calcext:value-type="float">
            <text:p>9.86734210589978</text:p>
          </table:table-cell>
          <table:table-cell table:style-name="ce1"/>
          <table:table-cell table:style-name="ce6" office:value-type="float" office:value="31.1" calcext:value-type="float">
            <text:p>31.1</text:p>
          </table:table-cell>
          <table:table-cell table:style-name="ce2" table:formula="of:=[.G34]+273" office:value-type="float" office:value="304.1" calcext:value-type="float">
            <text:p>304.1</text:p>
          </table:table-cell>
          <table:table-cell table:style-name="ce34" office:value-type="float" office:value="8.96571778898485" calcext:value-type="float">
            <text:p>8.9657</text:p>
          </table:table-cell>
          <table:table-cell table:formula="of:=1/[.H34]" office:value-type="float" office:value="0.00328839197632358" calcext:value-type="float">
            <text:p>0.00328839197632358</text:p>
          </table:table-cell>
          <table:table-cell table:formula="of:=[.$K$1]+[.$K$2]*[.I34]+[.$K$3]*[.I34]^3" office:value-type="float" office:value="0.00327717307009925" calcext:value-type="float">
            <text:p>0.00327717307009925</text:p>
          </table:table-cell>
          <table:table-cell table:formula="of:=1/MAX([.K34];0.000001)-273" office:value-type="float" office:value="32.1410403447858" calcext:value-type="float">
            <text:p>32.1410403447858</text:p>
          </table:table-cell>
          <table:table-cell table:formula="of:=[.L34]-[.G34]" office:value-type="float" office:value="1.04104034478583" calcext:value-type="float">
            <text:p>1.04104034478583</text:p>
          </table:table-cell>
          <table:table-cell table:number-columns-repeated="12"/>
        </table:table-row>
        <table:table-row table:style-name="ro1"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21500" calcext:value-type="float">
            <text:p>21500</text:p>
          </table:table-cell>
          <table:table-cell table:style-name="ce2" office:value-type="float" office:value="20850" calcext:value-type="float">
            <text:p>20850</text:p>
          </table:table-cell>
          <table:table-cell table:style-name="ce2" table:formula="of:=LN([.B35])" office:value-type="float" office:value="9.97580821411575" calcext:value-type="float">
            <text:p>9.97580821411575</text:p>
          </table:table-cell>
          <table:table-cell table:style-name="ce2" table:formula="of:=LN([.C35])" office:value-type="float" office:value="9.94510922722695" calcext:value-type="float">
            <text:p>9.94510922722695</text:p>
          </table:table-cell>
          <table:table-cell table:style-name="ce1"/>
          <table:table-cell table:style-name="ce6" office:value-type="float" office:value="31.1" calcext:value-type="float">
            <text:p>31.1</text:p>
          </table:table-cell>
          <table:table-cell table:style-name="ce2" table:formula="of:=[.G35]+273" office:value-type="float" office:value="304.1" calcext:value-type="float">
            <text:p>304.1</text:p>
          </table:table-cell>
          <table:table-cell table:style-name="ce34" office:value-type="float" office:value="8.9758830607617" calcext:value-type="float">
            <text:p>8.9759</text:p>
          </table:table-cell>
          <table:table-cell table:formula="of:=1/[.H35]" office:value-type="float" office:value="0.00328839197632358" calcext:value-type="float">
            <text:p>0.00328839197632358</text:p>
          </table:table-cell>
          <table:table-cell table:formula="of:=[.$K$1]+[.$K$2]*[.I35]+[.$K$3]*[.I35]^3" office:value-type="float" office:value="0.00327994343198675" calcext:value-type="float">
            <text:p>0.00327994343198675</text:p>
          </table:table-cell>
          <table:table-cell table:formula="of:=1/MAX([.K35];0.000001)-273" office:value-type="float" office:value="31.8833069033372" calcext:value-type="float">
            <text:p>31.8833069033372</text:p>
          </table:table-cell>
          <table:table-cell table:formula="of:=[.L35]-[.G35]" office:value-type="float" office:value="0.783306903337198" calcext:value-type="float">
            <text:p>0.783306903337198</text:p>
          </table:table-cell>
          <table:table-cell table:number-columns-repeated="12"/>
        </table:table-row>
        <table:table-row table:style-name="ro1"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23800" calcext:value-type="float">
            <text:p>23800</text:p>
          </table:table-cell>
          <table:table-cell table:style-name="ce2" office:value-type="float" office:value="23000" calcext:value-type="float">
            <text:p>23000</text:p>
          </table:table-cell>
          <table:table-cell table:style-name="ce2" table:formula="of:=LN([.B36])" office:value-type="float" office:value="10.0774408596596" calcext:value-type="float">
            <text:p>10.0774408596596</text:p>
          </table:table-cell>
          <table:table-cell table:style-name="ce2" table:formula="of:=LN([.C36])" office:value-type="float" office:value="10.0432494949113" calcext:value-type="float">
            <text:p>10.0432494949113</text:p>
          </table:table-cell>
          <table:table-cell table:style-name="ce1"/>
          <table:table-cell table:style-name="ce6" office:value-type="float" office:value="32.2" calcext:value-type="float">
            <text:p>32.2</text:p>
          </table:table-cell>
          <table:table-cell table:style-name="ce2" table:formula="of:=[.G36]+273" office:value-type="float" office:value="305.2" calcext:value-type="float">
            <text:p>305.2</text:p>
          </table:table-cell>
          <table:table-cell table:style-name="ce34" office:value-type="float" office:value="8.92532141694389" calcext:value-type="float">
            <text:p>8.9253</text:p>
          </table:table-cell>
          <table:table-cell table:formula="of:=1/[.H36]" office:value-type="float" office:value="0.00327653997378768" calcext:value-type="float">
            <text:p>0.00327653997378768</text:p>
          </table:table-cell>
          <table:table-cell table:formula="of:=[.$K$1]+[.$K$2]*[.I36]+[.$K$3]*[.I36]^3" office:value-type="float" office:value="0.00326616939892932" calcext:value-type="float">
            <text:p>0.00326616939892932</text:p>
          </table:table-cell>
          <table:table-cell table:formula="of:=1/MAX([.K36];0.000001)-273" office:value-type="float" office:value="33.1690555082076" calcext:value-type="float">
            <text:p>33.1690555082076</text:p>
          </table:table-cell>
          <table:table-cell table:formula="of:=[.L36]-[.G36]" office:value-type="float" office:value="0.969055508207575" calcext:value-type="float">
            <text:p>0.969055508207575</text:p>
          </table:table-cell>
          <table:table-cell table:number-columns-repeated="10"/>
          <table:table-cell>
            <draw:frame draw:z-index="2" draw:style-name="gr1" draw:text-style-name="P1" svg:width="6.2988in" svg:height="3.5429in" svg:x="0.5748in" svg:y="0.074in">
              <draw:object draw:notify-on-update-of-ranges="'data fit'.L34:'data fit'.L99 'data fit'.M33:'data fit'.M33 'data fit'.M34:'data fit'.M9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table:style-name="ce2" office:value-type="float" office:value="4.9" calcext:value-type="float">
            <text:p>4.9</text:p>
          </table:table-cell>
          <table:table-cell table:style-name="ce1"/>
          <table:table-cell table:style-name="ce2" office:value-type="float" office:value="28400" calcext:value-type="float">
            <text:p>28400</text:p>
          </table:table-cell>
          <table:table-cell table:style-name="ce2" table:formula="of:=LN([.B37])" office:value-type="string" office:string-value="" calcext:value-type="error">
            <text:p>Err:502</text:p>
          </table:table-cell>
          <table:table-cell table:style-name="ce2" table:formula="of:=LN([.C37])" office:value-type="float" office:value="10.2541444241493" calcext:value-type="float">
            <text:p>10.2541444241493</text:p>
          </table:table-cell>
          <table:table-cell table:style-name="ce1"/>
          <table:table-cell table:style-name="ce6" office:value-type="float" office:value="32.2" calcext:value-type="float">
            <text:p>32.2</text:p>
          </table:table-cell>
          <table:table-cell table:style-name="ce2" table:formula="of:=[.G37]+273" office:value-type="float" office:value="305.2" calcext:value-type="float">
            <text:p>305.2</text:p>
          </table:table-cell>
          <table:table-cell table:style-name="ce34" office:value-type="float" office:value="8.9319483464315" calcext:value-type="float">
            <text:p>8.9319</text:p>
          </table:table-cell>
          <table:table-cell table:formula="of:=1/[.H37]" office:value-type="float" office:value="0.00327653997378768" calcext:value-type="float">
            <text:p>0.00327653997378768</text:p>
          </table:table-cell>
          <table:table-cell table:formula="of:=[.$K$1]+[.$K$2]*[.I37]+[.$K$3]*[.I37]^3" office:value-type="float" office:value="0.00326797390903594" calcext:value-type="float">
            <text:p>0.00326797390903594</text:p>
          </table:table-cell>
          <table:table-cell table:formula="of:=1/MAX([.K37];0.000001)-273" office:value-type="float" office:value="32.9999950535106" calcext:value-type="float">
            <text:p>32.9999950535106</text:p>
          </table:table-cell>
          <table:table-cell table:formula="of:=[.L37]-[.G37]" office:value-type="float" office:value="0.799995053510642" calcext:value-type="float">
            <text:p>0.799995053510642</text:p>
          </table:table-cell>
          <table:table-cell table:number-columns-repeated="12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6900" calcext:value-type="float">
            <text:p>26900</text:p>
          </table:table-cell>
          <table:table-cell table:style-name="ce2" office:value-type="float" office:value="31400" calcext:value-type="float">
            <text:p>31400</text:p>
          </table:table-cell>
          <table:table-cell table:style-name="ce2" table:formula="of:=LN([.B38])" office:value-type="float" office:value="10.1998815655899" calcext:value-type="float">
            <text:p>10.1998815655899</text:p>
          </table:table-cell>
          <table:table-cell table:style-name="ce2" table:formula="of:=LN([.C38])" office:value-type="float" office:value="10.3545631718963" calcext:value-type="float">
            <text:p>10.3545631718963</text:p>
          </table:table-cell>
          <table:table-cell table:style-name="ce1"/>
          <table:table-cell table:style-name="ce6" office:value-type="float" office:value="37.8" calcext:value-type="float">
            <text:p>37.8</text:p>
          </table:table-cell>
          <table:table-cell table:style-name="ce2" table:formula="of:=[.G38]+273" office:value-type="float" office:value="310.8" calcext:value-type="float">
            <text:p>310.8</text:p>
          </table:table-cell>
          <table:table-cell table:style-name="ce34" office:value-type="float" office:value="8.76405326934776" calcext:value-type="float">
            <text:p>8.7641</text:p>
          </table:table-cell>
          <table:table-cell table:formula="of:=1/[.H38]" office:value-type="float" office:value="0.00321750321750322" calcext:value-type="float">
            <text:p>0.00321750321750322</text:p>
          </table:table-cell>
          <table:table-cell table:formula="of:=[.$K$1]+[.$K$2]*[.I38]+[.$K$3]*[.I38]^3" office:value-type="float" office:value="0.00322233014124142" calcext:value-type="float">
            <text:p>0.00322233014124142</text:p>
          </table:table-cell>
          <table:table-cell table:formula="of:=1/MAX([.K38];0.000001)-273" office:value-type="float" office:value="37.3344338313963" calcext:value-type="float">
            <text:p>37.3344338313963</text:p>
          </table:table-cell>
          <table:table-cell table:formula="of:=[.L38]-[.G38]" office:value-type="float" office:value="-0.465566168603672" calcext:value-type="float">
            <text:p>-0.465566168603672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37.8" calcext:value-type="float">
            <text:p>37.8</text:p>
          </table:table-cell>
          <table:table-cell table:style-name="ce2" table:formula="of:=[.G39]+273" office:value-type="float" office:value="310.8" calcext:value-type="float">
            <text:p>310.8</text:p>
          </table:table-cell>
          <table:table-cell table:style-name="ce34" office:value-type="float" office:value="8.77955745588373" calcext:value-type="float">
            <text:p>8.7796</text:p>
          </table:table-cell>
          <table:table-cell table:formula="of:=1/[.H39]" office:value-type="float" office:value="0.00321750321750322" calcext:value-type="float">
            <text:p>0.00321750321750322</text:p>
          </table:table-cell>
          <table:table-cell table:formula="of:=[.$K$1]+[.$K$2]*[.I39]+[.$K$3]*[.I39]^3" office:value-type="float" office:value="0.00322653867085591" calcext:value-type="float">
            <text:p>0.00322653867085591</text:p>
          </table:table-cell>
          <table:table-cell table:formula="of:=1/MAX([.K39];0.000001)-273" office:value-type="float" office:value="36.9296496994191" calcext:value-type="float">
            <text:p>36.9296496994191</text:p>
          </table:table-cell>
          <table:table-cell table:formula="of:=[.L39]-[.G39]" office:value-type="float" office:value="-0.870350300580853" calcext:value-type="float">
            <text:p>-0.870350300580853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39" calcext:value-type="float">
            <text:p>39</text:p>
          </table:table-cell>
          <table:table-cell table:style-name="ce2" table:formula="of:=[.G40]+273" office:value-type="float" office:value="312" calcext:value-type="float">
            <text:p>312</text:p>
          </table:table-cell>
          <table:table-cell table:style-name="ce34" office:value-type="float" office:value="8.71275997496021" calcext:value-type="float">
            <text:p>8.7128</text:p>
          </table:table-cell>
          <table:table-cell table:formula="of:=1/[.H40]" office:value-type="float" office:value="0.00320512820512821" calcext:value-type="float">
            <text:p>0.00320512820512821</text:p>
          </table:table-cell>
          <table:table-cell table:formula="of:=[.$K$1]+[.$K$2]*[.I40]+[.$K$3]*[.I40]^3" office:value-type="float" office:value="0.00320841608176348" calcext:value-type="float">
            <text:p>0.00320841608176348</text:p>
          </table:table-cell>
          <table:table-cell table:formula="of:=1/MAX([.K40];0.000001)-273" office:value-type="float" office:value="38.6802729184543" calcext:value-type="float">
            <text:p>38.6802729184543</text:p>
          </table:table-cell>
          <table:table-cell table:formula="of:=[.L40]-[.G40]" office:value-type="float" office:value="-0.319727081545693" calcext:value-type="float">
            <text:p>-0.319727081545693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39" calcext:value-type="float">
            <text:p>39</text:p>
          </table:table-cell>
          <table:table-cell table:style-name="ce2" table:formula="of:=[.G41]+273" office:value-type="float" office:value="312" calcext:value-type="float">
            <text:p>312</text:p>
          </table:table-cell>
          <table:table-cell table:style-name="ce34" office:value-type="float" office:value="8.7160440501614" calcext:value-type="float">
            <text:p>8.7160</text:p>
          </table:table-cell>
          <table:table-cell table:formula="of:=1/[.H41]" office:value-type="float" office:value="0.00320512820512821" calcext:value-type="float">
            <text:p>0.00320512820512821</text:p>
          </table:table-cell>
          <table:table-cell table:formula="of:=[.$K$1]+[.$K$2]*[.I41]+[.$K$3]*[.I41]^3" office:value-type="float" office:value="0.00320930651147792" calcext:value-type="float">
            <text:p>0.00320930651147792</text:p>
          </table:table-cell>
          <table:table-cell table:formula="of:=1/MAX([.K41];0.000001)-273" office:value-type="float" office:value="38.5937964864223" calcext:value-type="float">
            <text:p>38.5937964864223</text:p>
          </table:table-cell>
          <table:table-cell table:formula="of:=[.L41]-[.G41]" office:value-type="float" office:value="-0.406203513577736" calcext:value-type="float">
            <text:p>-0.406203513577736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0" calcext:value-type="float">
            <text:p>40</text:p>
          </table:table-cell>
          <table:table-cell table:style-name="ce2" table:formula="of:=[.G42]+273" office:value-type="float" office:value="313" calcext:value-type="float">
            <text:p>313</text:p>
          </table:table-cell>
          <table:table-cell table:style-name="ce34" office:value-type="float" office:value="8.68440111040014" calcext:value-type="float">
            <text:p>8.6844</text:p>
          </table:table-cell>
          <table:table-cell table:formula="of:=1/[.H42]" office:value-type="float" office:value="0.00319488817891374" calcext:value-type="float">
            <text:p>0.00319488817891374</text:p>
          </table:table-cell>
          <table:table-cell table:formula="of:=[.$K$1]+[.$K$2]*[.I42]+[.$K$3]*[.I42]^3" office:value-type="float" office:value="0.00320072938928688" calcext:value-type="float">
            <text:p>0.00320072938928688</text:p>
          </table:table-cell>
          <table:table-cell table:formula="of:=1/MAX([.K42];0.000001)-273" office:value-type="float" office:value="39.4287868093715" calcext:value-type="float">
            <text:p>39.4287868093715</text:p>
          </table:table-cell>
          <table:table-cell table:formula="of:=[.L42]-[.G42]" office:value-type="float" office:value="-0.571213190628498" calcext:value-type="float">
            <text:p>-0.571213190628498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0" calcext:value-type="float">
            <text:p>40</text:p>
          </table:table-cell>
          <table:table-cell table:style-name="ce2" table:formula="of:=[.G43]+273" office:value-type="float" office:value="313" calcext:value-type="float">
            <text:p>313</text:p>
          </table:table-cell>
          <table:table-cell table:style-name="ce34" office:value-type="float" office:value="8.68777949199177" calcext:value-type="float">
            <text:p>8.6878</text:p>
          </table:table-cell>
          <table:table-cell table:formula="of:=1/[.H43]" office:value-type="float" office:value="0.00319488817891374" calcext:value-type="float">
            <text:p>0.00319488817891374</text:p>
          </table:table-cell>
          <table:table-cell table:formula="of:=[.$K$1]+[.$K$2]*[.I43]+[.$K$3]*[.I43]^3" office:value-type="float" office:value="0.00320164487629076" calcext:value-type="float">
            <text:p>0.00320164487629076</text:p>
          </table:table-cell>
          <table:table-cell table:formula="of:=1/MAX([.K43];0.000001)-273" office:value-type="float" office:value="39.3394500762192" calcext:value-type="float">
            <text:p>39.3394500762192</text:p>
          </table:table-cell>
          <table:table-cell table:formula="of:=[.L43]-[.G43]" office:value-type="float" office:value="-0.66054992378082" calcext:value-type="float">
            <text:p>-0.66054992378082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2" calcext:value-type="float">
            <text:p>42</text:p>
          </table:table-cell>
          <table:table-cell table:style-name="ce2" table:formula="of:=[.G44]+273" office:value-type="float" office:value="315" calcext:value-type="float">
            <text:p>315</text:p>
          </table:table-cell>
          <table:table-cell table:style-name="ce34" office:value-type="float" office:value="8.61068353450358" calcext:value-type="float">
            <text:p>8.6107</text:p>
          </table:table-cell>
          <table:table-cell table:formula="of:=1/[.H44]" office:value-type="float" office:value="0.00317460317460317" calcext:value-type="float">
            <text:p>0.00317460317460317</text:p>
          </table:table-cell>
          <table:table-cell table:formula="of:=[.$K$1]+[.$K$2]*[.I44]+[.$K$3]*[.I44]^3" office:value-type="float" office:value="0.00318076827176309" calcext:value-type="float">
            <text:p>0.00318076827176309</text:p>
          </table:table-cell>
          <table:table-cell table:formula="of:=1/MAX([.K44];0.000001)-273" office:value-type="float" office:value="41.3894539182206" calcext:value-type="float">
            <text:p>41.3894539182206</text:p>
          </table:table-cell>
          <table:table-cell table:formula="of:=[.L44]-[.G44]" office:value-type="float" office:value="-0.610546081779432" calcext:value-type="float">
            <text:p>-0.610546081779432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2" calcext:value-type="float">
            <text:p>42</text:p>
          </table:table-cell>
          <table:table-cell table:style-name="ce2" table:formula="of:=[.G45]+273" office:value-type="float" office:value="315" calcext:value-type="float">
            <text:p>315</text:p>
          </table:table-cell>
          <table:table-cell table:style-name="ce34" office:value-type="float" office:value="8.60886037994206" calcext:value-type="float">
            <text:p>8.6089</text:p>
          </table:table-cell>
          <table:table-cell table:formula="of:=1/[.H45]" office:value-type="float" office:value="0.00317460317460317" calcext:value-type="float">
            <text:p>0.00317460317460317</text:p>
          </table:table-cell>
          <table:table-cell table:formula="of:=[.$K$1]+[.$K$2]*[.I45]+[.$K$3]*[.I45]^3" office:value-type="float" office:value="0.00318027496734088" calcext:value-type="float">
            <text:p>0.00318027496734088</text:p>
          </table:table-cell>
          <table:table-cell table:formula="of:=1/MAX([.K45];0.000001)-273" office:value-type="float" office:value="41.4382200499251" calcext:value-type="float">
            <text:p>41.4382200499251</text:p>
          </table:table-cell>
          <table:table-cell table:formula="of:=[.L45]-[.G45]" office:value-type="float" office:value="-0.561779950074879" calcext:value-type="float">
            <text:p>-0.561779950074879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4" calcext:value-type="float">
            <text:p>44</text:p>
          </table:table-cell>
          <table:table-cell table:style-name="ce2" table:formula="of:=[.G46]+273" office:value-type="float" office:value="317" calcext:value-type="float">
            <text:p>317</text:p>
          </table:table-cell>
          <table:table-cell table:style-name="ce34" office:value-type="float" office:value="8.5131851700187" calcext:value-type="float">
            <text:p>8.5132</text:p>
          </table:table-cell>
          <table:table-cell table:formula="of:=1/[.H46]" office:value-type="float" office:value="0.00315457413249211" calcext:value-type="float">
            <text:p>0.00315457413249211</text:p>
          </table:table-cell>
          <table:table-cell table:formula="of:=[.$K$1]+[.$K$2]*[.I46]+[.$K$3]*[.I46]^3" office:value-type="float" office:value="0.003154412057975" calcext:value-type="float">
            <text:p>0.003154412057975</text:p>
          </table:table-cell>
          <table:table-cell table:formula="of:=1/MAX([.K46];0.000001)-273" office:value-type="float" office:value="44.0162875429652" calcext:value-type="float">
            <text:p>44.0162875429652</text:p>
          </table:table-cell>
          <table:table-cell table:formula="of:=[.L46]-[.G46]" office:value-type="float" office:value="0.0162875429652445" calcext:value-type="float">
            <text:p>0.0162875429652445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4" calcext:value-type="float">
            <text:p>44</text:p>
          </table:table-cell>
          <table:table-cell table:style-name="ce2" table:formula="of:=[.G47]+273" office:value-type="float" office:value="317" calcext:value-type="float">
            <text:p>317</text:p>
          </table:table-cell>
          <table:table-cell table:style-name="ce34" office:value-type="float" office:value="8.52317526309379" calcext:value-type="float">
            <text:p>8.5232</text:p>
          </table:table-cell>
          <table:table-cell table:formula="of:=1/[.H47]" office:value-type="float" office:value="0.00315457413249211" calcext:value-type="float">
            <text:p>0.00315457413249211</text:p>
          </table:table-cell>
          <table:table-cell table:formula="of:=[.$K$1]+[.$K$2]*[.I47]+[.$K$3]*[.I47]^3" office:value-type="float" office:value="0.0031571103251098" calcext:value-type="float">
            <text:p>0.0031571103251098</text:p>
          </table:table-cell>
          <table:table-cell table:formula="of:=1/MAX([.K47];0.000001)-273" office:value-type="float" office:value="43.7453452755795" calcext:value-type="float">
            <text:p>43.7453452755795</text:p>
          </table:table-cell>
          <table:table-cell table:formula="of:=[.L47]-[.G47]" office:value-type="float" office:value="-0.254654724420504" calcext:value-type="float">
            <text:p>-0.254654724420504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6" calcext:value-type="float">
            <text:p>46</text:p>
          </table:table-cell>
          <table:table-cell table:style-name="ce2" table:formula="of:=[.G48]+273" office:value-type="float" office:value="319" calcext:value-type="float">
            <text:p>319</text:p>
          </table:table-cell>
          <table:table-cell table:style-name="ce34" office:value-type="float" office:value="8.46589989702869" calcext:value-type="float">
            <text:p>8.4659</text:p>
          </table:table-cell>
          <table:table-cell table:formula="of:=1/[.H48]" office:value-type="float" office:value="0.00313479623824451" calcext:value-type="float">
            <text:p>0.00313479623824451</text:p>
          </table:table-cell>
          <table:table-cell table:formula="of:=[.$K$1]+[.$K$2]*[.I48]+[.$K$3]*[.I48]^3" office:value-type="float" office:value="0.00314164766536947" calcext:value-type="float">
            <text:p>0.00314164766536947</text:p>
          </table:table-cell>
          <table:table-cell table:formula="of:=1/MAX([.K48];0.000001)-273" office:value-type="float" office:value="45.3043124227605" calcext:value-type="float">
            <text:p>45.3043124227605</text:p>
          </table:table-cell>
          <table:table-cell table:formula="of:=[.L48]-[.G48]" office:value-type="float" office:value="-0.695687577239539" calcext:value-type="float">
            <text:p>-0.695687577239539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6" calcext:value-type="float">
            <text:p>46</text:p>
          </table:table-cell>
          <table:table-cell table:style-name="ce2" table:formula="of:=[.G49]+273" office:value-type="float" office:value="319" calcext:value-type="float">
            <text:p>319</text:p>
          </table:table-cell>
          <table:table-cell table:style-name="ce34" office:value-type="float" office:value="8.46589989702869" calcext:value-type="float">
            <text:p>8.4659</text:p>
          </table:table-cell>
          <table:table-cell table:formula="of:=1/[.H49]" office:value-type="float" office:value="0.00313479623824451" calcext:value-type="float">
            <text:p>0.00313479623824451</text:p>
          </table:table-cell>
          <table:table-cell table:formula="of:=[.$K$1]+[.$K$2]*[.I49]+[.$K$3]*[.I49]^3" office:value-type="float" office:value="0.00314164766536947" calcext:value-type="float">
            <text:p>0.00314164766536947</text:p>
          </table:table-cell>
          <table:table-cell table:formula="of:=1/MAX([.K49];0.000001)-273" office:value-type="float" office:value="45.3043124227605" calcext:value-type="float">
            <text:p>45.3043124227605</text:p>
          </table:table-cell>
          <table:table-cell table:formula="of:=[.L49]-[.G49]" office:value-type="float" office:value="-0.695687577239539" calcext:value-type="float">
            <text:p>-0.695687577239539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8" calcext:value-type="float">
            <text:p>48</text:p>
          </table:table-cell>
          <table:table-cell table:style-name="ce2" table:formula="of:=[.G50]+273" office:value-type="float" office:value="321" calcext:value-type="float">
            <text:p>321</text:p>
          </table:table-cell>
          <table:table-cell table:style-name="ce34" office:value-type="float" office:value="8.40514368760761" calcext:value-type="float">
            <text:p>8.4051</text:p>
          </table:table-cell>
          <table:table-cell table:formula="of:=1/[.H50]" office:value-type="float" office:value="0.00311526479750779" calcext:value-type="float">
            <text:p>0.00311526479750779</text:p>
          </table:table-cell>
          <table:table-cell table:formula="of:=[.$K$1]+[.$K$2]*[.I50]+[.$K$3]*[.I50]^3" office:value-type="float" office:value="0.00312526397387993" calcext:value-type="float">
            <text:p>0.00312526397387993</text:p>
          </table:table-cell>
          <table:table-cell table:formula="of:=1/MAX([.K50];0.000001)-273" office:value-type="float" office:value="46.9729713578494" calcext:value-type="float">
            <text:p>46.9729713578494</text:p>
          </table:table-cell>
          <table:table-cell table:formula="of:=[.L50]-[.G50]" office:value-type="float" office:value="-1.02702864215058" calcext:value-type="float">
            <text:p>-1.02702864215058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48" calcext:value-type="float">
            <text:p>48</text:p>
          </table:table-cell>
          <table:table-cell table:style-name="ce2" table:formula="of:=[.G51]+273" office:value-type="float" office:value="321" calcext:value-type="float">
            <text:p>321</text:p>
          </table:table-cell>
          <table:table-cell table:style-name="ce34" office:value-type="float" office:value="8.40737832540903" calcext:value-type="float">
            <text:p>8.4074</text:p>
          </table:table-cell>
          <table:table-cell table:formula="of:=1/[.H51]" office:value-type="float" office:value="0.00311526479750779" calcext:value-type="float">
            <text:p>0.00311526479750779</text:p>
          </table:table-cell>
          <table:table-cell table:formula="of:=[.$K$1]+[.$K$2]*[.I51]+[.$K$3]*[.I51]^3" office:value-type="float" office:value="0.0031258662332975" calcext:value-type="float">
            <text:p>0.0031258662332975</text:p>
          </table:table-cell>
          <table:table-cell table:formula="of:=1/MAX([.K51];0.000001)-273" office:value-type="float" office:value="46.9113222913226" calcext:value-type="float">
            <text:p>46.9113222913226</text:p>
          </table:table-cell>
          <table:table-cell table:formula="of:=[.L51]-[.G51]" office:value-type="float" office:value="-1.08867770867744" calcext:value-type="float">
            <text:p>-1.08867770867744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0" calcext:value-type="float">
            <text:p>50</text:p>
          </table:table-cell>
          <table:table-cell table:style-name="ce2" table:formula="of:=[.G52]+273" office:value-type="float" office:value="323" calcext:value-type="float">
            <text:p>323</text:p>
          </table:table-cell>
          <table:table-cell table:style-name="ce34" office:value-type="float" office:value="8.33567131479285" calcext:value-type="float">
            <text:p>8.3357</text:p>
          </table:table-cell>
          <table:table-cell table:formula="of:=1/[.H52]" office:value-type="float" office:value="0.00309597523219814" calcext:value-type="float">
            <text:p>0.00309597523219814</text:p>
          </table:table-cell>
          <table:table-cell table:formula="of:=[.$K$1]+[.$K$2]*[.I52]+[.$K$3]*[.I52]^3" office:value-type="float" office:value="0.00310655326684983" calcext:value-type="float">
            <text:p>0.00310655326684983</text:p>
          </table:table-cell>
          <table:table-cell table:formula="of:=1/MAX([.K52];0.000001)-273" office:value-type="float" office:value="48.9001620448767" calcext:value-type="float">
            <text:p>48.9001620448767</text:p>
          </table:table-cell>
          <table:table-cell table:formula="of:=[.L52]-[.G52]" office:value-type="float" office:value="-1.09983795512329" calcext:value-type="float">
            <text:p>-1.09983795512329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0" calcext:value-type="float">
            <text:p>50</text:p>
          </table:table-cell>
          <table:table-cell table:style-name="ce2" table:formula="of:=[.G53]+273" office:value-type="float" office:value="323" calcext:value-type="float">
            <text:p>323</text:p>
          </table:table-cell>
          <table:table-cell table:style-name="ce34" office:value-type="float" office:value="8.33327035325531" calcext:value-type="float">
            <text:p>8.3333</text:p>
          </table:table-cell>
          <table:table-cell table:formula="of:=1/[.H53]" office:value-type="float" office:value="0.00309597523219814" calcext:value-type="float">
            <text:p>0.00309597523219814</text:p>
          </table:table-cell>
          <table:table-cell table:formula="of:=[.$K$1]+[.$K$2]*[.I53]+[.$K$3]*[.I53]^3" office:value-type="float" office:value="0.00310590706996348" calcext:value-type="float">
            <text:p>0.00310590706996348</text:p>
          </table:table-cell>
          <table:table-cell table:formula="of:=1/MAX([.K53];0.000001)-273" office:value-type="float" office:value="48.9671347126812" calcext:value-type="float">
            <text:p>48.9671347126812</text:p>
          </table:table-cell>
          <table:table-cell table:formula="of:=[.L53]-[.G53]" office:value-type="float" office:value="-1.03286528731877" calcext:value-type="float">
            <text:p>-1.03286528731877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2" calcext:value-type="float">
            <text:p>52</text:p>
          </table:table-cell>
          <table:table-cell table:style-name="ce2" table:formula="of:=[.G54]+273" office:value-type="float" office:value="325" calcext:value-type="float">
            <text:p>325</text:p>
          </table:table-cell>
          <table:table-cell table:style-name="ce34" office:value-type="float" office:value="8.26359043261732" calcext:value-type="float">
            <text:p>8.2636</text:p>
          </table:table-cell>
          <table:table-cell table:formula="of:=1/[.H54]" office:value-type="float" office:value="0.00307692307692308" calcext:value-type="float">
            <text:p>0.00307692307692308</text:p>
          </table:table-cell>
          <table:table-cell table:formula="of:=[.$K$1]+[.$K$2]*[.I54]+[.$K$3]*[.I54]^3" office:value-type="float" office:value="0.00308716620976929" calcext:value-type="float">
            <text:p>0.00308716620976929</text:p>
          </table:table-cell>
          <table:table-cell table:formula="of:=1/MAX([.K54];0.000001)-273" office:value-type="float" office:value="50.9216589102051" calcext:value-type="float">
            <text:p>50.9216589102051</text:p>
          </table:table-cell>
          <table:table-cell table:formula="of:=[.L54]-[.G54]" office:value-type="float" office:value="-1.07834108979489" calcext:value-type="float">
            <text:p>-1.07834108979489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2" calcext:value-type="float">
            <text:p>52</text:p>
          </table:table-cell>
          <table:table-cell table:style-name="ce2" table:formula="of:=[.G55]+273" office:value-type="float" office:value="325" calcext:value-type="float">
            <text:p>325</text:p>
          </table:table-cell>
          <table:table-cell table:style-name="ce34" office:value-type="float" office:value="8.27129265297941" calcext:value-type="float">
            <text:p>8.2713</text:p>
          </table:table-cell>
          <table:table-cell table:formula="of:=1/[.H55]" office:value-type="float" office:value="0.00307692307692308" calcext:value-type="float">
            <text:p>0.00307692307692308</text:p>
          </table:table-cell>
          <table:table-cell table:formula="of:=[.$K$1]+[.$K$2]*[.I55]+[.$K$3]*[.I55]^3" office:value-type="float" office:value="0.0030892365525952" calcext:value-type="float">
            <text:p>0.0030892365525952</text:p>
          </table:table-cell>
          <table:table-cell table:formula="of:=1/MAX([.K55];0.000001)-273" office:value-type="float" office:value="50.7045732739122" calcext:value-type="float">
            <text:p>50.7045732739122</text:p>
          </table:table-cell>
          <table:table-cell table:formula="of:=[.L55]-[.G55]" office:value-type="float" office:value="-1.29542672608778" calcext:value-type="float">
            <text:p>-1.29542672608778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4" calcext:value-type="float">
            <text:p>54</text:p>
          </table:table-cell>
          <table:table-cell table:style-name="ce2" table:formula="of:=[.G56]+273" office:value-type="float" office:value="327" calcext:value-type="float">
            <text:p>327</text:p>
          </table:table-cell>
          <table:table-cell table:style-name="ce34" office:value-type="float" office:value="8.18590748148232" calcext:value-type="float">
            <text:p>8.1859</text:p>
          </table:table-cell>
          <table:table-cell table:formula="of:=1/[.H56]" office:value-type="float" office:value="0.00305810397553517" calcext:value-type="float">
            <text:p>0.00305810397553517</text:p>
          </table:table-cell>
          <table:table-cell table:formula="of:=[.$K$1]+[.$K$2]*[.I56]+[.$K$3]*[.I56]^3" office:value-type="float" office:value="0.00306630200566925" calcext:value-type="float">
            <text:p>0.00306630200566925</text:p>
          </table:table-cell>
          <table:table-cell table:formula="of:=1/MAX([.K56];0.000001)-273" office:value-type="float" office:value="53.1257365227269" calcext:value-type="float">
            <text:p>53.1257365227269</text:p>
          </table:table-cell>
          <table:table-cell table:formula="of:=[.L56]-[.G56]" office:value-type="float" office:value="-0.874263477273132" calcext:value-type="float">
            <text:p>-0.874263477273132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4" calcext:value-type="float">
            <text:p>54</text:p>
          </table:table-cell>
          <table:table-cell table:style-name="ce2" table:formula="of:=[.G57]+273" office:value-type="float" office:value="327" calcext:value-type="float">
            <text:p>327</text:p>
          </table:table-cell>
          <table:table-cell table:style-name="ce34" office:value-type="float" office:value="8.18032087477369" calcext:value-type="float">
            <text:p>8.1803</text:p>
          </table:table-cell>
          <table:table-cell table:formula="of:=1/[.H57]" office:value-type="float" office:value="0.00305810397553517" calcext:value-type="float">
            <text:p>0.00305810397553517</text:p>
          </table:table-cell>
          <table:table-cell table:formula="of:=[.$K$1]+[.$K$2]*[.I57]+[.$K$3]*[.I57]^3" office:value-type="float" office:value="0.00306480272255628" calcext:value-type="float">
            <text:p>0.00306480272255628</text:p>
          </table:table-cell>
          <table:table-cell table:formula="of:=1/MAX([.K57];0.000001)-273" office:value-type="float" office:value="53.285275277335" calcext:value-type="float">
            <text:p>53.285275277335</text:p>
          </table:table-cell>
          <table:table-cell table:formula="of:=[.L57]-[.G57]" office:value-type="float" office:value="-0.714724722664982" calcext:value-type="float">
            <text:p>-0.714724722664982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6" calcext:value-type="float">
            <text:p>56</text:p>
          </table:table-cell>
          <table:table-cell table:style-name="ce2" table:formula="of:=[.G58]+273" office:value-type="float" office:value="329" calcext:value-type="float">
            <text:p>329</text:p>
          </table:table-cell>
          <table:table-cell table:style-name="ce34" office:value-type="float" office:value="8.10772006191053" calcext:value-type="float">
            <text:p>8.1077</text:p>
          </table:table-cell>
          <table:table-cell table:formula="of:=1/[.H58]" office:value-type="float" office:value="0.00303951367781155" calcext:value-type="float">
            <text:p>0.00303951367781155</text:p>
          </table:table-cell>
          <table:table-cell table:formula="of:=[.$K$1]+[.$K$2]*[.I58]+[.$K$3]*[.I58]^3" office:value-type="float" office:value="0.00304533303214309" calcext:value-type="float">
            <text:p>0.00304533303214309</text:p>
          </table:table-cell>
          <table:table-cell table:formula="of:=1/MAX([.K58];0.000001)-273" office:value-type="float" office:value="55.3713109354977" calcext:value-type="float">
            <text:p>55.3713109354977</text:p>
          </table:table-cell>
          <table:table-cell table:formula="of:=[.L58]-[.G58]" office:value-type="float" office:value="-0.628689064502339" calcext:value-type="float">
            <text:p>-0.628689064502339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6" calcext:value-type="float">
            <text:p>56</text:p>
          </table:table-cell>
          <table:table-cell table:style-name="ce2" table:formula="of:=[.G59]+273" office:value-type="float" office:value="329" calcext:value-type="float">
            <text:p>329</text:p>
          </table:table-cell>
          <table:table-cell table:style-name="ce34" office:value-type="float" office:value="8.01301211036892" calcext:value-type="float">
            <text:p>8.0130</text:p>
          </table:table-cell>
          <table:table-cell table:formula="of:=1/[.H59]" office:value-type="float" office:value="0.00303951367781155" calcext:value-type="float">
            <text:p>0.00303951367781155</text:p>
          </table:table-cell>
          <table:table-cell table:formula="of:=[.$K$1]+[.$K$2]*[.I59]+[.$K$3]*[.I59]^3" office:value-type="float" office:value="0.00301997429661707" calcext:value-type="float">
            <text:p>0.00301997429661707</text:p>
          </table:table-cell>
          <table:table-cell table:formula="of:=1/MAX([.K59];0.000001)-273" office:value-type="float" office:value="58.128646068341" calcext:value-type="float">
            <text:p>58.128646068341</text:p>
          </table:table-cell>
          <table:table-cell table:formula="of:=[.L59]-[.G59]" office:value-type="float" office:value="2.12864606834097" calcext:value-type="float">
            <text:p>2.12864606834097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7.9" calcext:value-type="float">
            <text:p>57.9</text:p>
          </table:table-cell>
          <table:table-cell table:style-name="ce2" table:formula="of:=[.G60]+273" office:value-type="float" office:value="330.9" calcext:value-type="float">
            <text:p>330.9</text:p>
          </table:table-cell>
          <table:table-cell table:style-name="ce34" office:value-type="float" office:value="8.08641027532378" calcext:value-type="float">
            <text:p>8.0864</text:p>
          </table:table-cell>
          <table:table-cell table:formula="of:=1/[.H60]" office:value-type="float" office:value="0.00302206104563312" calcext:value-type="float">
            <text:p>0.00302206104563312</text:p>
          </table:table-cell>
          <table:table-cell table:formula="of:=[.$K$1]+[.$K$2]*[.I60]+[.$K$3]*[.I60]^3" office:value-type="float" office:value="0.00303962329684039" calcext:value-type="float">
            <text:p>0.00303962329684039</text:p>
          </table:table-cell>
          <table:table-cell table:formula="of:=1/MAX([.K60];0.000001)-273" office:value-type="float" office:value="55.9881351546008" calcext:value-type="float">
            <text:p>55.9881351546008</text:p>
          </table:table-cell>
          <table:table-cell table:formula="of:=[.L60]-[.G60]" office:value-type="float" office:value="-1.9118648453992" calcext:value-type="float">
            <text:p>-1.9118648453992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57.9" calcext:value-type="float">
            <text:p>57.9</text:p>
          </table:table-cell>
          <table:table-cell table:style-name="ce2" table:formula="of:=[.G61]+273" office:value-type="float" office:value="330.9" calcext:value-type="float">
            <text:p>330.9</text:p>
          </table:table-cell>
          <table:table-cell table:style-name="ce34" office:value-type="float" office:value="7.9585769038139" calcext:value-type="float">
            <text:p>7.9586</text:p>
          </table:table-cell>
          <table:table-cell table:formula="of:=1/[.H61]" office:value-type="float" office:value="0.00302206104563312" calcext:value-type="float">
            <text:p>0.00302206104563312</text:p>
          </table:table-cell>
          <table:table-cell table:formula="of:=[.$K$1]+[.$K$2]*[.I61]+[.$K$3]*[.I61]^3" office:value-type="float" office:value="0.0030054189456852" calcext:value-type="float">
            <text:p>0.0030054189456852</text:p>
          </table:table-cell>
          <table:table-cell table:formula="of:=1/MAX([.K61];0.000001)-273" office:value-type="float" office:value="59.7323138877766" calcext:value-type="float">
            <text:p>59.7323138877766</text:p>
          </table:table-cell>
          <table:table-cell table:formula="of:=[.L61]-[.G61]" office:value-type="float" office:value="1.83231388777657" calcext:value-type="float">
            <text:p>1.83231388777657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0.5" calcext:value-type="float">
            <text:p>60.5</text:p>
          </table:table-cell>
          <table:table-cell table:style-name="ce2" table:formula="of:=[.G62]+273" office:value-type="float" office:value="333.5" calcext:value-type="float">
            <text:p>333.5</text:p>
          </table:table-cell>
          <table:table-cell table:style-name="ce34" office:value-type="float" office:value="7.99294454731811" calcext:value-type="float">
            <text:p>7.9929</text:p>
          </table:table-cell>
          <table:table-cell table:formula="of:=1/[.H62]" office:value-type="float" office:value="0.00299850074962519" calcext:value-type="float">
            <text:p>0.00299850074962519</text:p>
          </table:table-cell>
          <table:table-cell table:formula="of:=[.$K$1]+[.$K$2]*[.I62]+[.$K$3]*[.I62]^3" office:value-type="float" office:value="0.00301460676345212" calcext:value-type="float">
            <text:p>0.00301460676345212</text:p>
          </table:table-cell>
          <table:table-cell table:formula="of:=1/MAX([.K62];0.000001)-273" office:value-type="float" office:value="58.7182234590583" calcext:value-type="float">
            <text:p>58.7182234590583</text:p>
          </table:table-cell>
          <table:table-cell table:formula="of:=[.L62]-[.G62]" office:value-type="float" office:value="-1.78177654094168" calcext:value-type="float">
            <text:p>-1.78177654094168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0.5" calcext:value-type="float">
            <text:p>60.5</text:p>
          </table:table-cell>
          <table:table-cell table:style-name="ce2" table:formula="of:=[.G63]+273" office:value-type="float" office:value="333.5" calcext:value-type="float">
            <text:p>333.5</text:p>
          </table:table-cell>
          <table:table-cell table:style-name="ce34" office:value-type="float" office:value="7.87473912517181" calcext:value-type="float">
            <text:p>7.8747</text:p>
          </table:table-cell>
          <table:table-cell table:formula="of:=1/[.H63]" office:value-type="float" office:value="0.00299850074962519" calcext:value-type="float">
            <text:p>0.00299850074962519</text:p>
          </table:table-cell>
          <table:table-cell table:formula="of:=[.$K$1]+[.$K$2]*[.I63]+[.$K$3]*[.I63]^3" office:value-type="float" office:value="0.00298303006028523" calcext:value-type="float">
            <text:p>0.00298303006028523</text:p>
          </table:table-cell>
          <table:table-cell table:formula="of:=1/MAX([.K63];0.000001)-273" office:value-type="float" office:value="62.2296087503671" calcext:value-type="float">
            <text:p>62.2296087503671</text:p>
          </table:table-cell>
          <table:table-cell table:formula="of:=[.L63]-[.G63]" office:value-type="float" office:value="1.72960875036711" calcext:value-type="float">
            <text:p>1.72960875036711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2.3" calcext:value-type="float">
            <text:p>62.3</text:p>
          </table:table-cell>
          <table:table-cell table:style-name="ce2" table:formula="of:=[.G64]+273" office:value-type="float" office:value="335.3" calcext:value-type="float">
            <text:p>335.3</text:p>
          </table:table-cell>
          <table:table-cell table:style-name="ce34" office:value-type="float" office:value="7.94449216393216" calcext:value-type="float">
            <text:p>7.9445</text:p>
          </table:table-cell>
          <table:table-cell table:formula="of:=1/[.H64]" office:value-type="float" office:value="0.00298240381747689" calcext:value-type="float">
            <text:p>0.00298240381747689</text:p>
          </table:table-cell>
          <table:table-cell table:formula="of:=[.$K$1]+[.$K$2]*[.I64]+[.$K$3]*[.I64]^3" office:value-type="float" office:value="0.0030016552168056" calcext:value-type="float">
            <text:p>0.0030016552168056</text:p>
          </table:table-cell>
          <table:table-cell table:formula="of:=1/MAX([.K64];0.000001)-273" office:value-type="float" office:value="60.1495217709293" calcext:value-type="float">
            <text:p>60.1495217709293</text:p>
          </table:table-cell>
          <table:table-cell table:formula="of:=[.L64]-[.G64]" office:value-type="float" office:value="-2.15047822907074" calcext:value-type="float">
            <text:p>-2.15047822907074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2.3" calcext:value-type="float">
            <text:p>62.3</text:p>
          </table:table-cell>
          <table:table-cell table:style-name="ce2" table:formula="of:=[.G65]+273" office:value-type="float" office:value="335.3" calcext:value-type="float">
            <text:p>335.3</text:p>
          </table:table-cell>
          <table:table-cell table:style-name="ce34" office:value-type="float" office:value="7.79975331828725" calcext:value-type="float">
            <text:p>7.7998</text:p>
          </table:table-cell>
          <table:table-cell table:formula="of:=1/[.H65]" office:value-type="float" office:value="0.00298240381747689" calcext:value-type="float">
            <text:p>0.00298240381747689</text:p>
          </table:table-cell>
          <table:table-cell table:formula="of:=[.$K$1]+[.$K$2]*[.I65]+[.$K$3]*[.I65]^3" office:value-type="float" office:value="0.00296303398656983" calcext:value-type="float">
            <text:p>0.00296303398656983</text:p>
          </table:table-cell>
          <table:table-cell table:formula="of:=1/MAX([.K65];0.000001)-273" office:value-type="float" office:value="64.4919101611978" calcext:value-type="float">
            <text:p>64.4919101611978</text:p>
          </table:table-cell>
          <table:table-cell table:formula="of:=[.L65]-[.G65]" office:value-type="float" office:value="2.19191016119778" calcext:value-type="float">
            <text:p>2.19191016119778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5.3" calcext:value-type="float">
            <text:p>65.3</text:p>
          </table:table-cell>
          <table:table-cell table:style-name="ce2" table:formula="of:=[.G66]+273" office:value-type="float" office:value="338.3" calcext:value-type="float">
            <text:p>338.3</text:p>
          </table:table-cell>
          <table:table-cell table:style-name="ce34" office:value-type="float" office:value="7.64491934495886" calcext:value-type="float">
            <text:p>7.6449</text:p>
          </table:table-cell>
          <table:table-cell table:formula="of:=1/[.H66]" office:value-type="float" office:value="0.00295595625184747" calcext:value-type="float">
            <text:p>0.00295595625184747</text:p>
          </table:table-cell>
          <table:table-cell table:formula="of:=[.$K$1]+[.$K$2]*[.I66]+[.$K$3]*[.I66]^3" office:value-type="float" office:value="0.00292183039830234" calcext:value-type="float">
            <text:p>0.00292183039830234</text:p>
          </table:table-cell>
          <table:table-cell table:formula="of:=1/MAX([.K66];0.000001)-273" office:value-type="float" office:value="69.2512136847593" calcext:value-type="float">
            <text:p>69.2512136847593</text:p>
          </table:table-cell>
          <table:table-cell table:formula="of:=[.L66]-[.G66]" office:value-type="float" office:value="3.95121368475931" calcext:value-type="float">
            <text:p>3.95121368475931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5.7" calcext:value-type="float">
            <text:p>65.7</text:p>
          </table:table-cell>
          <table:table-cell table:style-name="ce2" table:formula="of:=[.G67]+273" office:value-type="float" office:value="338.7" calcext:value-type="float">
            <text:p>338.7</text:p>
          </table:table-cell>
          <table:table-cell table:style-name="ce34" office:value-type="float" office:value="7.81601383915903" calcext:value-type="float">
            <text:p>7.8160</text:p>
          </table:table-cell>
          <table:table-cell table:formula="of:=1/[.H67]" office:value-type="float" office:value="0.00295246530853263" calcext:value-type="float">
            <text:p>0.00295246530853263</text:p>
          </table:table-cell>
          <table:table-cell table:formula="of:=[.$K$1]+[.$K$2]*[.I67]+[.$K$3]*[.I67]^3" office:value-type="float" office:value="0.00296736779221723" calcext:value-type="float">
            <text:p>0.00296736779221723</text:p>
          </table:table-cell>
          <table:table-cell table:formula="of:=1/MAX([.K67];0.000001)-273" office:value-type="float" office:value="63.9990072086063" calcext:value-type="float">
            <text:p>63.9990072086063</text:p>
          </table:table-cell>
          <table:table-cell table:formula="of:=[.L67]-[.G67]" office:value-type="float" office:value="-1.70099279139369" calcext:value-type="float">
            <text:p>-1.70099279139369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5.7" calcext:value-type="float">
            <text:p>65.7</text:p>
          </table:table-cell>
          <table:table-cell table:style-name="ce2" table:formula="of:=[.G68]+273" office:value-type="float" office:value="338.7" calcext:value-type="float">
            <text:p>338.7</text:p>
          </table:table-cell>
          <table:table-cell table:style-name="ce34" office:value-type="float" office:value="7.69165682281055" calcext:value-type="float">
            <text:p>7.6917</text:p>
          </table:table-cell>
          <table:table-cell table:formula="of:=1/[.H68]" office:value-type="float" office:value="0.00295246530853263" calcext:value-type="float">
            <text:p>0.00295246530853263</text:p>
          </table:table-cell>
          <table:table-cell table:formula="of:=[.$K$1]+[.$K$2]*[.I68]+[.$K$3]*[.I68]^3" office:value-type="float" office:value="0.00293425592707034" calcext:value-type="float">
            <text:p>0.00293425592707034</text:p>
          </table:table-cell>
          <table:table-cell table:formula="of:=1/MAX([.K68];0.000001)-273" office:value-type="float" office:value="67.8019016931601" calcext:value-type="float">
            <text:p>67.8019016931601</text:p>
          </table:table-cell>
          <table:table-cell table:formula="of:=[.L68]-[.G68]" office:value-type="float" office:value="2.10190169316012" calcext:value-type="float">
            <text:p>2.10190169316012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8" calcext:value-type="float">
            <text:p>68</text:p>
          </table:table-cell>
          <table:table-cell table:style-name="ce2" table:formula="of:=[.G69]+273" office:value-type="float" office:value="341" calcext:value-type="float">
            <text:p>341</text:p>
          </table:table-cell>
          <table:table-cell table:style-name="ce34" office:value-type="float" office:value="7.77064523412918" calcext:value-type="float">
            <text:p>7.7706</text:p>
          </table:table-cell>
          <table:table-cell table:formula="of:=1/[.H69]" office:value-type="float" office:value="0.00293255131964809" calcext:value-type="float">
            <text:p>0.00293255131964809</text:p>
          </table:table-cell>
          <table:table-cell table:formula="of:=[.$K$1]+[.$K$2]*[.I69]+[.$K$3]*[.I69]^3" office:value-type="float" office:value="0.00295527917782711" calcext:value-type="float">
            <text:p>0.00295527917782711</text:p>
          </table:table-cell>
          <table:table-cell table:formula="of:=1/MAX([.K69];0.000001)-273" office:value-type="float" office:value="65.3775067691773" calcext:value-type="float">
            <text:p>65.3775067691773</text:p>
          </table:table-cell>
          <table:table-cell table:formula="of:=[.L69]-[.G69]" office:value-type="float" office:value="-2.62249323082267" calcext:value-type="float">
            <text:p>-2.62249323082267</text:p>
          </table:table-cell>
          <table:table-cell table:number-columns-repeated="12"/>
        </table:table-row>
        <table:table-row table:style-name="ro1">
          <table:table-cell table:style-name="ce1" table:number-columns-repeated="6"/>
          <table:table-cell table:style-name="ce6" office:value-type="float" office:value="68" calcext:value-type="float">
            <text:p>68</text:p>
          </table:table-cell>
          <table:table-cell table:style-name="ce2" table:formula="of:=[.G70]+273" office:value-type="float" office:value="341" calcext:value-type="float">
            <text:p>341</text:p>
          </table:table-cell>
          <table:table-cell table:style-name="ce34" office:value-type="float" office:value="7.6685611080159" calcext:value-type="float">
            <text:p>7.6686</text:p>
          </table:table-cell>
          <table:table-cell table:formula="of:=1/[.H70]" office:value-type="float" office:value="0.00293255131964809" calcext:value-type="float">
            <text:p>0.00293255131964809</text:p>
          </table:table-cell>
          <table:table-cell table:formula="of:=[.$K$1]+[.$K$2]*[.I70]+[.$K$3]*[.I70]^3" office:value-type="float" office:value="0.00292811445888271" calcext:value-type="float">
            <text:p>0.00292811445888271</text:p>
          </table:table-cell>
          <table:table-cell table:formula="of:=1/MAX([.K70];0.000001)-273" office:value-type="float" office:value="68.5167043646151" calcext:value-type="float">
            <text:p>68.5167043646151</text:p>
          </table:table-cell>
          <table:table-cell table:formula="of:=[.L70]-[.G70]" office:value-type="float" office:value="0.516704364615066" calcext:value-type="float">
            <text:p>0.516704364615066</text:p>
          </table:table-cell>
          <table:table-cell table:number-columns-repeated="12"/>
        </table:table-row>
        <table:table-row table:style-name="ro1" table:number-rows-repeated="2">
          <table:table-cell table:style-name="ce1" table:number-columns-repeated="6"/>
          <table:table-cell table:style-name="ce6"/>
          <table:table-cell table:style-name="ce2"/>
          <table:table-cell table:style-name="ce34"/>
          <table:table-cell table:number-columns-repeated="16"/>
        </table:table-row>
        <table:table-row table:style-name="ro1" table:number-rows-repeated="104850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'size circuit'.A22:'size circuit'.B3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data fit'.G5:'data fit'.G7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teinhart-Hart Fit'.G5:'Steinhart-Hart Fit'.I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5" number:min-decimal-places="15" number:min-integer-digits="1"/>
    </number:number-style>
    <number:number-style style:name="N137">
      <number:number number:decimal-places="16" number:min-decimal-places="16" number:min-integer-digits="1"/>
    </number:number-style>
    <number:number-style style:name="N138">
      <number:number number:decimal-places="17" number:min-decimal-places="17" number:min-integer-digits="1"/>
    </number:number-style>
    <number:number-style style:name="N139">
      <number:number number:decimal-places="18" number:min-decimal-places="18" number:min-integer-digits="1"/>
    </number:number-style>
    <number:number-style style:name="N140">
      <number:number number:decimal-places="19" number:min-decimal-places="19" number:min-integer-digits="1"/>
    </number:number-style>
    <number:number-style style:name="N141">
      <number:number number:decimal-places="20" number:min-decimal-places="20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8">
      <number:number number:decimal-places="3" number:min-decimal-places="3" number:min-integer-digits="0" number:grouping="true"/>
    </number:number-style>
    <number:number-style style:name="N159">
      <number:number number:decimal-places="4" number:min-decimal-places="4" number:min-integer-digits="0" number:grouping="true"/>
    </number:number-style>
    <number:number-style style:name="N160">
      <number:number number:decimal-places="5" number:min-decimal-places="5" number:min-integer-digits="0" number:grouping="true"/>
    </number:number-style>
    <number:number-style style:name="N161">
      <number:number number:decimal-places="6" number:min-decimal-places="6" number:min-integer-digits="0" number:grouping="true"/>
    </number:number-style>
    <number:number-style style:name="N162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5T12:15:20.205000000</meta:creation-date>
    <dc:date>2024-11-03T12:50:27.857000000</dc:date>
    <meta:editing-duration>PT6H47M47S</meta:editing-duration>
    <meta:editing-cycles>20</meta:editing-cycles>
    <meta:generator>LibreOffice/7.5.1.2$Windows_X86_64 LibreOffice_project/fcbaee479e84c6cd81291587d2ee68cba099e129</meta:generator>
    <meta:document-statistic meta:table-count="3" meta:cell-count="1567"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4.201cm" style:legend-expansion="high" chart:style-name="ch2"/>
        <chart:plot-area chart:style-name="ch3" table:cell-range-address="'size circuit'.A22:'size circuit'.B32 'size circuit'.B21:'size circuit'.B21" chart:data-source-has-labels="row" svg:x="0.32cm" svg:y="0.18cm" svg:width="11.926cm" svg:height="8.64cm">
          <chart:coordinate-region svg:x="1.047cm" svg:y="0.379cm" svg:width="10.73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ze circuit'.B22:'size circuit'.B32" chart:label-cell-address="'size circuit'.B21:'size circuit'.B21" chart:class="chart:scatter">
            <chart:domain table:cell-range-address="'size circuit'.A22:'size circuit'.A3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ge, Vtb lo</text:p>
                <draw:g>
                  <svg:desc>'size circuit'.B21:'size circuit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size circuit'.A22:'size circuit'.A32</svg:desc>
                </draw:g>
              </table:table-cell>
              <table:table-cell office:value-type="float" office:value="0.444">
                <text:p>0.444</text:p>
                <draw:g>
                  <svg:desc>'size circuit'.B22:'size circuit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">
                <text:p>12000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">
                <text:p>14000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0">
                <text:p>15000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0">
                <text:p>16000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00">
                <text:p>17500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1.289">
                <text:p>1.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99cm" svg:height="11.244cm" xlink:href=".." xlink:type="simple" chart:class="chart:scatter" chart:style-name="ch1">
        <chart:legend chart:legend-position="end" svg:x="16.45cm" svg:y="5.074cm" style:legend-expansion="high" chart:style-name="ch2"/>
        <chart:plot-area chart:style-name="ch3" table:cell-range-address="'Steinhart-Hart Fit'.G5:'Steinhart-Hart Fit'.G70 'Steinhart-Hart Fit'.L4:'Steinhart-Hart Fit'.L70" chart:data-source-has-labels="row" svg:x="0.399cm" svg:y="0.224cm" svg:width="15.652cm" svg:height="10.796cm">
          <chart:coordinate-region svg:x="1.126cm" svg:y="0.423cm" svg:width="14.738cm" svg:height="10.3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einhart-Hart Fit'.L5:'Steinhart-Hart Fit'.L70" chart:label-cell-address="'Steinhart-Hart Fit'.L4:'Steinhart-Hart Fit'.L4" chart:class="chart:scatter">
            <chart:domain table:cell-range-address="'Steinhart-Hart Fit'.G5:'Steinhart-Hart Fit'.G70"/>
            <chart:regression-curve chart:style-name="ch8">
              <chart:equation chart:display-equation="true" chart:display-r-square="true"/>
            </chart:regression-curve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,C fit</text:p>
                <draw:g>
                  <svg:desc>'Steinhart-Hart Fit'.L4:'Steinhart-Hart Fit'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">
                <text:p>3.4</text:p>
                <draw:g>
                  <svg:desc>'Steinhart-Hart Fit'.G5:'Steinhart-Hart Fit'.G70</svg:desc>
                </draw:g>
              </table:table-cell>
              <table:table-cell office:value-type="float" office:value="3.40450967397715">
                <text:p>3.40450967397715</text:p>
                <draw:g>
                  <svg:desc>'Steinhart-Hart Fit'.L5:'Steinhart-Hart Fit'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">
                <text:p>3.4</text:p>
              </table:table-cell>
              <table:table-cell office:value-type="float" office:value="0.131538525191559">
                <text:p>0.131538525191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">
                <text:p>4.9</text:p>
              </table:table-cell>
              <table:table-cell office:value-type="float" office:value="2.24875061543247">
                <text:p>2.24875061543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6.04312744063941">
                <text:p>6.04312744063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">
                <text:p>5.9</text:p>
              </table:table-cell>
              <table:table-cell office:value-type="float" office:value="6.78767445717699">
                <text:p>6.78767445717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">
                <text:p>8.1</text:p>
              </table:table-cell>
              <table:table-cell office:value-type="float" office:value="8.26630168043721">
                <text:p>8.26630168043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">
                <text:p>8.1</text:p>
              </table:table-cell>
              <table:table-cell office:value-type="float" office:value="8.94381856280813">
                <text:p>8.94381856280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">
                <text:p>10.1</text:p>
              </table:table-cell>
              <table:table-cell office:value-type="float" office:value="10.3395815663495">
                <text:p>10.3395815663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1">
                <text:p>10.1</text:p>
              </table:table-cell>
              <table:table-cell office:value-type="float" office:value="10.6727354459431">
                <text:p>10.672735445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">
                <text:p>10.8</text:p>
              </table:table-cell>
              <table:table-cell office:value-type="float" office:value="11.2607192448375">
                <text:p>11.2607192448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1.1892284946053">
                <text:p>11.1892284946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">
                <text:p>13.8</text:p>
              </table:table-cell>
              <table:table-cell office:value-type="float" office:value="13.3882170512176">
                <text:p>13.3882170512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8">
                <text:p>13.8</text:p>
              </table:table-cell>
              <table:table-cell office:value-type="float" office:value="13.8179612238349">
                <text:p>13.8179612238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8">
                <text:p>14.8</text:p>
              </table:table-cell>
              <table:table-cell office:value-type="float" office:value="14.9200765078706">
                <text:p>14.92007650787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8">
                <text:p>14.8</text:p>
              </table:table-cell>
              <table:table-cell office:value-type="float" office:value="15.2672103459428">
                <text:p>15.2672103459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3">
                <text:p>17.3</text:p>
              </table:table-cell>
              <table:table-cell office:value-type="float" office:value="17.0026138420237">
                <text:p>17.0026138420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3">
                <text:p>17.3</text:p>
              </table:table-cell>
              <table:table-cell office:value-type="float" office:value="17.436264596057">
                <text:p>17.4362645960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6">
                <text:p>18.6</text:p>
              </table:table-cell>
              <table:table-cell office:value-type="float" office:value="18.8299319233844">
                <text:p>18.8299319233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6">
                <text:p>18.6</text:p>
              </table:table-cell>
              <table:table-cell office:value-type="float" office:value="18.9169847530601">
                <text:p>18.9169847530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4">
                <text:p>20.4</text:p>
              </table:table-cell>
              <table:table-cell office:value-type="float" office:value="21.9356056104693">
                <text:p>21.93560561046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21.9356056104693">
                <text:p>21.9356056104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">
                <text:p>23.1</text:p>
              </table:table-cell>
              <table:table-cell office:value-type="float" office:value="23.6149932440108">
                <text:p>23.6149932440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1">
                <text:p>23.1</text:p>
              </table:table-cell>
              <table:table-cell office:value-type="float" office:value="23.6149932440108">
                <text:p>23.6149932440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1">
                <text:p>25.1</text:p>
              </table:table-cell>
              <table:table-cell office:value-type="float" office:value="25.7994998265443">
                <text:p>25.7994998265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1">
                <text:p>25.1</text:p>
              </table:table-cell>
              <table:table-cell office:value-type="float" office:value="25.7994998265443">
                <text:p>25.7994998265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4">
                <text:p>27.4</text:p>
              </table:table-cell>
              <table:table-cell office:value-type="float" office:value="28.2868513109959">
                <text:p>28.28685131099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4">
                <text:p>27.4</text:p>
              </table:table-cell>
              <table:table-cell office:value-type="float" office:value="28.1513834882328">
                <text:p>28.15138348823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.6">
                <text:p>30.6</text:p>
              </table:table-cell>
              <table:table-cell office:value-type="float" office:value="31.5022552038612">
                <text:p>31.50225520386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6">
                <text:p>30.6</text:p>
              </table:table-cell>
              <table:table-cell office:value-type="float" office:value="31.2518274596089">
                <text:p>31.2518274596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.1">
                <text:p>31.1</text:p>
              </table:table-cell>
              <table:table-cell office:value-type="float" office:value="32.1410403447858">
                <text:p>32.1410403447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.1">
                <text:p>31.1</text:p>
              </table:table-cell>
              <table:table-cell office:value-type="float" office:value="31.8833069033372">
                <text:p>31.88330690333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2">
                <text:p>32.2</text:p>
              </table:table-cell>
              <table:table-cell office:value-type="float" office:value="33.1690555082076">
                <text:p>33.16905550820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2">
                <text:p>32.2</text:p>
              </table:table-cell>
              <table:table-cell office:value-type="float" office:value="32.9999950535106">
                <text:p>32.9999950535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8">
                <text:p>37.8</text:p>
              </table:table-cell>
              <table:table-cell office:value-type="float" office:value="37.3344338313963">
                <text:p>37.33443383139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8">
                <text:p>37.8</text:p>
              </table:table-cell>
              <table:table-cell office:value-type="float" office:value="36.9296496994191">
                <text:p>36.92964969941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8.6802729184543">
                <text:p>38.68027291845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8.5937964864223">
                <text:p>38.59379648642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9.4287868093715">
                <text:p>39.42878680937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9.3394500762192">
                <text:p>39.3394500762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1.3894539182206">
                <text:p>41.38945391822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1.4382200499251">
                <text:p>41.43822004992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4.0162875429652">
                <text:p>44.01628754296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.7453452755795">
                <text:p>43.74534527557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5.3043124227605">
                <text:p>45.30431242276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.3043124227605">
                <text:p>45.30431242276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6.9729713578494">
                <text:p>46.97297135784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6.9113222913226">
                <text:p>46.9113222913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8.9001620448767">
                <text:p>48.90016204487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8.9671347126812">
                <text:p>48.96713471268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0.9216589102051">
                <text:p>50.9216589102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0.7045732739122">
                <text:p>50.70457327391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3.1257365227269">
                <text:p>53.12573652272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3.285275277335">
                <text:p>53.2852752773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5.3713109354977">
                <text:p>55.37131093549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8.128646068341">
                <text:p>58.1286460683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.9">
                <text:p>57.9</text:p>
              </table:table-cell>
              <table:table-cell office:value-type="float" office:value="55.9881351546008">
                <text:p>55.98813515460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.9">
                <text:p>57.9</text:p>
              </table:table-cell>
              <table:table-cell office:value-type="float" office:value="59.7323138877766">
                <text:p>59.73231388777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5">
                <text:p>60.5</text:p>
              </table:table-cell>
              <table:table-cell office:value-type="float" office:value="58.7182234590583">
                <text:p>58.7182234590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.5">
                <text:p>60.5</text:p>
              </table:table-cell>
              <table:table-cell office:value-type="float" office:value="62.2296087503671">
                <text:p>62.22960875036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.3">
                <text:p>62.3</text:p>
              </table:table-cell>
              <table:table-cell office:value-type="float" office:value="60.1495217709293">
                <text:p>60.14952177092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.3">
                <text:p>62.3</text:p>
              </table:table-cell>
              <table:table-cell office:value-type="float" office:value="64.4919101611978">
                <text:p>64.49191016119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.3">
                <text:p>65.3</text:p>
              </table:table-cell>
              <table:table-cell office:value-type="float" office:value="69.2512136847593">
                <text:p>69.2512136847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.7">
                <text:p>65.7</text:p>
              </table:table-cell>
              <table:table-cell office:value-type="float" office:value="63.9990072086063">
                <text:p>63.99900720860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.7">
                <text:p>65.7</text:p>
              </table:table-cell>
              <table:table-cell office:value-type="float" office:value="67.8019016931601">
                <text:p>67.80190169316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5.3775067691773">
                <text:p>65.37750676917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68.5167043646151">
                <text:p>68.5167043646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9cm" svg:y="4.201cm" style:legend-expansion="high" chart:style-name="ch2"/>
        <chart:plot-area chart:style-name="ch3" table:cell-range-address="'data fit'.L34:'data fit'.M99 'data fit'.M33:'data fit'.M33" chart:data-source-has-labels="row" svg:x="0.32cm" svg:y="0.18cm" svg:width="11.959cm" svg:height="8.64cm">
          <chart:coordinate-region svg:x="1.047cm" svg:y="0.379cm" svg:width="11.04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ata fit'.M34:'data fit'.M99" chart:label-cell-address="'data fit'.M33:'data fit'.M33" chart:class="chart:scatter">
            <chart:domain table:cell-range-address="'data fit'.L34:'data fit'.L99"/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esidual Data Fit</text:p>
                <draw:g>
                  <svg:desc>'data fit'.M33:'data fit'.M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">
                <text:p>3.4</text:p>
                <draw:g>
                  <svg:desc>'data fit'.L34:'data fit'.L99</svg:desc>
                </draw:g>
              </table:table-cell>
              <table:table-cell office:value-type="float" office:value="1.79887060407068">
                <text:p>1.79887060407068</text:p>
                <draw:g>
                  <svg:desc>'data fit'.M34:'data fit'.M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">
                <text:p>3.4</text:p>
              </table:table-cell>
              <table:table-cell office:value-type="float" office:value="5.75988135992102">
                <text:p>5.75988135992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">
                <text:p>4.9</text:p>
              </table:table-cell>
              <table:table-cell office:value-type="float" office:value="4.68840728751169">
                <text:p>4.68840728751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16346901541643">
                <text:p>1.16346901541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">
                <text:p>5.9</text:p>
              </table:table-cell>
              <table:table-cell office:value-type="float" office:value="0.287913307489271">
                <text:p>0.287913307489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">
                <text:p>8.1</text:p>
              </table:table-cell>
              <table:table-cell office:value-type="float" office:value="0.760910049961415">
                <text:p>0.760910049961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">
                <text:p>8.1</text:p>
              </table:table-cell>
              <table:table-cell office:value-type="float" office:value="-0.0252145829999169">
                <text:p>-0.0252145829999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">
                <text:p>10.1</text:p>
              </table:table-cell>
              <table:table-cell office:value-type="float" office:value="0.36547348242974">
                <text:p>0.36547348242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1">
                <text:p>10.1</text:p>
              </table:table-cell>
              <table:table-cell office:value-type="float" office:value="-0.0166368705964377">
                <text:p>-0.0166368705964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">
                <text:p>10.8</text:p>
              </table:table-cell>
              <table:table-cell office:value-type="float" office:value="0.0108583327987226">
                <text:p>0.0108583327987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0.0924976799562565">
                <text:p>0.0924976799562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">
                <text:p>13.8</text:p>
              </table:table-cell>
              <table:table-cell office:value-type="float" office:value="0.597443980004176">
                <text:p>0.597443980004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8">
                <text:p>13.8</text:p>
              </table:table-cell>
              <table:table-cell office:value-type="float" office:value="0.113698587706967">
                <text:p>0.113698587706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8">
                <text:p>14.8</text:p>
              </table:table-cell>
              <table:table-cell office:value-type="float" office:value="-0.121202384850687">
                <text:p>-0.121202384850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8">
                <text:p>14.8</text:p>
              </table:table-cell>
              <table:table-cell office:value-type="float" office:value="-0.508468916481018">
                <text:p>-0.508468916481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3">
                <text:p>17.3</text:p>
              </table:table-cell>
              <table:table-cell office:value-type="float" office:value="0.0675328758328142">
                <text:p>0.06753287583281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3">
                <text:p>17.3</text:p>
              </table:table-cell>
              <table:table-cell office:value-type="float" office:value="-0.410134031254739">
                <text:p>-0.410134031254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6">
                <text:p>18.6</text:p>
              </table:table-cell>
              <table:table-cell office:value-type="float" office:value="-0.636922461427496">
                <text:p>-0.636922461427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6">
                <text:p>18.6</text:p>
              </table:table-cell>
              <table:table-cell office:value-type="float" office:value="-0.731870689363852">
                <text:p>-0.731870689363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4">
                <text:p>20.4</text:p>
              </table:table-cell>
              <table:table-cell office:value-type="float" office:value="-2.19412552191123">
                <text:p>-2.19412552191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-2.19412552191123">
                <text:p>-2.19412552191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">
                <text:p>23.1</text:p>
              </table:table-cell>
              <table:table-cell office:value-type="float" office:value="-1.28402487755979">
                <text:p>-1.28402487755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1">
                <text:p>23.1</text:p>
              </table:table-cell>
              <table:table-cell office:value-type="float" office:value="-1.28402487755979">
                <text:p>-1.28402487755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1">
                <text:p>25.1</text:p>
              </table:table-cell>
              <table:table-cell office:value-type="float" office:value="-1.58601206857508">
                <text:p>-1.58601206857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1">
                <text:p>25.1</text:p>
              </table:table-cell>
              <table:table-cell office:value-type="float" office:value="-1.58601206857508">
                <text:p>-1.58601206857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4">
                <text:p>27.4</text:p>
              </table:table-cell>
              <table:table-cell office:value-type="float" office:value="-1.87159539191172">
                <text:p>-1.87159539191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4">
                <text:p>27.4</text:p>
              </table:table-cell>
              <table:table-cell office:value-type="float" office:value="-1.73173975935948">
                <text:p>-1.73173975935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.6">
                <text:p>30.6</text:p>
              </table:table-cell>
              <table:table-cell office:value-type="float" office:value="-1.95911742772503">
                <text:p>-1.95911742772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6">
                <text:p>30.6</text:p>
              </table:table-cell>
              <table:table-cell office:value-type="float" office:value="-1.70526146754127">
                <text:p>-1.70526146754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.1">
                <text:p>31.1</text:p>
              </table:table-cell>
              <table:table-cell office:value-type="float" office:value="-2.10499048842981">
                <text:p>-2.10499048842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.1">
                <text:p>31.1</text:p>
              </table:table-cell>
              <table:table-cell office:value-type="float" office:value="-1.84468321701248">
                <text:p>-1.84468321701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2">
                <text:p>32.2</text:p>
              </table:table-cell>
              <table:table-cell office:value-type="float" office:value="-2.03944095664089">
                <text:p>-2.039440956640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2">
                <text:p>32.2</text:p>
              </table:table-cell>
              <table:table-cell office:value-type="float" office:value="-1.86974178898733">
                <text:p>-1.86974178898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8">
                <text:p>37.8</text:p>
              </table:table-cell>
              <table:table-cell office:value-type="float" office:value="-0.569116660872354">
                <text:p>-0.5691166608723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8">
                <text:p>37.8</text:p>
              </table:table-cell>
              <table:table-cell office:value-type="float" office:value="-0.172093031035288">
                <text:p>-0.1720930310352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-0.682610220140248">
                <text:p>-0.682610220140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-0.598513216569103">
                <text:p>-0.598513216569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-0.408810101149385">
                <text:p>-0.408810101149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-0.322298189680737">
                <text:p>-0.3222981896807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-0.29653368697106">
                <text:p>-0.296533686971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-0.343220137418626">
                <text:p>-0.3432201374186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-0.793223977010115">
                <text:p>-0.793223977010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-0.537402587464413">
                <text:p>-0.5374025874644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-0.00408206380313914">
                <text:p>-0.004082063803139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-0.00408206380313914">
                <text:p>-0.004082063803139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0.440102673952538">
                <text:p>0.4401026739525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497326191394535">
                <text:p>0.4973261913945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0.661088210810846">
                <text:p>0.6610882108108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599605585004724">
                <text:p>0.5996055850047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815276331523194">
                <text:p>0.815276331523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1.0125109681891">
                <text:p>1.0125109681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0.826009394627079">
                <text:p>0.8260093946270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682950276722977">
                <text:p>0.6829502767229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0.823824268907657">
                <text:p>0.8238242689076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-1.60141054978004">
                <text:p>-1.60141054978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.9">
                <text:p>57.9</text:p>
              </table:table-cell>
              <table:table-cell office:value-type="float" office:value="2.17813368237838">
                <text:p>2.178133682378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.9">
                <text:p>57.9</text:p>
              </table:table-cell>
              <table:table-cell office:value-type="float" office:value="-1.09536064898737">
                <text:p>-1.095360648987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5">
                <text:p>60.5</text:p>
              </table:table-cell>
              <table:table-cell office:value-type="float" office:value="2.3847091253503">
                <text:p>2.38470912535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.5">
                <text:p>60.5</text:p>
              </table:table-cell>
              <table:table-cell office:value-type="float" office:value="-0.642237414218442">
                <text:p>-0.642237414218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.3">
                <text:p>62.3</text:p>
              </table:table-cell>
              <table:table-cell office:value-type="float" office:value="2.94396422426858">
                <text:p>2.943964224268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.3">
                <text:p>62.3</text:p>
              </table:table-cell>
              <table:table-cell office:value-type="float" office:value="-0.762437195135462">
                <text:p>-0.762437195135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.3">
                <text:p>65.3</text:p>
              </table:table-cell>
              <table:table-cell office:value-type="float" office:value="-1.72734968175526">
                <text:p>-1.72734968175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.7">
                <text:p>65.7</text:p>
              </table:table-cell>
              <table:table-cell office:value-type="float" office:value="3.05395428378129">
                <text:p>3.05395428378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.7">
                <text:p>65.7</text:p>
              </table:table-cell>
              <table:table-cell office:value-type="float" office:value="-0.130519240446333">
                <text:p>-0.130519240446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4.19217727189951">
                <text:p>4.192177271899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.57805698500422">
                <text:p>1.578056985004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legend chart:legend-position="end" svg:x="11.7cm" svg:y="3.952cm" style:legend-expansion="high" chart:style-name="ch2"/>
        <chart:plot-area chart:style-name="ch3" table:cell-range-address="'Steinhart-Hart Fit'.G4:'Steinhart-Hart Fit'.G70 'Steinhart-Hart Fit'.M4:'Steinhart-Hart Fit'.M70 'data fit'.M33:'data fit'.M99" chart:data-source-has-labels="row" svg:x="0.32cm" svg:y="0.18cm" svg:width="11.06cm" svg:height="8.64cm">
          <chart:coordinate-region svg:x="1.047cm" svg:y="0.379cm" svg:width="10.14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einhart-Hart Fit'.M5:'Steinhart-Hart Fit'.M70" chart:label-cell-address="'Steinhart-Hart Fit'.M4:'Steinhart-Hart Fit'.M4" chart:class="chart:scatter">
            <chart:domain table:cell-range-address="'Steinhart-Hart Fit'.G5:'Steinhart-Hart Fit'.G70"/>
            <chart:data-point chart:repeated="66"/>
          </chart:series>
          <chart:series chart:style-name="ch8" chart:values-cell-range-address="'data fit'.M34:'data fit'.M99" chart:label-cell-address="'data fit'.M33:'data fit'.M33" chart:class="chart:scatter">
            <chart:domain table:cell-range-address="'data fit'.L34:'data fit'.L99"/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Residual Steinhart-Hart</text:p>
                <draw:g>
                  <svg:desc>'Steinhart-Hart Fit'.M4:'Steinhart-Hart Fit'.M4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Residual Data Fit</text:p>
                <draw:g>
                  <svg:desc>'data fit'.M33:'data fit'.M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">
                <text:p>3.4</text:p>
                <draw:g>
                  <svg:desc>'Steinhart-Hart Fit'.G5:'Steinhart-Hart Fit'.G70</svg:desc>
                </draw:g>
              </table:table-cell>
              <table:table-cell office:value-type="float" office:value="0.0045096739771453">
                <text:p>0.0045096739771453</text:p>
                <draw:g>
                  <svg:desc>'Steinhart-Hart Fit'.M5:'Steinhart-Hart Fit'.M70</svg:desc>
                </draw:g>
              </table:table-cell>
              <table:table-cell office:value-type="float" office:value="3.4">
                <text:p>3.4</text:p>
                <draw:g>
                  <svg:desc>'data fit'.L34:'data fit'.L99</svg:desc>
                </draw:g>
              </table:table-cell>
              <table:table-cell office:value-type="float" office:value="1.79887060407068">
                <text:p>1.79887060407068</text:p>
                <draw:g>
                  <svg:desc>'data fit'.M34:'data fit'.M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">
                <text:p>3.4</text:p>
              </table:table-cell>
              <table:table-cell office:value-type="float" office:value="-3.26846147480844">
                <text:p>-3.26846147480844</text:p>
              </table:table-cell>
              <table:table-cell office:value-type="float" office:value="3.4">
                <text:p>3.4</text:p>
              </table:table-cell>
              <table:table-cell office:value-type="float" office:value="5.75988135992102">
                <text:p>5.75988135992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">
                <text:p>4.9</text:p>
              </table:table-cell>
              <table:table-cell office:value-type="float" office:value="-2.65124938456753">
                <text:p>-2.65124938456753</text:p>
              </table:table-cell>
              <table:table-cell office:value-type="float" office:value="4.9">
                <text:p>4.9</text:p>
              </table:table-cell>
              <table:table-cell office:value-type="float" office:value="4.68840728751169">
                <text:p>4.68840728751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0.143127440639409">
                <text:p>0.143127440639409</text:p>
              </table:table-cell>
              <table:table-cell office:value-type="float" office:value="5.9">
                <text:p>5.9</text:p>
              </table:table-cell>
              <table:table-cell office:value-type="float" office:value="1.16346901541643">
                <text:p>1.16346901541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">
                <text:p>5.9</text:p>
              </table:table-cell>
              <table:table-cell office:value-type="float" office:value="0.88767445717699">
                <text:p>0.88767445717699</text:p>
              </table:table-cell>
              <table:table-cell office:value-type="float" office:value="5.9">
                <text:p>5.9</text:p>
              </table:table-cell>
              <table:table-cell office:value-type="float" office:value="0.287913307489271">
                <text:p>0.287913307489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">
                <text:p>8.1</text:p>
              </table:table-cell>
              <table:table-cell office:value-type="float" office:value="0.16630168043721">
                <text:p>0.16630168043721</text:p>
              </table:table-cell>
              <table:table-cell office:value-type="float" office:value="8.1">
                <text:p>8.1</text:p>
              </table:table-cell>
              <table:table-cell office:value-type="float" office:value="0.760910049961415">
                <text:p>0.760910049961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">
                <text:p>8.1</text:p>
              </table:table-cell>
              <table:table-cell office:value-type="float" office:value="0.843818562808133">
                <text:p>0.843818562808133</text:p>
              </table:table-cell>
              <table:table-cell office:value-type="float" office:value="8.1">
                <text:p>8.1</text:p>
              </table:table-cell>
              <table:table-cell office:value-type="float" office:value="-0.0252145829999169">
                <text:p>-0.0252145829999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">
                <text:p>10.1</text:p>
              </table:table-cell>
              <table:table-cell office:value-type="float" office:value="0.239581566349523">
                <text:p>0.239581566349523</text:p>
              </table:table-cell>
              <table:table-cell office:value-type="float" office:value="10.1">
                <text:p>10.1</text:p>
              </table:table-cell>
              <table:table-cell office:value-type="float" office:value="0.36547348242974">
                <text:p>0.36547348242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1">
                <text:p>10.1</text:p>
              </table:table-cell>
              <table:table-cell office:value-type="float" office:value="0.572735445943147">
                <text:p>0.572735445943147</text:p>
              </table:table-cell>
              <table:table-cell office:value-type="float" office:value="10.1">
                <text:p>10.1</text:p>
              </table:table-cell>
              <table:table-cell office:value-type="float" office:value="-0.0166368705964377">
                <text:p>-0.0166368705964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">
                <text:p>10.8</text:p>
              </table:table-cell>
              <table:table-cell office:value-type="float" office:value="0.460719244837502">
                <text:p>0.460719244837502</text:p>
              </table:table-cell>
              <table:table-cell office:value-type="float" office:value="10.8">
                <text:p>10.8</text:p>
              </table:table-cell>
              <table:table-cell office:value-type="float" office:value="0.0108583327987226">
                <text:p>0.0108583327987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0.389228494605288">
                <text:p>0.389228494605288</text:p>
              </table:table-cell>
              <table:table-cell office:value-type="float" office:value="10.8">
                <text:p>10.8</text:p>
              </table:table-cell>
              <table:table-cell office:value-type="float" office:value="0.0924976799562565">
                <text:p>0.0924976799562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">
                <text:p>13.8</text:p>
              </table:table-cell>
              <table:table-cell office:value-type="float" office:value="-0.411782948782378">
                <text:p>-0.411782948782378</text:p>
              </table:table-cell>
              <table:table-cell office:value-type="float" office:value="13.8">
                <text:p>13.8</text:p>
              </table:table-cell>
              <table:table-cell office:value-type="float" office:value="0.597443980004176">
                <text:p>0.597443980004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8">
                <text:p>13.8</text:p>
              </table:table-cell>
              <table:table-cell office:value-type="float" office:value="0.0179612238348561">
                <text:p>0.0179612238348561</text:p>
              </table:table-cell>
              <table:table-cell office:value-type="float" office:value="13.8">
                <text:p>13.8</text:p>
              </table:table-cell>
              <table:table-cell office:value-type="float" office:value="0.113698587706967">
                <text:p>0.113698587706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8">
                <text:p>14.8</text:p>
              </table:table-cell>
              <table:table-cell office:value-type="float" office:value="0.120076507870646">
                <text:p>0.120076507870646</text:p>
              </table:table-cell>
              <table:table-cell office:value-type="float" office:value="14.8">
                <text:p>14.8</text:p>
              </table:table-cell>
              <table:table-cell office:value-type="float" office:value="-0.121202384850687">
                <text:p>-0.121202384850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8">
                <text:p>14.8</text:p>
              </table:table-cell>
              <table:table-cell office:value-type="float" office:value="0.467210345942771">
                <text:p>0.467210345942771</text:p>
              </table:table-cell>
              <table:table-cell office:value-type="float" office:value="14.8">
                <text:p>14.8</text:p>
              </table:table-cell>
              <table:table-cell office:value-type="float" office:value="-0.508468916481018">
                <text:p>-0.508468916481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3">
                <text:p>17.3</text:p>
              </table:table-cell>
              <table:table-cell office:value-type="float" office:value="-0.29738615797628">
                <text:p>-0.29738615797628</text:p>
              </table:table-cell>
              <table:table-cell office:value-type="float" office:value="17.3">
                <text:p>17.3</text:p>
              </table:table-cell>
              <table:table-cell office:value-type="float" office:value="0.0675328758328142">
                <text:p>0.06753287583281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3">
                <text:p>17.3</text:p>
              </table:table-cell>
              <table:table-cell office:value-type="float" office:value="0.136264596057014">
                <text:p>0.136264596057014</text:p>
              </table:table-cell>
              <table:table-cell office:value-type="float" office:value="17.3">
                <text:p>17.3</text:p>
              </table:table-cell>
              <table:table-cell office:value-type="float" office:value="-0.410134031254739">
                <text:p>-0.410134031254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6">
                <text:p>18.6</text:p>
              </table:table-cell>
              <table:table-cell office:value-type="float" office:value="0.229931923384434">
                <text:p>0.229931923384434</text:p>
              </table:table-cell>
              <table:table-cell office:value-type="float" office:value="18.6">
                <text:p>18.6</text:p>
              </table:table-cell>
              <table:table-cell office:value-type="float" office:value="-0.636922461427496">
                <text:p>-0.636922461427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6">
                <text:p>18.6</text:p>
              </table:table-cell>
              <table:table-cell office:value-type="float" office:value="0.31698475306009">
                <text:p>0.31698475306009</text:p>
              </table:table-cell>
              <table:table-cell office:value-type="float" office:value="18.6">
                <text:p>18.6</text:p>
              </table:table-cell>
              <table:table-cell office:value-type="float" office:value="-0.731870689363852">
                <text:p>-0.731870689363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4">
                <text:p>20.4</text:p>
              </table:table-cell>
              <table:table-cell office:value-type="float" office:value="1.53560561046928">
                <text:p>1.53560561046928</text:p>
              </table:table-cell>
              <table:table-cell office:value-type="float" office:value="20.4">
                <text:p>20.4</text:p>
              </table:table-cell>
              <table:table-cell office:value-type="float" office:value="-2.19412552191123">
                <text:p>-2.19412552191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1.53560561046928">
                <text:p>1.53560561046928</text:p>
              </table:table-cell>
              <table:table-cell office:value-type="float" office:value="20.4">
                <text:p>20.4</text:p>
              </table:table-cell>
              <table:table-cell office:value-type="float" office:value="-2.19412552191123">
                <text:p>-2.19412552191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">
                <text:p>23.1</text:p>
              </table:table-cell>
              <table:table-cell office:value-type="float" office:value="0.514993244010803">
                <text:p>0.514993244010803</text:p>
              </table:table-cell>
              <table:table-cell office:value-type="float" office:value="23.1">
                <text:p>23.1</text:p>
              </table:table-cell>
              <table:table-cell office:value-type="float" office:value="-1.28402487755979">
                <text:p>-1.28402487755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1">
                <text:p>23.1</text:p>
              </table:table-cell>
              <table:table-cell office:value-type="float" office:value="0.514993244010803">
                <text:p>0.514993244010803</text:p>
              </table:table-cell>
              <table:table-cell office:value-type="float" office:value="23.1">
                <text:p>23.1</text:p>
              </table:table-cell>
              <table:table-cell office:value-type="float" office:value="-1.28402487755979">
                <text:p>-1.28402487755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1">
                <text:p>25.1</text:p>
              </table:table-cell>
              <table:table-cell office:value-type="float" office:value="0.699499826544319">
                <text:p>0.699499826544319</text:p>
              </table:table-cell>
              <table:table-cell office:value-type="float" office:value="25.1">
                <text:p>25.1</text:p>
              </table:table-cell>
              <table:table-cell office:value-type="float" office:value="-1.58601206857508">
                <text:p>-1.58601206857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1">
                <text:p>25.1</text:p>
              </table:table-cell>
              <table:table-cell office:value-type="float" office:value="0.699499826544319">
                <text:p>0.699499826544319</text:p>
              </table:table-cell>
              <table:table-cell office:value-type="float" office:value="25.1">
                <text:p>25.1</text:p>
              </table:table-cell>
              <table:table-cell office:value-type="float" office:value="-1.58601206857508">
                <text:p>-1.58601206857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4">
                <text:p>27.4</text:p>
              </table:table-cell>
              <table:table-cell office:value-type="float" office:value="0.886851310995873">
                <text:p>0.886851310995873</text:p>
              </table:table-cell>
              <table:table-cell office:value-type="float" office:value="27.4">
                <text:p>27.4</text:p>
              </table:table-cell>
              <table:table-cell office:value-type="float" office:value="-1.87159539191172">
                <text:p>-1.87159539191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4">
                <text:p>27.4</text:p>
              </table:table-cell>
              <table:table-cell office:value-type="float" office:value="0.751383488232797">
                <text:p>0.751383488232797</text:p>
              </table:table-cell>
              <table:table-cell office:value-type="float" office:value="27.4">
                <text:p>27.4</text:p>
              </table:table-cell>
              <table:table-cell office:value-type="float" office:value="-1.73173975935948">
                <text:p>-1.73173975935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.6">
                <text:p>30.6</text:p>
              </table:table-cell>
              <table:table-cell office:value-type="float" office:value="0.902255203861181">
                <text:p>0.902255203861181</text:p>
              </table:table-cell>
              <table:table-cell office:value-type="float" office:value="30.6">
                <text:p>30.6</text:p>
              </table:table-cell>
              <table:table-cell office:value-type="float" office:value="-1.95911742772503">
                <text:p>-1.95911742772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6">
                <text:p>30.6</text:p>
              </table:table-cell>
              <table:table-cell office:value-type="float" office:value="0.651827459608931">
                <text:p>0.651827459608931</text:p>
              </table:table-cell>
              <table:table-cell office:value-type="float" office:value="30.6">
                <text:p>30.6</text:p>
              </table:table-cell>
              <table:table-cell office:value-type="float" office:value="-1.70526146754127">
                <text:p>-1.70526146754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.1">
                <text:p>31.1</text:p>
              </table:table-cell>
              <table:table-cell office:value-type="float" office:value="1.04104034478583">
                <text:p>1.04104034478583</text:p>
              </table:table-cell>
              <table:table-cell office:value-type="float" office:value="31.1">
                <text:p>31.1</text:p>
              </table:table-cell>
              <table:table-cell office:value-type="float" office:value="-2.10499048842981">
                <text:p>-2.10499048842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.1">
                <text:p>31.1</text:p>
              </table:table-cell>
              <table:table-cell office:value-type="float" office:value="0.783306903337198">
                <text:p>0.783306903337198</text:p>
              </table:table-cell>
              <table:table-cell office:value-type="float" office:value="31.1">
                <text:p>31.1</text:p>
              </table:table-cell>
              <table:table-cell office:value-type="float" office:value="-1.84468321701248">
                <text:p>-1.84468321701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2">
                <text:p>32.2</text:p>
              </table:table-cell>
              <table:table-cell office:value-type="float" office:value="0.969055508207575">
                <text:p>0.969055508207575</text:p>
              </table:table-cell>
              <table:table-cell office:value-type="float" office:value="32.2">
                <text:p>32.2</text:p>
              </table:table-cell>
              <table:table-cell office:value-type="float" office:value="-2.03944095664089">
                <text:p>-2.039440956640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2">
                <text:p>32.2</text:p>
              </table:table-cell>
              <table:table-cell office:value-type="float" office:value="0.799995053510642">
                <text:p>0.799995053510642</text:p>
              </table:table-cell>
              <table:table-cell office:value-type="float" office:value="32.2">
                <text:p>32.2</text:p>
              </table:table-cell>
              <table:table-cell office:value-type="float" office:value="-1.86974178898733">
                <text:p>-1.86974178898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8">
                <text:p>37.8</text:p>
              </table:table-cell>
              <table:table-cell office:value-type="float" office:value="-0.465566168603672">
                <text:p>-0.465566168603672</text:p>
              </table:table-cell>
              <table:table-cell office:value-type="float" office:value="37.8">
                <text:p>37.8</text:p>
              </table:table-cell>
              <table:table-cell office:value-type="float" office:value="-0.569116660872354">
                <text:p>-0.5691166608723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8">
                <text:p>37.8</text:p>
              </table:table-cell>
              <table:table-cell office:value-type="float" office:value="-0.870350300580853">
                <text:p>-0.870350300580853</text:p>
              </table:table-cell>
              <table:table-cell office:value-type="float" office:value="37.8">
                <text:p>37.8</text:p>
              </table:table-cell>
              <table:table-cell office:value-type="float" office:value="-0.172093031035288">
                <text:p>-0.1720930310352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-0.319727081545693">
                <text:p>-0.319727081545693</text:p>
              </table:table-cell>
              <table:table-cell office:value-type="float" office:value="39">
                <text:p>39</text:p>
              </table:table-cell>
              <table:table-cell office:value-type="float" office:value="-0.682610220140248">
                <text:p>-0.682610220140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-0.406203513577736">
                <text:p>-0.406203513577736</text:p>
              </table:table-cell>
              <table:table-cell office:value-type="float" office:value="39">
                <text:p>39</text:p>
              </table:table-cell>
              <table:table-cell office:value-type="float" office:value="-0.598513216569103">
                <text:p>-0.598513216569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-0.571213190628498">
                <text:p>-0.571213190628498</text:p>
              </table:table-cell>
              <table:table-cell office:value-type="float" office:value="40">
                <text:p>40</text:p>
              </table:table-cell>
              <table:table-cell office:value-type="float" office:value="-0.408810101149385">
                <text:p>-0.408810101149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-0.66054992378082">
                <text:p>-0.66054992378082</text:p>
              </table:table-cell>
              <table:table-cell office:value-type="float" office:value="40">
                <text:p>40</text:p>
              </table:table-cell>
              <table:table-cell office:value-type="float" office:value="-0.322298189680737">
                <text:p>-0.3222981896807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-0.610546081779432">
                <text:p>-0.610546081779432</text:p>
              </table:table-cell>
              <table:table-cell office:value-type="float" office:value="42">
                <text:p>42</text:p>
              </table:table-cell>
              <table:table-cell office:value-type="float" office:value="-0.29653368697106">
                <text:p>-0.296533686971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-0.561779950074879">
                <text:p>-0.561779950074879</text:p>
              </table:table-cell>
              <table:table-cell office:value-type="float" office:value="42">
                <text:p>42</text:p>
              </table:table-cell>
              <table:table-cell office:value-type="float" office:value="-0.343220137418626">
                <text:p>-0.3432201374186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0.0162875429652445">
                <text:p>0.0162875429652445</text:p>
              </table:table-cell>
              <table:table-cell office:value-type="float" office:value="44">
                <text:p>44</text:p>
              </table:table-cell>
              <table:table-cell office:value-type="float" office:value="-0.793223977010115">
                <text:p>-0.793223977010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-0.254654724420504">
                <text:p>-0.254654724420504</text:p>
              </table:table-cell>
              <table:table-cell office:value-type="float" office:value="44">
                <text:p>44</text:p>
              </table:table-cell>
              <table:table-cell office:value-type="float" office:value="-0.537402587464413">
                <text:p>-0.5374025874644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-0.695687577239539">
                <text:p>-0.695687577239539</text:p>
              </table:table-cell>
              <table:table-cell office:value-type="float" office:value="46">
                <text:p>46</text:p>
              </table:table-cell>
              <table:table-cell office:value-type="float" office:value="-0.00408206380313914">
                <text:p>-0.004082063803139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-0.695687577239539">
                <text:p>-0.695687577239539</text:p>
              </table:table-cell>
              <table:table-cell office:value-type="float" office:value="46">
                <text:p>46</text:p>
              </table:table-cell>
              <table:table-cell office:value-type="float" office:value="-0.00408206380313914">
                <text:p>-0.004082063803139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-1.02702864215058">
                <text:p>-1.02702864215058</text:p>
              </table:table-cell>
              <table:table-cell office:value-type="float" office:value="48">
                <text:p>48</text:p>
              </table:table-cell>
              <table:table-cell office:value-type="float" office:value="0.440102673952538">
                <text:p>0.4401026739525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-1.08867770867744">
                <text:p>-1.08867770867744</text:p>
              </table:table-cell>
              <table:table-cell office:value-type="float" office:value="48">
                <text:p>48</text:p>
              </table:table-cell>
              <table:table-cell office:value-type="float" office:value="0.497326191394535">
                <text:p>0.4973261913945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-1.09983795512329">
                <text:p>-1.09983795512329</text:p>
              </table:table-cell>
              <table:table-cell office:value-type="float" office:value="50">
                <text:p>50</text:p>
              </table:table-cell>
              <table:table-cell office:value-type="float" office:value="0.661088210810846">
                <text:p>0.6610882108108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-1.03286528731877">
                <text:p>-1.03286528731877</text:p>
              </table:table-cell>
              <table:table-cell office:value-type="float" office:value="50">
                <text:p>50</text:p>
              </table:table-cell>
              <table:table-cell office:value-type="float" office:value="0.599605585004724">
                <text:p>0.5996055850047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-1.07834108979489">
                <text:p>-1.07834108979489</text:p>
              </table:table-cell>
              <table:table-cell office:value-type="float" office:value="52">
                <text:p>52</text:p>
              </table:table-cell>
              <table:table-cell office:value-type="float" office:value="0.815276331523194">
                <text:p>0.815276331523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-1.29542672608778">
                <text:p>-1.29542672608778</text:p>
              </table:table-cell>
              <table:table-cell office:value-type="float" office:value="52">
                <text:p>52</text:p>
              </table:table-cell>
              <table:table-cell office:value-type="float" office:value="1.0125109681891">
                <text:p>1.0125109681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-0.874263477273132">
                <text:p>-0.874263477273132</text:p>
              </table:table-cell>
              <table:table-cell office:value-type="float" office:value="54">
                <text:p>54</text:p>
              </table:table-cell>
              <table:table-cell office:value-type="float" office:value="0.826009394627079">
                <text:p>0.8260093946270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-0.714724722664982">
                <text:p>-0.714724722664982</text:p>
              </table:table-cell>
              <table:table-cell office:value-type="float" office:value="54">
                <text:p>54</text:p>
              </table:table-cell>
              <table:table-cell office:value-type="float" office:value="0.682950276722977">
                <text:p>0.6829502767229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-0.628689064502339">
                <text:p>-0.628689064502339</text:p>
              </table:table-cell>
              <table:table-cell office:value-type="float" office:value="56">
                <text:p>56</text:p>
              </table:table-cell>
              <table:table-cell office:value-type="float" office:value="0.823824268907657">
                <text:p>0.8238242689076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2.12864606834097">
                <text:p>2.12864606834097</text:p>
              </table:table-cell>
              <table:table-cell office:value-type="float" office:value="56">
                <text:p>56</text:p>
              </table:table-cell>
              <table:table-cell office:value-type="float" office:value="-1.60141054978004">
                <text:p>-1.60141054978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.9">
                <text:p>57.9</text:p>
              </table:table-cell>
              <table:table-cell office:value-type="float" office:value="-1.9118648453992">
                <text:p>-1.9118648453992</text:p>
              </table:table-cell>
              <table:table-cell office:value-type="float" office:value="57.9">
                <text:p>57.9</text:p>
              </table:table-cell>
              <table:table-cell office:value-type="float" office:value="2.17813368237838">
                <text:p>2.178133682378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.9">
                <text:p>57.9</text:p>
              </table:table-cell>
              <table:table-cell office:value-type="float" office:value="1.83231388777657">
                <text:p>1.83231388777657</text:p>
              </table:table-cell>
              <table:table-cell office:value-type="float" office:value="57.9">
                <text:p>57.9</text:p>
              </table:table-cell>
              <table:table-cell office:value-type="float" office:value="-1.09536064898737">
                <text:p>-1.095360648987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5">
                <text:p>60.5</text:p>
              </table:table-cell>
              <table:table-cell office:value-type="float" office:value="-1.78177654094168">
                <text:p>-1.78177654094168</text:p>
              </table:table-cell>
              <table:table-cell office:value-type="float" office:value="60.5">
                <text:p>60.5</text:p>
              </table:table-cell>
              <table:table-cell office:value-type="float" office:value="2.3847091253503">
                <text:p>2.38470912535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.5">
                <text:p>60.5</text:p>
              </table:table-cell>
              <table:table-cell office:value-type="float" office:value="1.72960875036711">
                <text:p>1.72960875036711</text:p>
              </table:table-cell>
              <table:table-cell office:value-type="float" office:value="60.5">
                <text:p>60.5</text:p>
              </table:table-cell>
              <table:table-cell office:value-type="float" office:value="-0.642237414218442">
                <text:p>-0.642237414218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.3">
                <text:p>62.3</text:p>
              </table:table-cell>
              <table:table-cell office:value-type="float" office:value="-2.15047822907074">
                <text:p>-2.15047822907074</text:p>
              </table:table-cell>
              <table:table-cell office:value-type="float" office:value="62.3">
                <text:p>62.3</text:p>
              </table:table-cell>
              <table:table-cell office:value-type="float" office:value="2.94396422426858">
                <text:p>2.943964224268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.3">
                <text:p>62.3</text:p>
              </table:table-cell>
              <table:table-cell office:value-type="float" office:value="2.19191016119778">
                <text:p>2.19191016119778</text:p>
              </table:table-cell>
              <table:table-cell office:value-type="float" office:value="62.3">
                <text:p>62.3</text:p>
              </table:table-cell>
              <table:table-cell office:value-type="float" office:value="-0.762437195135462">
                <text:p>-0.762437195135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.3">
                <text:p>65.3</text:p>
              </table:table-cell>
              <table:table-cell office:value-type="float" office:value="3.95121368475931">
                <text:p>3.95121368475931</text:p>
              </table:table-cell>
              <table:table-cell office:value-type="float" office:value="65.3">
                <text:p>65.3</text:p>
              </table:table-cell>
              <table:table-cell office:value-type="float" office:value="-1.72734968175526">
                <text:p>-1.72734968175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.7">
                <text:p>65.7</text:p>
              </table:table-cell>
              <table:table-cell office:value-type="float" office:value="-1.70099279139369">
                <text:p>-1.70099279139369</text:p>
              </table:table-cell>
              <table:table-cell office:value-type="float" office:value="65.7">
                <text:p>65.7</text:p>
              </table:table-cell>
              <table:table-cell office:value-type="float" office:value="3.05395428378129">
                <text:p>3.05395428378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.7">
                <text:p>65.7</text:p>
              </table:table-cell>
              <table:table-cell office:value-type="float" office:value="2.10190169316012">
                <text:p>2.10190169316012</text:p>
              </table:table-cell>
              <table:table-cell office:value-type="float" office:value="65.7">
                <text:p>65.7</text:p>
              </table:table-cell>
              <table:table-cell office:value-type="float" office:value="-0.130519240446333">
                <text:p>-0.130519240446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-2.62249323082267">
                <text:p>-2.62249323082267</text:p>
              </table:table-cell>
              <table:table-cell office:value-type="float" office:value="68">
                <text:p>68</text:p>
              </table:table-cell>
              <table:table-cell office:value-type="float" office:value="4.19217727189951">
                <text:p>4.192177271899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0.516704364615066">
                <text:p>0.516704364615066</text:p>
              </table:table-cell>
              <table:table-cell office:value-type="float" office:value="68">
                <text:p>68</text:p>
              </table:table-cell>
              <table:table-cell office:value-type="float" office:value="1.57805698500422">
                <text:p>1.578056985004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9cm" svg:y="4.201cm" style:legend-expansion="high" chart:style-name="ch2"/>
        <chart:plot-area chart:style-name="ch3" table:cell-range-address="'data fit'.L34:'data fit'.M99 'data fit'.M33:'data fit'.M33" chart:data-source-has-labels="row" svg:x="0.344cm" svg:y="0.145cm" svg:width="11.957cm" svg:height="8.638cm">
          <chart:coordinate-region svg:x="1.071cm" svg:y="0.344cm" svg:width="11.043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ata fit'.M34:'data fit'.M99" chart:label-cell-address="'data fit'.M33:'data fit'.M33" chart:class="chart:scatter">
            <chart:domain table:cell-range-address="'data fit'.L34:'data fit'.L99"/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esidual Data Fit</text:p>
                <draw:g>
                  <svg:desc>'data fit'.M33:'data fit'.M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">
                <text:p>3.4</text:p>
                <draw:g>
                  <svg:desc>'data fit'.L34:'data fit'.L99</svg:desc>
                </draw:g>
              </table:table-cell>
              <table:table-cell office:value-type="float" office:value="1.79887060407068">
                <text:p>1.79887060407068</text:p>
                <draw:g>
                  <svg:desc>'data fit'.M34:'data fit'.M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">
                <text:p>3.4</text:p>
              </table:table-cell>
              <table:table-cell office:value-type="float" office:value="5.75988135992102">
                <text:p>5.75988135992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">
                <text:p>4.9</text:p>
              </table:table-cell>
              <table:table-cell office:value-type="float" office:value="4.68840728751169">
                <text:p>4.68840728751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16346901541643">
                <text:p>1.16346901541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">
                <text:p>5.9</text:p>
              </table:table-cell>
              <table:table-cell office:value-type="float" office:value="0.287913307489271">
                <text:p>0.287913307489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">
                <text:p>8.1</text:p>
              </table:table-cell>
              <table:table-cell office:value-type="float" office:value="0.760910049961415">
                <text:p>0.760910049961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">
                <text:p>8.1</text:p>
              </table:table-cell>
              <table:table-cell office:value-type="float" office:value="-0.0252145829999169">
                <text:p>-0.0252145829999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">
                <text:p>10.1</text:p>
              </table:table-cell>
              <table:table-cell office:value-type="float" office:value="0.36547348242974">
                <text:p>0.36547348242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1">
                <text:p>10.1</text:p>
              </table:table-cell>
              <table:table-cell office:value-type="float" office:value="-0.0166368705964377">
                <text:p>-0.0166368705964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">
                <text:p>10.8</text:p>
              </table:table-cell>
              <table:table-cell office:value-type="float" office:value="0.0108583327987226">
                <text:p>0.0108583327987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0.0924976799562565">
                <text:p>0.0924976799562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">
                <text:p>13.8</text:p>
              </table:table-cell>
              <table:table-cell office:value-type="float" office:value="0.597443980004176">
                <text:p>0.597443980004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8">
                <text:p>13.8</text:p>
              </table:table-cell>
              <table:table-cell office:value-type="float" office:value="0.113698587706967">
                <text:p>0.113698587706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8">
                <text:p>14.8</text:p>
              </table:table-cell>
              <table:table-cell office:value-type="float" office:value="-0.121202384850687">
                <text:p>-0.121202384850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8">
                <text:p>14.8</text:p>
              </table:table-cell>
              <table:table-cell office:value-type="float" office:value="-0.508468916481018">
                <text:p>-0.508468916481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3">
                <text:p>17.3</text:p>
              </table:table-cell>
              <table:table-cell office:value-type="float" office:value="0.0675328758328142">
                <text:p>0.06753287583281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3">
                <text:p>17.3</text:p>
              </table:table-cell>
              <table:table-cell office:value-type="float" office:value="-0.410134031254739">
                <text:p>-0.410134031254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6">
                <text:p>18.6</text:p>
              </table:table-cell>
              <table:table-cell office:value-type="float" office:value="-0.636922461427496">
                <text:p>-0.636922461427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6">
                <text:p>18.6</text:p>
              </table:table-cell>
              <table:table-cell office:value-type="float" office:value="-0.731870689363852">
                <text:p>-0.731870689363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4">
                <text:p>20.4</text:p>
              </table:table-cell>
              <table:table-cell office:value-type="float" office:value="-2.19412552191123">
                <text:p>-2.19412552191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-2.19412552191123">
                <text:p>-2.19412552191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">
                <text:p>23.1</text:p>
              </table:table-cell>
              <table:table-cell office:value-type="float" office:value="-1.28402487755979">
                <text:p>-1.28402487755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1">
                <text:p>23.1</text:p>
              </table:table-cell>
              <table:table-cell office:value-type="float" office:value="-1.28402487755979">
                <text:p>-1.28402487755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1">
                <text:p>25.1</text:p>
              </table:table-cell>
              <table:table-cell office:value-type="float" office:value="-1.58601206857508">
                <text:p>-1.58601206857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1">
                <text:p>25.1</text:p>
              </table:table-cell>
              <table:table-cell office:value-type="float" office:value="-1.58601206857508">
                <text:p>-1.58601206857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4">
                <text:p>27.4</text:p>
              </table:table-cell>
              <table:table-cell office:value-type="float" office:value="-1.87159539191172">
                <text:p>-1.87159539191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4">
                <text:p>27.4</text:p>
              </table:table-cell>
              <table:table-cell office:value-type="float" office:value="-1.73173975935948">
                <text:p>-1.73173975935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.6">
                <text:p>30.6</text:p>
              </table:table-cell>
              <table:table-cell office:value-type="float" office:value="-1.95911742772503">
                <text:p>-1.95911742772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6">
                <text:p>30.6</text:p>
              </table:table-cell>
              <table:table-cell office:value-type="float" office:value="-1.70526146754127">
                <text:p>-1.70526146754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.1">
                <text:p>31.1</text:p>
              </table:table-cell>
              <table:table-cell office:value-type="float" office:value="-2.10499048842981">
                <text:p>-2.10499048842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.1">
                <text:p>31.1</text:p>
              </table:table-cell>
              <table:table-cell office:value-type="float" office:value="-1.84468321701248">
                <text:p>-1.84468321701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2">
                <text:p>32.2</text:p>
              </table:table-cell>
              <table:table-cell office:value-type="float" office:value="-2.03944095664089">
                <text:p>-2.039440956640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2">
                <text:p>32.2</text:p>
              </table:table-cell>
              <table:table-cell office:value-type="float" office:value="-1.86974178898733">
                <text:p>-1.86974178898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8">
                <text:p>37.8</text:p>
              </table:table-cell>
              <table:table-cell office:value-type="float" office:value="-0.569116660872354">
                <text:p>-0.5691166608723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8">
                <text:p>37.8</text:p>
              </table:table-cell>
              <table:table-cell office:value-type="float" office:value="-0.172093031035288">
                <text:p>-0.1720930310352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-0.682610220140248">
                <text:p>-0.682610220140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-0.598513216569103">
                <text:p>-0.598513216569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-0.408810101149385">
                <text:p>-0.408810101149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-0.322298189680737">
                <text:p>-0.3222981896807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-0.29653368697106">
                <text:p>-0.296533686971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-0.343220137418626">
                <text:p>-0.3432201374186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-0.793223977010115">
                <text:p>-0.793223977010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-0.537402587464413">
                <text:p>-0.5374025874644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-0.00408206380313914">
                <text:p>-0.004082063803139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-0.00408206380313914">
                <text:p>-0.004082063803139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0.440102673952538">
                <text:p>0.4401026739525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497326191394535">
                <text:p>0.4973261913945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0.661088210810846">
                <text:p>0.6610882108108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599605585004724">
                <text:p>0.5996055850047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815276331523194">
                <text:p>0.815276331523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1.0125109681891">
                <text:p>1.0125109681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0.826009394627079">
                <text:p>0.8260093946270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682950276722977">
                <text:p>0.6829502767229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0.823824268907657">
                <text:p>0.8238242689076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-1.60141054978004">
                <text:p>-1.60141054978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.9">
                <text:p>57.9</text:p>
              </table:table-cell>
              <table:table-cell office:value-type="float" office:value="2.17813368237838">
                <text:p>2.178133682378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.9">
                <text:p>57.9</text:p>
              </table:table-cell>
              <table:table-cell office:value-type="float" office:value="-1.09536064898737">
                <text:p>-1.095360648987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5">
                <text:p>60.5</text:p>
              </table:table-cell>
              <table:table-cell office:value-type="float" office:value="2.3847091253503">
                <text:p>2.38470912535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.5">
                <text:p>60.5</text:p>
              </table:table-cell>
              <table:table-cell office:value-type="float" office:value="-0.642237414218442">
                <text:p>-0.642237414218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.3">
                <text:p>62.3</text:p>
              </table:table-cell>
              <table:table-cell office:value-type="float" office:value="2.94396422426858">
                <text:p>2.943964224268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.3">
                <text:p>62.3</text:p>
              </table:table-cell>
              <table:table-cell office:value-type="float" office:value="-0.762437195135462">
                <text:p>-0.762437195135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.3">
                <text:p>65.3</text:p>
              </table:table-cell>
              <table:table-cell office:value-type="float" office:value="-1.72734968175526">
                <text:p>-1.72734968175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.7">
                <text:p>65.7</text:p>
              </table:table-cell>
              <table:table-cell office:value-type="float" office:value="3.05395428378129">
                <text:p>3.05395428378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.7">
                <text:p>65.7</text:p>
              </table:table-cell>
              <table:table-cell office:value-type="float" office:value="-0.130519240446333">
                <text:p>-0.130519240446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4.19217727189951">
                <text:p>4.192177271899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.57805698500422">
                <text:p>1.578056985004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'data fit'.L33:'data fit'.L99 'data fit'.N33:'data fit'.N99" chart:data-source-has-labels="row" svg:x="0.32cm" svg:y="0.18cm" svg:width="10.973cm" svg:height="8.64cm">
          <chart:coordinate-region svg:x="1.047cm" svg:y="0.379cm" svg:width="10.05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ata fit'.N34:'data fit'.N99" chart:label-cell-address="'data fit'.N33:'data fit'.N33" chart:class="chart:scatter">
            <chart:domain table:cell-range-address="'data fit'.L34:'data fit'.L99"/>
            <chart:regression-curve chart:style-name="ch8"/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Predicted Y</text:p>
                <draw:g>
                  <svg:desc>'data fit'.N33:'data fit'.N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">
                <text:p>3.4</text:p>
                <draw:g>
                  <svg:desc>'data fit'.L34:'data fit'.L99</svg:desc>
                </draw:g>
              </table:table-cell>
              <table:table-cell office:value-type="float" office:value="1.60112939592932">
                <text:p>1.60112939592932</text:p>
                <draw:g>
                  <svg:desc>'data fit'.N34:'data fit'.N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">
                <text:p>3.4</text:p>
              </table:table-cell>
              <table:table-cell office:value-type="float" office:value="-2.35988135992102">
                <text:p>-2.35988135992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">
                <text:p>4.9</text:p>
              </table:table-cell>
              <table:table-cell office:value-type="float" office:value="0.211592712488311">
                <text:p>0.211592712488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4.73653098458357">
                <text:p>4.73653098458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">
                <text:p>5.9</text:p>
              </table:table-cell>
              <table:table-cell office:value-type="float" office:value="5.61208669251073">
                <text:p>5.61208669251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">
                <text:p>8.1</text:p>
              </table:table-cell>
              <table:table-cell office:value-type="float" office:value="7.33908995003858">
                <text:p>7.33908995003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">
                <text:p>8.1</text:p>
              </table:table-cell>
              <table:table-cell office:value-type="float" office:value="8.12521458299992">
                <text:p>8.12521458299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">
                <text:p>10.1</text:p>
              </table:table-cell>
              <table:table-cell office:value-type="float" office:value="9.73452651757026">
                <text:p>9.73452651757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1">
                <text:p>10.1</text:p>
              </table:table-cell>
              <table:table-cell office:value-type="float" office:value="10.1166368705964">
                <text:p>10.1166368705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">
                <text:p>10.8</text:p>
              </table:table-cell>
              <table:table-cell office:value-type="float" office:value="10.7891416672013">
                <text:p>10.7891416672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0.7075023200437">
                <text:p>10.70750232004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">
                <text:p>13.8</text:p>
              </table:table-cell>
              <table:table-cell office:value-type="float" office:value="13.2025560199958">
                <text:p>13.2025560199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8">
                <text:p>13.8</text:p>
              </table:table-cell>
              <table:table-cell office:value-type="float" office:value="13.686301412293">
                <text:p>13.686301412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8">
                <text:p>14.8</text:p>
              </table:table-cell>
              <table:table-cell office:value-type="float" office:value="14.9212023848507">
                <text:p>14.9212023848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8">
                <text:p>14.8</text:p>
              </table:table-cell>
              <table:table-cell office:value-type="float" office:value="15.308468916481">
                <text:p>15.3084689164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3">
                <text:p>17.3</text:p>
              </table:table-cell>
              <table:table-cell office:value-type="float" office:value="17.2324671241672">
                <text:p>17.2324671241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3">
                <text:p>17.3</text:p>
              </table:table-cell>
              <table:table-cell office:value-type="float" office:value="17.7101340312547">
                <text:p>17.71013403125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6">
                <text:p>18.6</text:p>
              </table:table-cell>
              <table:table-cell office:value-type="float" office:value="19.2369224614275">
                <text:p>19.2369224614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6">
                <text:p>18.6</text:p>
              </table:table-cell>
              <table:table-cell office:value-type="float" office:value="19.3318706893639">
                <text:p>19.3318706893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4">
                <text:p>20.4</text:p>
              </table:table-cell>
              <table:table-cell office:value-type="float" office:value="22.5941255219112">
                <text:p>22.5941255219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22.5941255219112">
                <text:p>22.5941255219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">
                <text:p>23.1</text:p>
              </table:table-cell>
              <table:table-cell office:value-type="float" office:value="24.3840248775598">
                <text:p>24.3840248775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1">
                <text:p>23.1</text:p>
              </table:table-cell>
              <table:table-cell office:value-type="float" office:value="24.3840248775598">
                <text:p>24.3840248775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1">
                <text:p>25.1</text:p>
              </table:table-cell>
              <table:table-cell office:value-type="float" office:value="26.6860120685751">
                <text:p>26.6860120685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1">
                <text:p>25.1</text:p>
              </table:table-cell>
              <table:table-cell office:value-type="float" office:value="26.6860120685751">
                <text:p>26.6860120685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4">
                <text:p>27.4</text:p>
              </table:table-cell>
              <table:table-cell office:value-type="float" office:value="29.2715953919117">
                <text:p>29.27159539191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4">
                <text:p>27.4</text:p>
              </table:table-cell>
              <table:table-cell office:value-type="float" office:value="29.1317397593595">
                <text:p>29.13173975935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.6">
                <text:p>30.6</text:p>
              </table:table-cell>
              <table:table-cell office:value-type="float" office:value="32.559117427725">
                <text:p>32.559117427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6">
                <text:p>30.6</text:p>
              </table:table-cell>
              <table:table-cell office:value-type="float" office:value="32.3052614675413">
                <text:p>32.3052614675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.1">
                <text:p>31.1</text:p>
              </table:table-cell>
              <table:table-cell office:value-type="float" office:value="33.2049904884298">
                <text:p>33.2049904884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.1">
                <text:p>31.1</text:p>
              </table:table-cell>
              <table:table-cell office:value-type="float" office:value="32.9446832170125">
                <text:p>32.9446832170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2">
                <text:p>32.2</text:p>
              </table:table-cell>
              <table:table-cell office:value-type="float" office:value="34.2394409566409">
                <text:p>34.2394409566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2">
                <text:p>32.2</text:p>
              </table:table-cell>
              <table:table-cell office:value-type="float" office:value="34.0697417889873">
                <text:p>34.06974178898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8">
                <text:p>37.8</text:p>
              </table:table-cell>
              <table:table-cell office:value-type="float" office:value="38.3691166608724">
                <text:p>38.36911666087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8">
                <text:p>37.8</text:p>
              </table:table-cell>
              <table:table-cell office:value-type="float" office:value="37.9720930310353">
                <text:p>37.97209303103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9.6826102201403">
                <text:p>39.68261022014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.5985132165691">
                <text:p>39.59851321656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0.4088101011494">
                <text:p>40.40881010114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0.3222981896807">
                <text:p>40.32229818968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2.2965336869711">
                <text:p>42.29653368697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.3432201374186">
                <text:p>42.34322013741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4.7932239770101">
                <text:p>44.79322397701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4.5374025874644">
                <text:p>44.53740258746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6.0040820638031">
                <text:p>46.00408206380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.0040820638031">
                <text:p>46.0040820638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7.5598973260475">
                <text:p>47.5598973260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7.5026738086055">
                <text:p>47.5026738086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9.3389117891892">
                <text:p>49.33891178918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9.4003944149953">
                <text:p>49.40039441499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.1847236684768">
                <text:p>51.18472366847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0.9874890318109">
                <text:p>50.98748903181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3.1739906053729">
                <text:p>53.17399060537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3.317049723277">
                <text:p>53.3170497232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5.1761757310923">
                <text:p>55.17617573109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.60141054978">
                <text:p>57.601410549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.9">
                <text:p>57.9</text:p>
              </table:table-cell>
              <table:table-cell office:value-type="float" office:value="55.7218663176216">
                <text:p>55.7218663176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.9">
                <text:p>57.9</text:p>
              </table:table-cell>
              <table:table-cell office:value-type="float" office:value="58.9953606489874">
                <text:p>58.9953606489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5">
                <text:p>60.5</text:p>
              </table:table-cell>
              <table:table-cell office:value-type="float" office:value="58.1152908746497">
                <text:p>58.1152908746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.5">
                <text:p>60.5</text:p>
              </table:table-cell>
              <table:table-cell office:value-type="float" office:value="61.1422374142184">
                <text:p>61.1422374142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.3">
                <text:p>62.3</text:p>
              </table:table-cell>
              <table:table-cell office:value-type="float" office:value="59.3560357757314">
                <text:p>59.3560357757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.3">
                <text:p>62.3</text:p>
              </table:table-cell>
              <table:table-cell office:value-type="float" office:value="63.0624371951355">
                <text:p>63.0624371951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.3">
                <text:p>65.3</text:p>
              </table:table-cell>
              <table:table-cell office:value-type="float" office:value="67.0273496817553">
                <text:p>67.02734968175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.7">
                <text:p>65.7</text:p>
              </table:table-cell>
              <table:table-cell office:value-type="float" office:value="62.6460457162187">
                <text:p>62.64604571621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.7">
                <text:p>65.7</text:p>
              </table:table-cell>
              <table:table-cell office:value-type="float" office:value="65.8305192404463">
                <text:p>65.83051924044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3.8078227281005">
                <text:p>63.8078227281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66.4219430149958">
                <text:p>66.42194301499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